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2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6" style:family="table-cell" style:parent-style-name="Pivot_20_Table_20_Value">
      <style:table-cell-properties fo:border-bottom="none" fo:border-left="0.99pt solid #000000" fo:border-right="none" fo:border-top="none"/>
    </style:style>
    <style:style style:name="ce17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onthly total – TSA Screen</text:p>
          </table:table-cell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office:value-type="float" office:value="59357493" calcext:value-type="float">
            <text:p>59,357,493</text:p>
          </table:table-cell>
        </table:table-row>
        <table:table-row table:style-name="ro1">
          <table:table-cell office:value-type="date" office:date-value="2019-02-01" calcext:value-type="date">
            <text:p>01/02/19</text:p>
          </table:table-cell>
          <table:table-cell office:value-type="float" office:value="57525435" calcext:value-type="float">
            <text:p>57,525,435</text:p>
          </table:table-cell>
        </table:table-row>
        <table:table-row table:style-name="ro1">
          <table:table-cell office:value-type="date" office:date-value="2019-03-01" calcext:value-type="date">
            <text:p>01/03/19</text:p>
          </table:table-cell>
          <table:table-cell office:value-type="float" office:value="72683832" calcext:value-type="float">
            <text:p>72,683,832</text:p>
          </table:table-cell>
        </table:table-row>
        <table:table-row table:style-name="ro1">
          <table:table-cell office:value-type="date" office:date-value="2019-04-01" calcext:value-type="date">
            <text:p>01/04/19</text:p>
          </table:table-cell>
          <table:table-cell office:value-type="float" office:value="70075772" calcext:value-type="float">
            <text:p>70,075,772</text:p>
          </table:table-cell>
        </table:table-row>
        <table:table-row table:style-name="ro1">
          <table:table-cell office:value-type="date" office:date-value="2019-05-01" calcext:value-type="date">
            <text:p>01/05/19</text:p>
          </table:table-cell>
          <table:table-cell office:value-type="float" office:value="74731369" calcext:value-type="float">
            <text:p>74,731,369</text:p>
          </table:table-cell>
        </table:table-row>
        <table:table-row table:style-name="ro1">
          <table:table-cell office:value-type="date" office:date-value="2019-06-01" calcext:value-type="date">
            <text:p>01/06/19</text:p>
          </table:table-cell>
          <table:table-cell office:value-type="float" office:value="76510126" calcext:value-type="float">
            <text:p>76,510,126</text:p>
          </table:table-cell>
        </table:table-row>
        <table:table-row table:style-name="ro1">
          <table:table-cell office:value-type="date" office:date-value="2019-07-01" calcext:value-type="date">
            <text:p>01/07/19</text:p>
          </table:table-cell>
          <table:table-cell office:value-type="float" office:value="77243286" calcext:value-type="float">
            <text:p>77,243,286</text:p>
          </table:table-cell>
        </table:table-row>
        <table:table-row table:style-name="ro1">
          <table:table-cell office:value-type="date" office:date-value="2019-08-01" calcext:value-type="date">
            <text:p>01/08/19</text:p>
          </table:table-cell>
          <table:table-cell office:value-type="float" office:value="74445793" calcext:value-type="float">
            <text:p>74,445,793</text:p>
          </table:table-cell>
        </table:table-row>
        <table:table-row table:style-name="ro1">
          <table:table-cell office:value-type="date" office:date-value="2019-09-01" calcext:value-type="date">
            <text:p>01/09/19</text:p>
          </table:table-cell>
          <table:table-cell office:value-type="float" office:value="66941195" calcext:value-type="float">
            <text:p>66,941,195</text:p>
          </table:table-cell>
        </table:table-row>
        <table:table-row table:style-name="ro1">
          <table:table-cell office:value-type="date" office:date-value="2019-10-01" calcext:value-type="date">
            <text:p>01/10/19</text:p>
          </table:table-cell>
          <table:table-cell office:value-type="float" office:value="72108333" calcext:value-type="float">
            <text:p>72,108,333</text:p>
          </table:table-cell>
        </table:table-row>
        <table:table-row table:style-name="ro1">
          <table:table-cell office:value-type="date" office:date-value="2019-11-01" calcext:value-type="date">
            <text:p>01/11/19</text:p>
          </table:table-cell>
          <table:table-cell office:value-type="float" office:value="68608532" calcext:value-type="float">
            <text:p>68,608,532</text:p>
          </table:table-cell>
        </table:table-row>
        <table:table-row table:style-name="ro1">
          <table:table-cell office:value-type="date" office:date-value="2019-12-01" calcext:value-type="date">
            <text:p>01/12/19</text:p>
          </table:table-cell>
          <table:table-cell office:value-type="float" office:value="70250692" calcext:value-type="float">
            <text:p>70,250,692</text:p>
          </table:table-cell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office:value-type="float" office:value="61673279" calcext:value-type="float">
            <text:p>61,673,279</text:p>
          </table:table-cell>
        </table:table-row>
        <table:table-row table:style-name="ro1">
          <table:table-cell office:value-type="date" office:date-value="2020-02-01" calcext:value-type="date">
            <text:p>01/02/20</text:p>
          </table:table-cell>
          <table:table-cell office:value-type="float" office:value="60463775" calcext:value-type="float">
            <text:p>60,463,775</text:p>
          </table:table-cell>
        </table:table-row>
        <table:table-row table:style-name="ro1">
          <table:table-cell office:value-type="date" office:date-value="2020-03-01" calcext:value-type="date">
            <text:p>01/03/20</text:p>
          </table:table-cell>
          <table:table-cell office:value-type="float" office:value="31029383" calcext:value-type="float">
            <text:p>31,029,383</text:p>
          </table:table-cell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3332788" calcext:value-type="float">
            <text:p>3,332,788</text:p>
          </table:table-cell>
        </table:table-row>
        <table:table-row table:style-name="ro1">
          <table:table-cell office:value-type="date" office:date-value="2020-05-01" calcext:value-type="date">
            <text:p>01/05/20</text:p>
          </table:table-cell>
          <table:table-cell office:value-type="float" office:value="7481008" calcext:value-type="float">
            <text:p>7,481,008</text:p>
          </table:table-cell>
        </table:table-row>
        <table:table-row table:style-name="ro1">
          <table:table-cell office:value-type="date" office:date-value="2020-06-01" calcext:value-type="date">
            <text:p>01/06/20</text:p>
          </table:table-cell>
          <table:table-cell office:value-type="float" office:value="15252076" calcext:value-type="float">
            <text:p>15,252,076</text:p>
          </table:table-cell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office:value-type="float" office:value="20058537" calcext:value-type="float">
            <text:p>20,058,537</text:p>
          </table:table-cell>
        </table:table-row>
        <table:table-row table:style-name="ro1">
          <table:table-cell office:value-type="date" office:date-value="2020-08-01" calcext:value-type="date">
            <text:p>01/08/20</text:p>
          </table:table-cell>
          <table:table-cell office:value-type="float" office:value="21515106" calcext:value-type="float">
            <text:p>21,515,106</text:p>
          </table:table-cell>
        </table:table-row>
        <table:table-row table:style-name="ro1">
          <table:table-cell office:value-type="date" office:date-value="2020-09-01" calcext:value-type="date">
            <text:p>01/09/20</text:p>
          </table:table-cell>
          <table:table-cell office:value-type="float" office:value="21828103" calcext:value-type="float">
            <text:p>21,828,103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25716680" calcext:value-type="float">
            <text:p>25,716,680</text:p>
          </table:table-cell>
        </table:table-row>
        <table:table-row table:style-name="ro1">
          <table:table-cell office:value-type="date" office:date-value="2020-11-01" calcext:value-type="date">
            <text:p>01/11/20</text:p>
          </table:table-cell>
          <table:table-cell office:value-type="float" office:value="25357178" calcext:value-type="float">
            <text:p>25,357,178</text:p>
          </table:table-cell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float" office:value="26417472" calcext:value-type="float">
            <text:p>26,417,472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23421229" calcext:value-type="float">
            <text:p>23,421,229</text:p>
          </table:table-cell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float" office:value="24867048" calcext:value-type="float">
            <text:p>24,867,048</text:p>
          </table:table-cell>
        </table:table-row>
        <table:table-row table:style-name="ro1">
          <table:table-cell office:value-type="date" office:date-value="2021-03-01" calcext:value-type="date">
            <text:p>01/03/21</text:p>
          </table:table-cell>
          <table:table-cell office:value-type="float" office:value="38562607" calcext:value-type="float">
            <text:p>38,562,607</text:p>
          </table:table-cell>
        </table:table-row>
        <table:table-row table:style-name="ro1">
          <table:table-cell office:value-type="date" office:date-value="2021-04-01" calcext:value-type="date">
            <text:p>01/04/21</text:p>
          </table:table-cell>
          <table:table-cell office:value-type="float" office:value="41599455" calcext:value-type="float">
            <text:p>41,599,455</text:p>
          </table:table-cell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float" office:value="50231199" calcext:value-type="float">
            <text:p>50,231,199</text:p>
          </table:table-cell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float" office:value="57177210" calcext:value-type="float">
            <text:p>57,177,210</text:p>
          </table:table-cell>
        </table:table-row>
        <table:table-row table:style-name="ro1">
          <table:table-cell office:value-type="date" office:date-value="2021-07-01" calcext:value-type="date">
            <text:p>01/07/21</text:p>
          </table:table-cell>
          <table:table-cell office:value-type="float" office:value="61040927" calcext:value-type="float">
            <text:p>61,040,927</text:p>
          </table:table-cell>
        </table:table-row>
        <table:table-row table:style-name="ro1">
          <table:table-cell office:value-type="date" office:date-value="2021-08-01" calcext:value-type="date">
            <text:p>01/08/21</text:p>
          </table:table-cell>
          <table:table-cell office:value-type="float" office:value="57484123" calcext:value-type="float">
            <text:p>57,484,123</text:p>
          </table:table-cell>
        </table:table-row>
        <table:table-row table:style-name="ro1">
          <table:table-cell office:value-type="date" office:date-value="2021-09-01" calcext:value-type="date">
            <text:p>01/09/21</text:p>
          </table:table-cell>
          <table:table-cell office:value-type="float" office:value="51089715" calcext:value-type="float">
            <text:p>51,089,715</text:p>
          </table:table-cell>
        </table:table-row>
        <table:table-row table:style-name="ro1">
          <table:table-cell office:value-type="date" office:date-value="2021-10-01" calcext:value-type="date">
            <text:p>01/10/21</text:p>
          </table:table-cell>
          <table:table-cell office:value-type="float" office:value="57162404" calcext:value-type="float">
            <text:p>57,162,404</text:p>
          </table:table-cell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float" office:value="57644161" calcext:value-type="float">
            <text:p>57,644,161</text:p>
          </table:table-cell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office:value-type="float" office:value="58863955" calcext:value-type="float">
            <text:p>58,863,955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6000046" calcext:value-type="float">
            <text:p>46,000,046</text:p>
          </table:table-cell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float" office:value="48528013" calcext:value-type="float">
            <text:p>48,528,013</text:p>
          </table:table-cell>
        </table:table-row>
        <table:table-row table:style-name="ro1">
          <table:table-cell office:value-type="date" office:date-value="2022-03-01" calcext:value-type="date">
            <text:p>01/03/22</text:p>
          </table:table-cell>
          <table:table-cell office:value-type="float" office:value="63643054" calcext:value-type="float">
            <text:p>63,643,054</text:p>
          </table:table-cell>
        </table:table-row>
        <table:table-row table:style-name="ro1">
          <table:table-cell office:value-type="date" office:date-value="2022-04-01" calcext:value-type="date">
            <text:p>01/04/22</text:p>
          </table:table-cell>
          <table:table-cell office:value-type="float" office:value="63436314" calcext:value-type="float">
            <text:p>63,436,314</text:p>
          </table:table-cell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float" office:value="67182736" calcext:value-type="float">
            <text:p>67,182,736</text:p>
          </table:table-cell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float" office:value="68163881" calcext:value-type="float">
            <text:p>68,163,881</text:p>
          </table:table-cell>
        </table:table-row>
        <table:table-row table:style-name="ro1">
          <table:table-cell office:value-type="date" office:date-value="2022-07-01" calcext:value-type="date">
            <text:p>01/07/22</text:p>
          </table:table-cell>
          <table:table-cell table:style-name="Default"/>
        </table:table-row>
        <table:table-row table:style-name="ro1">
          <table:table-cell office:value-type="date" office:date-value="2022-08-01" calcext:value-type="date">
            <text:p>01/08/22</text:p>
          </table:table-cell>
          <table:table-cell table:style-name="Default"/>
        </table:table-row>
        <table:table-row table:style-name="ro1">
          <table:table-cell office:value-type="date" office:date-value="2022-09-01" calcext:value-type="date">
            <text:p>01/09/22</text:p>
          </table:table-cell>
          <table:table-cell table:style-name="Default"/>
        </table:table-row>
        <table:table-row table:style-name="ro1">
          <table:table-cell office:value-type="date" office:date-value="2022-10-01" calcext:value-type="date">
            <text:p>01/10/22</text:p>
          </table:table-cell>
          <table:table-cell table:style-name="Default"/>
        </table:table-row>
        <table:table-row table:style-name="ro1">
          <table:table-cell office:value-type="date" office:date-value="2022-11-01" calcext:value-type="date">
            <text:p>01/11/22</text:p>
          </table:table-cell>
          <table:table-cell table:style-name="Default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table:style-name="Default"/>
        </table:table-row>
      </table:table>
      <table:table table:name="Sheet1" table:style-name="ta1">
        <table:table-column table:style-name="co1" table:default-cell-style-name="ce4"/>
        <table:table-column table:style-name="co1" table:number-columns-repeated="4" table:default-cell-style-name="ce5"/>
        <table:table-column table:style-name="co1" table:default-cell-style-name="Default"/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float" office:value="2022" calcext:value-type="float">
            <text:p>2022</text:p>
          </table:table-cell>
          <table:table-cell table:style-name="ce3" office:value-type="float" office:value="2021" calcext:value-type="float">
            <text:p>2021</text:p>
          </table:table-cell>
          <table:table-cell table:style-name="ce3" office:value-type="float" office:value="2020" calcext:value-type="float">
            <text:p>2020</text:p>
          </table:table-cell>
          <table:table-cell table:style-name="ce3" office:value-type="float" office:value="2019" calcext:value-type="float">
            <text:p>2019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1616316" calcext:value-type="float">
            <text:p>1616316</text:p>
          </table:table-cell>
          <table:table-cell office:value-type="float" office:value="1192881" calcext:value-type="float">
            <text:p>1192881</text:p>
          </table:table-cell>
          <table:table-cell office:value-type="float" office:value="2178656" calcext:value-type="float">
            <text:p>2178656</text:p>
          </table:table-cell>
          <table:table-cell office:value-type="float" office:value="2345103" calcext:value-type="float">
            <text:p>2345103</text:p>
          </table:table-cell>
          <table:table-cell table:formula="of:=MONTH([.A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2" calcext:value-type="date">
            <text:p>02/01/22</text:p>
          </table:table-cell>
          <table:table-cell office:value-type="float" office:value="2023309" calcext:value-type="float">
            <text:p>2023309</text:p>
          </table:table-cell>
          <table:table-cell office:value-type="float" office:value="1327289" calcext:value-type="float">
            <text:p>1327289</text:p>
          </table:table-cell>
          <table:table-cell office:value-type="float" office:value="2422272" calcext:value-type="float">
            <text:p>2422272</text:p>
          </table:table-cell>
          <table:table-cell office:value-type="float" office:value="2202111" calcext:value-type="float">
            <text:p>2202111</text:p>
          </table:table-cell>
          <table:table-cell table:formula="of:=MONTH([.A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3" calcext:value-type="date">
            <text:p>03/01/22</text:p>
          </table:table-cell>
          <table:table-cell office:value-type="float" office:value="1916499" calcext:value-type="float">
            <text:p>1916499</text:p>
          </table:table-cell>
          <table:table-cell office:value-type="float" office:value="1080346" calcext:value-type="float">
            <text:p>1080346</text:p>
          </table:table-cell>
          <table:table-cell office:value-type="float" office:value="2210542" calcext:value-type="float">
            <text:p>2210542</text:p>
          </table:table-cell>
          <table:table-cell office:value-type="float" office:value="2150571" calcext:value-type="float">
            <text:p>2150571</text:p>
          </table:table-cell>
          <table:table-cell table:formula="of:=MONTH([.A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4" calcext:value-type="date">
            <text:p>04/01/22</text:p>
          </table:table-cell>
          <table:table-cell office:value-type="float" office:value="1666715" calcext:value-type="float">
            <text:p>1666715</text:p>
          </table:table-cell>
          <table:table-cell office:value-type="float" office:value="766594" calcext:value-type="float">
            <text:p>766594</text:p>
          </table:table-cell>
          <table:table-cell office:value-type="float" office:value="1806480" calcext:value-type="float">
            <text:p>1806480</text:p>
          </table:table-cell>
          <table:table-cell office:value-type="float" office:value="1975947" calcext:value-type="float">
            <text:p>1975947</text:p>
          </table:table-cell>
          <table:table-cell table:formula="of:=MONTH([.A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5" calcext:value-type="date">
            <text:p>05/01/22</text:p>
          </table:table-cell>
          <table:table-cell office:value-type="float" office:value="1493235" calcext:value-type="float">
            <text:p>1493235</text:p>
          </table:table-cell>
          <table:table-cell office:value-type="float" office:value="665855" calcext:value-type="float">
            <text:p>665855</text:p>
          </table:table-cell>
          <table:table-cell office:value-type="float" office:value="1815040" calcext:value-type="float">
            <text:p>1815040</text:p>
          </table:table-cell>
          <table:table-cell office:value-type="float" office:value="2229391" calcext:value-type="float">
            <text:p>2229391</text:p>
          </table:table-cell>
          <table:table-cell table:formula="of:=MONTH([.A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6" calcext:value-type="date">
            <text:p>06/01/22</text:p>
          </table:table-cell>
          <table:table-cell office:value-type="float" office:value="1533544" calcext:value-type="float">
            <text:p>1533544</text:p>
          </table:table-cell>
          <table:table-cell office:value-type="float" office:value="771734" calcext:value-type="float">
            <text:p>771734</text:p>
          </table:table-cell>
          <table:table-cell office:value-type="float" office:value="2034472" calcext:value-type="float">
            <text:p>2034472</text:p>
          </table:table-cell>
          <table:table-cell office:value-type="float" office:value="2044043" calcext:value-type="float">
            <text:p>2044043</text:p>
          </table:table-cell>
          <table:table-cell table:formula="of:=MONTH([.A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7" calcext:value-type="date">
            <text:p>07/01/22</text:p>
          </table:table-cell>
          <table:table-cell office:value-type="float" office:value="1502714" calcext:value-type="float">
            <text:p>1502714</text:p>
          </table:table-cell>
          <table:table-cell office:value-type="float" office:value="772471" calcext:value-type="float">
            <text:p>772471</text:p>
          </table:table-cell>
          <table:table-cell office:value-type="float" office:value="2072543" calcext:value-type="float">
            <text:p>2072543</text:p>
          </table:table-cell>
          <table:table-cell office:value-type="float" office:value="1733739" calcext:value-type="float">
            <text:p>1733739</text:p>
          </table:table-cell>
          <table:table-cell table:formula="of:=MONTH([.A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8" calcext:value-type="date">
            <text:p>08/01/22</text:p>
          </table:table-cell>
          <table:table-cell office:value-type="float" office:value="1449698" calcext:value-type="float">
            <text:p>1449698</text:p>
          </table:table-cell>
          <table:table-cell office:value-type="float" office:value="709444" calcext:value-type="float">
            <text:p>709444</text:p>
          </table:table-cell>
          <table:table-cell office:value-type="float" office:value="1687974" calcext:value-type="float">
            <text:p>1687974</text:p>
          </table:table-cell>
          <table:table-cell office:value-type="float" office:value="1739642" calcext:value-type="float">
            <text:p>1739642</text:p>
          </table:table-cell>
          <table:table-cell table:formula="of:=MONTH([.A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9" calcext:value-type="date">
            <text:p>09/01/22</text:p>
          </table:table-cell>
          <table:table-cell office:value-type="float" office:value="1693518" calcext:value-type="float">
            <text:p>1693518</text:p>
          </table:table-cell>
          <table:table-cell office:value-type="float" office:value="886536" calcext:value-type="float">
            <text:p>886536</text:p>
          </table:table-cell>
          <table:table-cell office:value-type="float" office:value="2183734" calcext:value-type="float">
            <text:p>2183734</text:p>
          </table:table-cell>
          <table:table-cell office:value-type="float" office:value="1955200" calcext:value-type="float">
            <text:p>1955200</text:p>
          </table:table-cell>
          <table:table-cell table:formula="of:=MONTH([.A1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0" calcext:value-type="date">
            <text:p>10/01/22</text:p>
          </table:table-cell>
          <table:table-cell office:value-type="float" office:value="1449550" calcext:value-type="float">
            <text:p>1449550</text:p>
          </table:table-cell>
          <table:table-cell office:value-type="float" office:value="708177" calcext:value-type="float">
            <text:p>708177</text:p>
          </table:table-cell>
          <table:table-cell office:value-type="float" office:value="1992453" calcext:value-type="float">
            <text:p>1992453</text:p>
          </table:table-cell>
          <table:table-cell office:value-type="float" office:value="1959788" calcext:value-type="float">
            <text:p>1959788</text:p>
          </table:table-cell>
          <table:table-cell table:formula="of:=MONTH([.A1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1" calcext:value-type="date">
            <text:p>11/01/22</text:p>
          </table:table-cell>
          <table:table-cell office:value-type="float" office:value="1125952" calcext:value-type="float">
            <text:p>1125952</text:p>
          </table:table-cell>
          <table:table-cell office:value-type="float" office:value="520117" calcext:value-type="float">
            <text:p>520117</text:p>
          </table:table-cell>
          <table:table-cell office:value-type="float" office:value="1691205" calcext:value-type="float">
            <text:p>1691205</text:p>
          </table:table-cell>
          <table:table-cell office:value-type="float" office:value="1604862" calcext:value-type="float">
            <text:p>1604862</text:p>
          </table:table-cell>
          <table:table-cell table:formula="of:=MONTH([.A1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2" calcext:value-type="date">
            <text:p>12/01/22</text:p>
          </table:table-cell>
          <table:table-cell office:value-type="float" office:value="1231419" calcext:value-type="float">
            <text:p>1231419</text:p>
          </table:table-cell>
          <table:table-cell office:value-type="float" office:value="567401" calcext:value-type="float">
            <text:p>567401</text:p>
          </table:table-cell>
          <table:table-cell office:value-type="float" office:value="1876782" calcext:value-type="float">
            <text:p>1876782</text:p>
          </table:table-cell>
          <table:table-cell office:value-type="float" office:value="1970450" calcext:value-type="float">
            <text:p>1970450</text:p>
          </table:table-cell>
          <table:table-cell table:formula="of:=MONTH([.A1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3" calcext:value-type="date">
            <text:p>13/01/22</text:p>
          </table:table-cell>
          <table:table-cell office:value-type="float" office:value="1541835" calcext:value-type="float">
            <text:p>1541835</text:p>
          </table:table-cell>
          <table:table-cell office:value-type="float" office:value="803688" calcext:value-type="float">
            <text:p>803688</text:p>
          </table:table-cell>
          <table:table-cell office:value-type="float" office:value="2242656" calcext:value-type="float">
            <text:p>2242656</text:p>
          </table:table-cell>
          <table:table-cell office:value-type="float" office:value="1886642" calcext:value-type="float">
            <text:p>1886642</text:p>
          </table:table-cell>
          <table:table-cell table:formula="of:=MONTH([.A1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4" calcext:value-type="date">
            <text:p>14/01/22</text:p>
          </table:table-cell>
          <table:table-cell office:value-type="float" office:value="1728383" calcext:value-type="float">
            <text:p>1728383</text:p>
          </table:table-cell>
          <table:table-cell office:value-type="float" office:value="903039" calcext:value-type="float">
            <text:p>903039</text:p>
          </table:table-cell>
          <table:table-cell office:value-type="float" office:value="2347075" calcext:value-type="float">
            <text:p>2347075</text:p>
          </table:table-cell>
          <table:table-cell office:value-type="float" office:value="1605758" calcext:value-type="float">
            <text:p>1605758</text:p>
          </table:table-cell>
          <table:table-cell table:formula="of:=MONTH([.A1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5" calcext:value-type="date">
            <text:p>15/01/22</text:p>
          </table:table-cell>
          <table:table-cell office:value-type="float" office:value="1403734" calcext:value-type="float">
            <text:p>1403734</text:p>
          </table:table-cell>
          <table:table-cell office:value-type="float" office:value="690438" calcext:value-type="float">
            <text:p>690438</text:p>
          </table:table-cell>
          <table:table-cell office:value-type="float" office:value="1781893" calcext:value-type="float">
            <text:p>1781893</text:p>
          </table:table-cell>
          <table:table-cell office:value-type="float" office:value="1786012" calcext:value-type="float">
            <text:p>1786012</text:p>
          </table:table-cell>
          <table:table-cell table:formula="of:=MONTH([.A1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6" calcext:value-type="date">
            <text:p>16/01/22</text:p>
          </table:table-cell>
          <table:table-cell office:value-type="float" office:value="1379403" calcext:value-type="float">
            <text:p>1379403</text:p>
          </table:table-cell>
          <table:table-cell office:value-type="float" office:value="810654" calcext:value-type="float">
            <text:p>810654</text:p>
          </table:table-cell>
          <table:table-cell office:value-type="float" office:value="2000260" calcext:value-type="float">
            <text:p>2000260</text:p>
          </table:table-cell>
          <table:table-cell office:value-type="float" office:value="2139242" calcext:value-type="float">
            <text:p>2139242</text:p>
          </table:table-cell>
          <table:table-cell table:formula="of:=MONTH([.A1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7" calcext:value-type="date">
            <text:p>17/01/22</text:p>
          </table:table-cell>
          <table:table-cell office:value-type="float" office:value="1699242" calcext:value-type="float">
            <text:p>1699242</text:p>
          </table:table-cell>
          <table:table-cell office:value-type="float" office:value="878048" calcext:value-type="float">
            <text:p>878048</text:p>
          </table:table-cell>
          <table:table-cell office:value-type="float" office:value="2298616" calcext:value-type="float">
            <text:p>2298616</text:p>
          </table:table-cell>
          <table:table-cell office:value-type="float" office:value="2271398" calcext:value-type="float">
            <text:p>2271398</text:p>
          </table:table-cell>
          <table:table-cell table:formula="of:=MONTH([.A1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8" calcext:value-type="date">
            <text:p>18/01/22</text:p>
          </table:table-cell>
          <table:table-cell office:value-type="float" office:value="1301462" calcext:value-type="float">
            <text:p>1301462</text:p>
          </table:table-cell>
          <table:table-cell office:value-type="float" office:value="560190" calcext:value-type="float">
            <text:p>560190</text:p>
          </table:table-cell>
          <table:table-cell office:value-type="float" office:value="1870459" calcext:value-type="float">
            <text:p>1870459</text:p>
          </table:table-cell>
          <table:table-cell office:value-type="float" office:value="1600698" calcext:value-type="float">
            <text:p>1600698</text:p>
          </table:table-cell>
          <table:table-cell table:formula="of:=MONTH([.A1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9" calcext:value-type="date">
            <text:p>19/01/22</text:p>
          </table:table-cell>
          <table:table-cell office:value-type="float" office:value="1201583" calcext:value-type="float">
            <text:p>1201583</text:p>
          </table:table-cell>
          <table:table-cell office:value-type="float" office:value="542338" calcext:value-type="float">
            <text:p>542338</text:p>
          </table:table-cell>
          <table:table-cell office:value-type="float" office:value="1801444" calcext:value-type="float">
            <text:p>1801444</text:p>
          </table:table-cell>
          <table:table-cell office:value-type="float" office:value="1776235" calcext:value-type="float">
            <text:p>1776235</text:p>
          </table:table-cell>
          <table:table-cell table:formula="of:=MONTH([.A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0" calcext:value-type="date">
            <text:p>20/01/22</text:p>
          </table:table-cell>
          <table:table-cell office:value-type="float" office:value="1471161" calcext:value-type="float">
            <text:p>1471161</text:p>
          </table:table-cell>
          <table:table-cell office:value-type="float" office:value="728978" calcext:value-type="float">
            <text:p>728978</text:p>
          </table:table-cell>
          <table:table-cell office:value-type="float" office:value="2100401" calcext:value-type="float">
            <text:p>2100401</text:p>
          </table:table-cell>
          <table:table-cell office:value-type="float" office:value="2179066" calcext:value-type="float">
            <text:p>2179066</text:p>
          </table:table-cell>
          <table:table-cell table:formula="of:=MONTH([.A2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1" calcext:value-type="date">
            <text:p>21/01/22</text:p>
          </table:table-cell>
          <table:table-cell office:value-type="float" office:value="1514369" calcext:value-type="float">
            <text:p>1514369</text:p>
          </table:table-cell>
          <table:table-cell office:value-type="float" office:value="755028" calcext:value-type="float">
            <text:p>755028</text:p>
          </table:table-cell>
          <table:table-cell office:value-type="float" office:value="2145063" calcext:value-type="float">
            <text:p>2145063</text:p>
          </table:table-cell>
          <table:table-cell office:value-type="float" office:value="1804629" calcext:value-type="float">
            <text:p>1804629</text:p>
          </table:table-cell>
          <table:table-cell table:formula="of:=MONTH([.A2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2" calcext:value-type="date">
            <text:p>22/01/22</text:p>
          </table:table-cell>
          <table:table-cell office:value-type="float" office:value="1241792" calcext:value-type="float">
            <text:p>1241792</text:p>
          </table:table-cell>
          <table:table-cell office:value-type="float" office:value="603527" calcext:value-type="float">
            <text:p>603527</text:p>
          </table:table-cell>
          <table:table-cell office:value-type="float" office:value="1645196" calcext:value-type="float">
            <text:p>1645196</text:p>
          </table:table-cell>
          <table:table-cell office:value-type="float" office:value="1763884" calcext:value-type="float">
            <text:p>1763884</text:p>
          </table:table-cell>
          <table:table-cell table:formula="of:=MONTH([.A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3" calcext:value-type="date">
            <text:p>23/01/22</text:p>
          </table:table-cell>
          <table:table-cell office:value-type="float" office:value="1648529" calcext:value-type="float">
            <text:p>1648529</text:p>
          </table:table-cell>
          <table:table-cell office:value-type="float" office:value="838116" calcext:value-type="float">
            <text:p>838116</text:p>
          </table:table-cell>
          <table:table-cell office:value-type="float" office:value="2136584" calcext:value-type="float">
            <text:p>2136584</text:p>
          </table:table-cell>
          <table:table-cell office:value-type="float" office:value="1991328" calcext:value-type="float">
            <text:p>1991328</text:p>
          </table:table-cell>
          <table:table-cell table:formula="of:=MONTH([.A2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4" calcext:value-type="date">
            <text:p>24/01/22</text:p>
          </table:table-cell>
          <table:table-cell office:value-type="float" office:value="1397281" calcext:value-type="float">
            <text:p>1397281</text:p>
          </table:table-cell>
          <table:table-cell office:value-type="float" office:value="701709" calcext:value-type="float">
            <text:p>701709</text:p>
          </table:table-cell>
          <table:table-cell office:value-type="float" office:value="2004609" calcext:value-type="float">
            <text:p>2004609</text:p>
          </table:table-cell>
          <table:table-cell office:value-type="float" office:value="2052814" calcext:value-type="float">
            <text:p>2052814</text:p>
          </table:table-cell>
          <table:table-cell table:formula="of:=MONTH([.A2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5" calcext:value-type="date">
            <text:p>25/01/22</text:p>
          </table:table-cell>
          <table:table-cell office:value-type="float" office:value="1059741" calcext:value-type="float">
            <text:p>1059741</text:p>
          </table:table-cell>
          <table:table-cell office:value-type="float" office:value="468933" calcext:value-type="float">
            <text:p>468933</text:p>
          </table:table-cell>
          <table:table-cell office:value-type="float" office:value="1643435" calcext:value-type="float">
            <text:p>1643435</text:p>
          </table:table-cell>
          <table:table-cell office:value-type="float" office:value="1571077" calcext:value-type="float">
            <text:p>1571077</text:p>
          </table:table-cell>
          <table:table-cell table:formula="of:=MONTH([.A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6" calcext:value-type="date">
            <text:p>26/01/22</text:p>
          </table:table-cell>
          <table:table-cell office:value-type="float" office:value="1198339" calcext:value-type="float">
            <text:p>1198339</text:p>
          </table:table-cell>
          <table:table-cell office:value-type="float" office:value="536935" calcext:value-type="float">
            <text:p>536935</text:p>
          </table:table-cell>
          <table:table-cell office:value-type="float" office:value="1777171" calcext:value-type="float">
            <text:p>1777171</text:p>
          </table:table-cell>
          <table:table-cell office:value-type="float" office:value="2010374" calcext:value-type="float">
            <text:p>2010374</text:p>
          </table:table-cell>
          <table:table-cell table:formula="of:=MONTH([.A2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7" calcext:value-type="date">
            <text:p>27/01/22</text:p>
          </table:table-cell>
          <table:table-cell office:value-type="float" office:value="1555773" calcext:value-type="float">
            <text:p>1555773</text:p>
          </table:table-cell>
          <table:table-cell office:value-type="float" office:value="750558" calcext:value-type="float">
            <text:p>750558</text:p>
          </table:table-cell>
          <table:table-cell office:value-type="float" office:value="2085468" calcext:value-type="float">
            <text:p>2085468</text:p>
          </table:table-cell>
          <table:table-cell office:value-type="float" office:value="1862420" calcext:value-type="float">
            <text:p>1862420</text:p>
          </table:table-cell>
          <table:table-cell table:formula="of:=MONTH([.A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8" calcext:value-type="date">
            <text:p>28/01/22</text:p>
          </table:table-cell>
          <table:table-cell office:value-type="float" office:value="1632406" calcext:value-type="float">
            <text:p>1632406</text:p>
          </table:table-cell>
          <table:table-cell office:value-type="float" office:value="774688" calcext:value-type="float">
            <text:p>774688</text:p>
          </table:table-cell>
          <table:table-cell office:value-type="float" office:value="2159047" calcext:value-type="float">
            <text:p>2159047</text:p>
          </table:table-cell>
          <table:table-cell office:value-type="float" office:value="1534386" calcext:value-type="float">
            <text:p>1534386</text:p>
          </table:table-cell>
          <table:table-cell table:formula="of:=MONTH([.A2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9" calcext:value-type="date">
            <text:p>29/01/22</text:p>
          </table:table-cell>
          <table:table-cell office:value-type="float" office:value="1070691" calcext:value-type="float">
            <text:p>1070691</text:p>
          </table:table-cell>
          <table:table-cell office:value-type="float" office:value="617489" calcext:value-type="float">
            <text:p>617489</text:p>
          </table:table-cell>
          <table:table-cell office:value-type="float" office:value="1658886" calcext:value-type="float">
            <text:p>1658886</text:p>
          </table:table-cell>
          <table:table-cell office:value-type="float" office:value="1593697" calcext:value-type="float">
            <text:p>1593697</text:p>
          </table:table-cell>
          <table:table-cell table:formula="of:=MONTH([.A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30" calcext:value-type="date">
            <text:p>30/01/22</text:p>
          </table:table-cell>
          <table:table-cell office:value-type="float" office:value="1714280" calcext:value-type="float">
            <text:p>1714280</text:p>
          </table:table-cell>
          <table:table-cell office:value-type="float" office:value="859039" calcext:value-type="float">
            <text:p>859039</text:p>
          </table:table-cell>
          <table:table-cell office:value-type="float" office:value="1948138" calcext:value-type="float">
            <text:p>1948138</text:p>
          </table:table-cell>
          <table:table-cell office:value-type="float" office:value="1938817" calcext:value-type="float">
            <text:p>1938817</text:p>
          </table:table-cell>
          <table:table-cell table:formula="of:=MONTH([.A3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31" calcext:value-type="date">
            <text:p>31/01/22</text:p>
          </table:table-cell>
          <table:table-cell office:value-type="float" office:value="1537573" calcext:value-type="float">
            <text:p>1537573</text:p>
          </table:table-cell>
          <table:table-cell office:value-type="float" office:value="628989" calcext:value-type="float">
            <text:p>628989</text:p>
          </table:table-cell>
          <table:table-cell office:value-type="float" office:value="2054725" calcext:value-type="float">
            <text:p>2054725</text:p>
          </table:table-cell>
          <table:table-cell office:value-type="float" office:value="2078169" calcext:value-type="float">
            <text:p>2078169</text:p>
          </table:table-cell>
          <table:table-cell table:formula="of:=MONTH([.A3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office:value-type="float" office:value="1200580" calcext:value-type="float">
            <text:p>1200580</text:p>
          </table:table-cell>
          <table:table-cell office:value-type="float" office:value="493338" calcext:value-type="float">
            <text:p>493338</text:p>
          </table:table-cell>
          <table:table-cell office:value-type="float" office:value="1677798" calcext:value-type="float">
            <text:p>1677798</text:p>
          </table:table-cell>
          <table:table-cell office:value-type="float" office:value="1591591" calcext:value-type="float">
            <text:p>1591591</text:p>
          </table:table-cell>
          <table:table-cell table:formula="of:=MONTH([.A3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1192973" calcext:value-type="float">
            <text:p>1192973</text:p>
          </table:table-cell>
          <table:table-cell office:value-type="float" office:value="618615" calcext:value-type="float">
            <text:p>618615</text:p>
          </table:table-cell>
          <table:table-cell office:value-type="float" office:value="1843877" calcext:value-type="float">
            <text:p>1843877</text:p>
          </table:table-cell>
          <table:table-cell office:value-type="float" office:value="1792677" calcext:value-type="float">
            <text:p>1792677</text:p>
          </table:table-cell>
          <table:table-cell table:formula="of:=MONTH([.A3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3" calcext:value-type="date">
            <text:p>03/02/22</text:p>
          </table:table-cell>
          <table:table-cell office:value-type="float" office:value="1339533" calcext:value-type="float">
            <text:p>1339533</text:p>
          </table:table-cell>
          <table:table-cell office:value-type="float" office:value="778065" calcext:value-type="float">
            <text:p>778065</text:p>
          </table:table-cell>
          <table:table-cell office:value-type="float" office:value="2167857" calcext:value-type="float">
            <text:p>2167857</text:p>
          </table:table-cell>
          <table:table-cell office:value-type="float" office:value="2001482" calcext:value-type="float">
            <text:p>2001482</text:p>
          </table:table-cell>
          <table:table-cell table:formula="of:=MONTH([.A3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4" calcext:value-type="date">
            <text:p>04/02/22</text:p>
          </table:table-cell>
          <table:table-cell office:value-type="float" office:value="1577790" calcext:value-type="float">
            <text:p>1577790</text:p>
          </table:table-cell>
          <table:table-cell office:value-type="float" office:value="868624" calcext:value-type="float">
            <text:p>868624</text:p>
          </table:table-cell>
          <table:table-cell office:value-type="float" office:value="2271551" calcext:value-type="float">
            <text:p>2271551</text:p>
          </table:table-cell>
          <table:table-cell office:value-type="float" office:value="1655868" calcext:value-type="float">
            <text:p>1655868</text:p>
          </table:table-cell>
          <table:table-cell table:formula="of:=MONTH([.A3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5" calcext:value-type="date">
            <text:p>05/02/22</text:p>
          </table:table-cell>
          <table:table-cell office:value-type="float" office:value="1399444" calcext:value-type="float">
            <text:p>1399444</text:p>
          </table:table-cell>
          <table:table-cell office:value-type="float" office:value="705951" calcext:value-type="float">
            <text:p>705951</text:p>
          </table:table-cell>
          <table:table-cell office:value-type="float" office:value="1770241" calcext:value-type="float">
            <text:p>1770241</text:p>
          </table:table-cell>
          <table:table-cell office:value-type="float" office:value="1756152" calcext:value-type="float">
            <text:p>1756152</text:p>
          </table:table-cell>
          <table:table-cell table:formula="of:=MONTH([.A3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6" calcext:value-type="date">
            <text:p>06/02/22</text:p>
          </table:table-cell>
          <table:table-cell office:value-type="float" office:value="1785846" calcext:value-type="float">
            <text:p>1785846</text:p>
          </table:table-cell>
          <table:table-cell office:value-type="float" office:value="854636" calcext:value-type="float">
            <text:p>854636</text:p>
          </table:table-cell>
          <table:table-cell office:value-type="float" office:value="2224826" calcext:value-type="float">
            <text:p>2224826</text:p>
          </table:table-cell>
          <table:table-cell office:value-type="float" office:value="2064640" calcext:value-type="float">
            <text:p>2064640</text:p>
          </table:table-cell>
          <table:table-cell table:formula="of:=MONTH([.A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7" calcext:value-type="date">
            <text:p>07/02/22</text:p>
          </table:table-cell>
          <table:table-cell office:value-type="float" office:value="1591438" calcext:value-type="float">
            <text:p>1591438</text:p>
          </table:table-cell>
          <table:table-cell office:value-type="float" office:value="864783" calcext:value-type="float">
            <text:p>864783</text:p>
          </table:table-cell>
          <table:table-cell office:value-type="float" office:value="2164951" calcext:value-type="float">
            <text:p>2164951</text:p>
          </table:table-cell>
          <table:table-cell office:value-type="float" office:value="2134744" calcext:value-type="float">
            <text:p>2134744</text:p>
          </table:table-cell>
          <table:table-cell table:formula="of:=MONTH([.A3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8" calcext:value-type="date">
            <text:p>08/02/22</text:p>
          </table:table-cell>
          <table:table-cell office:value-type="float" office:value="1232591" calcext:value-type="float">
            <text:p>1232591</text:p>
          </table:table-cell>
          <table:table-cell office:value-type="float" office:value="617619" calcext:value-type="float">
            <text:p>617619</text:p>
          </table:table-cell>
          <table:table-cell office:value-type="float" office:value="1814047" calcext:value-type="float">
            <text:p>1814047</text:p>
          </table:table-cell>
          <table:table-cell office:value-type="float" office:value="1648328" calcext:value-type="float">
            <text:p>1648328</text:p>
          </table:table-cell>
          <table:table-cell table:formula="of:=MONTH([.A4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09" calcext:value-type="date">
            <text:p>09/02/22</text:p>
          </table:table-cell>
          <table:table-cell office:value-type="float" office:value="1386325" calcext:value-type="float">
            <text:p>1386325</text:p>
          </table:table-cell>
          <table:table-cell office:value-type="float" office:value="735009" calcext:value-type="float">
            <text:p>735009</text:p>
          </table:table-cell>
          <table:table-cell office:value-type="float" office:value="2038375" calcext:value-type="float">
            <text:p>2038375</text:p>
          </table:table-cell>
          <table:table-cell office:value-type="float" office:value="2105696" calcext:value-type="float">
            <text:p>2105696</text:p>
          </table:table-cell>
          <table:table-cell table:formula="of:=MONTH([.A4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0" calcext:value-type="date">
            <text:p>10/02/22</text:p>
          </table:table-cell>
          <table:table-cell office:value-type="float" office:value="1782705" calcext:value-type="float">
            <text:p>1782705</text:p>
          </table:table-cell>
          <table:table-cell office:value-type="float" office:value="1034514" calcext:value-type="float">
            <text:p>1034514</text:p>
          </table:table-cell>
          <table:table-cell office:value-type="float" office:value="2415185" calcext:value-type="float">
            <text:p>2415185</text:p>
          </table:table-cell>
          <table:table-cell office:value-type="float" office:value="2055827" calcext:value-type="float">
            <text:p>2055827</text:p>
          </table:table-cell>
          <table:table-cell table:formula="of:=MONTH([.A4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1" calcext:value-type="date">
            <text:p>11/02/22</text:p>
          </table:table-cell>
          <table:table-cell office:value-type="float" office:value="1914374" calcext:value-type="float">
            <text:p>1914374</text:p>
          </table:table-cell>
          <table:table-cell office:value-type="float" office:value="1151420" calcext:value-type="float">
            <text:p>1151420</text:p>
          </table:table-cell>
          <table:table-cell office:value-type="float" office:value="2507588" calcext:value-type="float">
            <text:p>2507588</text:p>
          </table:table-cell>
          <table:table-cell office:value-type="float" office:value="1620239" calcext:value-type="float">
            <text:p>1620239</text:p>
          </table:table-cell>
          <table:table-cell table:formula="of:=MONTH([.A4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2" calcext:value-type="date">
            <text:p>12/02/22</text:p>
          </table:table-cell>
          <table:table-cell office:value-type="float" office:value="1534080" calcext:value-type="float">
            <text:p>1534080</text:p>
          </table:table-cell>
          <table:table-cell office:value-type="float" office:value="900696" calcext:value-type="float">
            <text:p>900696</text:p>
          </table:table-cell>
          <table:table-cell office:value-type="float" office:value="1972248" calcext:value-type="float">
            <text:p>1972248</text:p>
          </table:table-cell>
          <table:table-cell office:value-type="float" office:value="1950385" calcext:value-type="float">
            <text:p>1950385</text:p>
          </table:table-cell>
          <table:table-cell table:formula="of:=MONTH([.A4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3" calcext:value-type="date">
            <text:p>13/02/22</text:p>
          </table:table-cell>
          <table:table-cell office:value-type="float" office:value="1815824" calcext:value-type="float">
            <text:p>1815824</text:p>
          </table:table-cell>
          <table:table-cell office:value-type="float" office:value="946458" calcext:value-type="float">
            <text:p>946458</text:p>
          </table:table-cell>
          <table:table-cell office:value-type="float" office:value="2198657" calcext:value-type="float">
            <text:p>2198657</text:p>
          </table:table-cell>
          <table:table-cell office:value-type="float" office:value="2227730" calcext:value-type="float">
            <text:p>2227730</text:p>
          </table:table-cell>
          <table:table-cell table:formula="of:=MONTH([.A4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4" calcext:value-type="date">
            <text:p>14/02/22</text:p>
          </table:table-cell>
          <table:table-cell office:value-type="float" office:value="1731473" calcext:value-type="float">
            <text:p>1731473</text:p>
          </table:table-cell>
          <table:table-cell office:value-type="float" office:value="967693" calcext:value-type="float">
            <text:p>967693</text:p>
          </table:table-cell>
          <table:table-cell office:value-type="float" office:value="2494922" calcext:value-type="float">
            <text:p>2494922</text:p>
          </table:table-cell>
          <table:table-cell office:value-type="float" office:value="1922613" calcext:value-type="float">
            <text:p>1922613</text:p>
          </table:table-cell>
          <table:table-cell table:formula="of:=MONTH([.A4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5" calcext:value-type="date">
            <text:p>15/02/22</text:p>
          </table:table-cell>
          <table:table-cell office:value-type="float" office:value="1479653" calcext:value-type="float">
            <text:p>1479653</text:p>
          </table:table-cell>
          <table:table-cell office:value-type="float" office:value="738825" calcext:value-type="float">
            <text:p>738825</text:p>
          </table:table-cell>
          <table:table-cell office:value-type="float" office:value="2190300" calcext:value-type="float">
            <text:p>2190300</text:p>
          </table:table-cell>
          <table:table-cell office:value-type="float" office:value="2147045" calcext:value-type="float">
            <text:p>2147045</text:p>
          </table:table-cell>
          <table:table-cell table:formula="of:=MONTH([.A4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6" calcext:value-type="date">
            <text:p>16/02/22</text:p>
          </table:table-cell>
          <table:table-cell office:value-type="float" office:value="1656217" calcext:value-type="float">
            <text:p>1656217</text:p>
          </table:table-cell>
          <table:table-cell office:value-type="float" office:value="773422" calcext:value-type="float">
            <text:p>773422</text:p>
          </table:table-cell>
          <table:table-cell office:value-type="float" office:value="2129862" calcext:value-type="float">
            <text:p>2129862</text:p>
          </table:table-cell>
          <table:table-cell office:value-type="float" office:value="2476445" calcext:value-type="float">
            <text:p>2476445</text:p>
          </table:table-cell>
          <table:table-cell table:formula="of:=MONTH([.A4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7" calcext:value-type="date">
            <text:p>17/02/22</text:p>
          </table:table-cell>
          <table:table-cell office:value-type="float" office:value="1977756" calcext:value-type="float">
            <text:p>1977756</text:p>
          </table:table-cell>
          <table:table-cell office:value-type="float" office:value="914823" calcext:value-type="float">
            <text:p>914823</text:p>
          </table:table-cell>
          <table:table-cell office:value-type="float" office:value="2358511" calcext:value-type="float">
            <text:p>2358511</text:p>
          </table:table-cell>
          <table:table-cell office:value-type="float" office:value="2177690" calcext:value-type="float">
            <text:p>2177690</text:p>
          </table:table-cell>
          <table:table-cell table:formula="of:=MONTH([.A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8" calcext:value-type="date">
            <text:p>18/02/22</text:p>
          </table:table-cell>
          <table:table-cell office:value-type="float" office:value="2241123" calcext:value-type="float">
            <text:p>2241123</text:p>
          </table:table-cell>
          <table:table-cell office:value-type="float" office:value="1059452" calcext:value-type="float">
            <text:p>1059452</text:p>
          </table:table-cell>
          <table:table-cell office:value-type="float" office:value="2429489" calcext:value-type="float">
            <text:p>2429489</text:p>
          </table:table-cell>
          <table:table-cell office:value-type="float" office:value="2022861" calcext:value-type="float">
            <text:p>2022861</text:p>
          </table:table-cell>
          <table:table-cell table:formula="of:=MONTH([.A5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19" calcext:value-type="date">
            <text:p>19/02/22</text:p>
          </table:table-cell>
          <table:table-cell office:value-type="float" office:value="1826392" calcext:value-type="float">
            <text:p>1826392</text:p>
          </table:table-cell>
          <table:table-cell office:value-type="float" office:value="942238" calcext:value-type="float">
            <text:p>942238</text:p>
          </table:table-cell>
          <table:table-cell office:value-type="float" office:value="1951535" calcext:value-type="float">
            <text:p>1951535</text:p>
          </table:table-cell>
          <table:table-cell office:value-type="float" office:value="2351856" calcext:value-type="float">
            <text:p>2351856</text:p>
          </table:table-cell>
          <table:table-cell table:formula="of:=MONTH([.A5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0" calcext:value-type="date">
            <text:p>20/02/22</text:p>
          </table:table-cell>
          <table:table-cell office:value-type="float" office:value="2067788" calcext:value-type="float">
            <text:p>2067788</text:p>
          </table:table-cell>
          <table:table-cell office:value-type="float" office:value="1115479" calcext:value-type="float">
            <text:p>1115479</text:p>
          </table:table-cell>
          <table:table-cell office:value-type="float" office:value="2380359" calcext:value-type="float">
            <text:p>2380359</text:p>
          </table:table-cell>
          <table:table-cell office:value-type="float" office:value="2415570" calcext:value-type="float">
            <text:p>2415570</text:p>
          </table:table-cell>
          <table:table-cell table:formula="of:=MONTH([.A5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1" calcext:value-type="date">
            <text:p>21/02/22</text:p>
          </table:table-cell>
          <table:table-cell office:value-type="float" office:value="2215453" calcext:value-type="float">
            <text:p>2215453</text:p>
          </table:table-cell>
          <table:table-cell office:value-type="float" office:value="963280" calcext:value-type="float">
            <text:p>963280</text:p>
          </table:table-cell>
          <table:table-cell office:value-type="float" office:value="2267382" calcext:value-type="float">
            <text:p>2267382</text:p>
          </table:table-cell>
          <table:table-cell office:value-type="float" office:value="2331841" calcext:value-type="float">
            <text:p>2331841</text:p>
          </table:table-cell>
          <table:table-cell table:formula="of:=MONTH([.A5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2" calcext:value-type="date">
            <text:p>22/02/22</text:p>
          </table:table-cell>
          <table:table-cell office:value-type="float" office:value="1780987" calcext:value-type="float">
            <text:p>1780987</text:p>
          </table:table-cell>
          <table:table-cell office:value-type="float" office:value="714725" calcext:value-type="float">
            <text:p>714725</text:p>
          </table:table-cell>
          <table:table-cell office:value-type="float" office:value="1919803" calcext:value-type="float">
            <text:p>1919803</text:p>
          </table:table-cell>
          <table:table-cell office:value-type="float" office:value="2274217" calcext:value-type="float">
            <text:p>2274217</text:p>
          </table:table-cell>
          <table:table-cell table:formula="of:=MONTH([.A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3" calcext:value-type="date">
            <text:p>23/02/22</text:p>
          </table:table-cell>
          <table:table-cell office:value-type="float" office:value="1752841" calcext:value-type="float">
            <text:p>1752841</text:p>
          </table:table-cell>
          <table:table-cell office:value-type="float" office:value="802230" calcext:value-type="float">
            <text:p>802230</text:p>
          </table:table-cell>
          <table:table-cell office:value-type="float" office:value="2075554" calcext:value-type="float">
            <text:p>2075554</text:p>
          </table:table-cell>
          <table:table-cell office:value-type="float" office:value="2197938" calcext:value-type="float">
            <text:p>2197938</text:p>
          </table:table-cell>
          <table:table-cell table:formula="of:=MONTH([.A5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4" calcext:value-type="date">
            <text:p>24/02/22</text:p>
          </table:table-cell>
          <table:table-cell office:value-type="float" office:value="1980803" calcext:value-type="float">
            <text:p>1980803</text:p>
          </table:table-cell>
          <table:table-cell office:value-type="float" office:value="1051149" calcext:value-type="float">
            <text:p>1051149</text:p>
          </table:table-cell>
          <table:table-cell office:value-type="float" office:value="2364727" calcext:value-type="float">
            <text:p>2364727</text:p>
          </table:table-cell>
          <table:table-cell office:value-type="float" office:value="2160322" calcext:value-type="float">
            <text:p>2160322</text:p>
          </table:table-cell>
          <table:table-cell table:formula="of:=MONTH([.A5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5" calcext:value-type="date">
            <text:p>25/02/22</text:p>
          </table:table-cell>
          <table:table-cell office:value-type="float" office:value="2098325" calcext:value-type="float">
            <text:p>2098325</text:p>
          </table:table-cell>
          <table:table-cell office:value-type="float" office:value="1096348" calcext:value-type="float">
            <text:p>1096348</text:p>
          </table:table-cell>
          <table:table-cell office:value-type="float" office:value="2441643" calcext:value-type="float">
            <text:p>2441643</text:p>
          </table:table-cell>
          <table:table-cell office:value-type="float" office:value="1861286" calcext:value-type="float">
            <text:p>1861286</text:p>
          </table:table-cell>
          <table:table-cell table:formula="of:=MONTH([.A5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6" calcext:value-type="date">
            <text:p>26/02/22</text:p>
          </table:table-cell>
          <table:table-cell office:value-type="float" office:value="1840996" calcext:value-type="float">
            <text:p>1840996</text:p>
          </table:table-cell>
          <table:table-cell office:value-type="float" office:value="917282" calcext:value-type="float">
            <text:p>917282</text:p>
          </table:table-cell>
          <table:table-cell office:value-type="float" office:value="1949696" calcext:value-type="float">
            <text:p>1949696</text:p>
          </table:table-cell>
          <table:table-cell office:value-type="float" office:value="2015079" calcext:value-type="float">
            <text:p>2015079</text:p>
          </table:table-cell>
          <table:table-cell table:formula="of:=MONTH([.A5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7" calcext:value-type="date">
            <text:p>27/02/22</text:p>
          </table:table-cell>
          <table:table-cell office:value-type="float" office:value="2145281" calcext:value-type="float">
            <text:p>2145281</text:p>
          </table:table-cell>
          <table:table-cell office:value-type="float" office:value="1190682" calcext:value-type="float">
            <text:p>1190682</text:p>
          </table:table-cell>
          <table:table-cell office:value-type="float" office:value="2353150" calcext:value-type="float">
            <text:p>2353150</text:p>
          </table:table-cell>
          <table:table-cell office:value-type="float" office:value="2307393" calcext:value-type="float">
            <text:p>2307393</text:p>
          </table:table-cell>
          <table:table-cell table:formula="of:=MONTH([.A5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2-28" calcext:value-type="date">
            <text:p>28/02/22</text:p>
          </table:table-cell>
          <table:table-cell office:value-type="float" office:value="1979422" calcext:value-type="float">
            <text:p>1979422</text:p>
          </table:table-cell>
          <table:table-cell office:value-type="float" office:value="1049692" calcext:value-type="float">
            <text:p>1049692</text:p>
          </table:table-cell>
          <table:table-cell office:value-type="float" office:value="2089641" calcext:value-type="float">
            <text:p>2089641</text:p>
          </table:table-cell>
          <table:table-cell office:value-type="float" office:value="2257920" calcext:value-type="float">
            <text:p>2257920</text:p>
          </table:table-cell>
          <table:table-cell table:formula="of:=MONTH([.A6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3-01" calcext:value-type="date">
            <text:p>01/03/22</text:p>
          </table:table-cell>
          <table:table-cell office:value-type="float" office:value="1635546" calcext:value-type="float">
            <text:p>1635546</text:p>
          </table:table-cell>
          <table:table-cell office:value-type="float" office:value="744812" calcext:value-type="float">
            <text:p>744812</text:p>
          </table:table-cell>
          <table:table-cell office:value-type="float" office:value="1736393" calcext:value-type="float">
            <text:p>1736393</text:p>
          </table:table-cell>
          <table:table-cell office:value-type="float" office:value="1979558" calcext:value-type="float">
            <text:p>1979558</text:p>
          </table:table-cell>
          <table:table-cell table:formula="of:=MONTH([.A6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2" calcext:value-type="date">
            <text:p>02/03/22</text:p>
          </table:table-cell>
          <table:table-cell office:value-type="float" office:value="1738406" calcext:value-type="float">
            <text:p>1738406</text:p>
          </table:table-cell>
          <table:table-cell office:value-type="float" office:value="826924" calcext:value-type="float">
            <text:p>826924</text:p>
          </table:table-cell>
          <table:table-cell office:value-type="float" office:value="1877401" calcext:value-type="float">
            <text:p>1877401</text:p>
          </table:table-cell>
          <table:table-cell office:value-type="float" office:value="2143619" calcext:value-type="float">
            <text:p>2143619</text:p>
          </table:table-cell>
          <table:table-cell table:formula="of:=MONTH([.A6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2038115" calcext:value-type="float">
            <text:p>2038115</text:p>
          </table:table-cell>
          <table:table-cell office:value-type="float" office:value="1107534" calcext:value-type="float">
            <text:p>1107534</text:p>
          </table:table-cell>
          <table:table-cell office:value-type="float" office:value="2130015" calcext:value-type="float">
            <text:p>2130015</text:p>
          </table:table-cell>
          <table:table-cell office:value-type="float" office:value="2402692" calcext:value-type="float">
            <text:p>2402692</text:p>
          </table:table-cell>
          <table:table-cell table:formula="of:=MONTH([.A6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4" calcext:value-type="date">
            <text:p>04/03/22</text:p>
          </table:table-cell>
          <table:table-cell office:value-type="float" office:value="2132807" calcext:value-type="float">
            <text:p>2132807</text:p>
          </table:table-cell>
          <table:table-cell office:value-type="float" office:value="1168734" calcext:value-type="float">
            <text:p>1168734</text:p>
          </table:table-cell>
          <table:table-cell office:value-type="float" office:value="2198517" calcext:value-type="float">
            <text:p>2198517</text:p>
          </table:table-cell>
          <table:table-cell office:value-type="float" office:value="2543689" calcext:value-type="float">
            <text:p>2543689</text:p>
          </table:table-cell>
          <table:table-cell table:formula="of:=MONTH([.A6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5" calcext:value-type="date">
            <text:p>05/03/22</text:p>
          </table:table-cell>
          <table:table-cell office:value-type="float" office:value="1830246" calcext:value-type="float">
            <text:p>1830246</text:p>
          </table:table-cell>
          <table:table-cell office:value-type="float" office:value="992406" calcext:value-type="float">
            <text:p>992406</text:p>
          </table:table-cell>
          <table:table-cell office:value-type="float" office:value="1844811" calcext:value-type="float">
            <text:p>1844811</text:p>
          </table:table-cell>
          <table:table-cell office:value-type="float" office:value="2156262" calcext:value-type="float">
            <text:p>2156262</text:p>
          </table:table-cell>
          <table:table-cell table:formula="of:=MONTH([.A6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6" calcext:value-type="date">
            <text:p>06/03/22</text:p>
          </table:table-cell>
          <table:table-cell office:value-type="float" office:value="2180940" calcext:value-type="float">
            <text:p>2180940</text:p>
          </table:table-cell>
          <table:table-cell office:value-type="float" office:value="1278557" calcext:value-type="float">
            <text:p>1278557</text:p>
          </table:table-cell>
          <table:table-cell office:value-type="float" office:value="2119867" calcext:value-type="float">
            <text:p>2119867</text:p>
          </table:table-cell>
          <table:table-cell office:value-type="float" office:value="2485430" calcext:value-type="float">
            <text:p>2485430</text:p>
          </table:table-cell>
          <table:table-cell table:formula="of:=MONTH([.A6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7" calcext:value-type="date">
            <text:p>07/03/22</text:p>
          </table:table-cell>
          <table:table-cell office:value-type="float" office:value="2017973" calcext:value-type="float">
            <text:p>2017973</text:p>
          </table:table-cell>
          <table:table-cell office:value-type="float" office:value="1119303" calcext:value-type="float">
            <text:p>1119303</text:p>
          </table:table-cell>
          <table:table-cell office:value-type="float" office:value="1909363" calcext:value-type="float">
            <text:p>1909363</text:p>
          </table:table-cell>
          <table:table-cell office:value-type="float" office:value="2378673" calcext:value-type="float">
            <text:p>2378673</text:p>
          </table:table-cell>
          <table:table-cell table:formula="of:=MONTH([.A6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8" calcext:value-type="date">
            <text:p>08/03/22</text:p>
          </table:table-cell>
          <table:table-cell office:value-type="float" office:value="1644052" calcext:value-type="float">
            <text:p>1644052</text:p>
          </table:table-cell>
          <table:table-cell office:value-type="float" office:value="825745" calcext:value-type="float">
            <text:p>825745</text:p>
          </table:table-cell>
          <table:table-cell office:value-type="float" office:value="1617220" calcext:value-type="float">
            <text:p>1617220</text:p>
          </table:table-cell>
          <table:table-cell office:value-type="float" office:value="2122898" calcext:value-type="float">
            <text:p>2122898</text:p>
          </table:table-cell>
          <table:table-cell table:formula="of:=MONTH([.A6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float" office:value="1844208" calcext:value-type="float">
            <text:p>1844208</text:p>
          </table:table-cell>
          <table:table-cell office:value-type="float" office:value="974221" calcext:value-type="float">
            <text:p>974221</text:p>
          </table:table-cell>
          <table:table-cell office:value-type="float" office:value="1702686" calcext:value-type="float">
            <text:p>1702686</text:p>
          </table:table-cell>
          <table:table-cell office:value-type="float" office:value="2187298" calcext:value-type="float">
            <text:p>2187298</text:p>
          </table:table-cell>
          <table:table-cell table:formula="of:=MONTH([.A6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0" calcext:value-type="date">
            <text:p>10/03/22</text:p>
          </table:table-cell>
          <table:table-cell office:value-type="float" office:value="2184044" calcext:value-type="float">
            <text:p>2184044</text:p>
          </table:table-cell>
          <table:table-cell office:value-type="float" office:value="1286894" calcext:value-type="float">
            <text:p>1286894</text:p>
          </table:table-cell>
          <table:table-cell office:value-type="float" office:value="1788456" calcext:value-type="float">
            <text:p>1788456</text:p>
          </table:table-cell>
          <table:table-cell office:value-type="float" office:value="2503924" calcext:value-type="float">
            <text:p>2503924</text:p>
          </table:table-cell>
          <table:table-cell table:formula="of:=MONTH([.A7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1" calcext:value-type="date">
            <text:p>11/03/22</text:p>
          </table:table-cell>
          <table:table-cell office:value-type="float" office:value="2297374" calcext:value-type="float">
            <text:p>2297374</text:p>
          </table:table-cell>
          <table:table-cell office:value-type="float" office:value="1409771" calcext:value-type="float">
            <text:p>1409771</text:p>
          </table:table-cell>
          <table:table-cell office:value-type="float" office:value="1714372" calcext:value-type="float">
            <text:p>1714372</text:p>
          </table:table-cell>
          <table:table-cell office:value-type="float" office:value="2634215" calcext:value-type="float">
            <text:p>2634215</text:p>
          </table:table-cell>
          <table:table-cell table:formula="of:=MONTH([.A7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2" calcext:value-type="date">
            <text:p>12/03/22</text:p>
          </table:table-cell>
          <table:table-cell office:value-type="float" office:value="1990954" calcext:value-type="float">
            <text:p>1990954</text:p>
          </table:table-cell>
          <table:table-cell office:value-type="float" office:value="1227484" calcext:value-type="float">
            <text:p>1227484</text:p>
          </table:table-cell>
          <table:table-cell office:value-type="float" office:value="1485553" calcext:value-type="float">
            <text:p>1485553</text:p>
          </table:table-cell>
          <table:table-cell office:value-type="float" office:value="2274658" calcext:value-type="float">
            <text:p>2274658</text:p>
          </table:table-cell>
          <table:table-cell table:formula="of:=MONTH([.A7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3" calcext:value-type="date">
            <text:p>13/03/22</text:p>
          </table:table-cell>
          <table:table-cell office:value-type="float" office:value="2288800" calcext:value-type="float">
            <text:p>2288800</text:p>
          </table:table-cell>
          <table:table-cell office:value-type="float" office:value="1345284" calcext:value-type="float">
            <text:p>1345284</text:p>
          </table:table-cell>
          <table:table-cell office:value-type="float" office:value="1519192" calcext:value-type="float">
            <text:p>1519192</text:p>
          </table:table-cell>
          <table:table-cell office:value-type="float" office:value="2545742" calcext:value-type="float">
            <text:p>2545742</text:p>
          </table:table-cell>
          <table:table-cell table:formula="of:=MONTH([.A7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float" office:value="2200172" calcext:value-type="float">
            <text:p>2200172</text:p>
          </table:table-cell>
          <table:table-cell office:value-type="float" office:value="1267345" calcext:value-type="float">
            <text:p>1267345</text:p>
          </table:table-cell>
          <table:table-cell office:value-type="float" office:value="1257823" calcext:value-type="float">
            <text:p>1257823</text:p>
          </table:table-cell>
          <table:table-cell office:value-type="float" office:value="2465709" calcext:value-type="float">
            <text:p>2465709</text:p>
          </table:table-cell>
          <table:table-cell table:formula="of:=MONTH([.A7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5" calcext:value-type="date">
            <text:p>15/03/22</text:p>
          </table:table-cell>
          <table:table-cell office:value-type="float" office:value="1858773" calcext:value-type="float">
            <text:p>1858773</text:p>
          </table:table-cell>
          <table:table-cell office:value-type="float" office:value="1092548" calcext:value-type="float">
            <text:p>1092548</text:p>
          </table:table-cell>
          <table:table-cell office:value-type="float" office:value="953699" calcext:value-type="float">
            <text:p>953699</text:p>
          </table:table-cell>
          <table:table-cell office:value-type="float" office:value="2177929" calcext:value-type="float">
            <text:p>2177929</text:p>
          </table:table-cell>
          <table:table-cell table:formula="of:=MONTH([.A7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6" calcext:value-type="date">
            <text:p>16/03/22</text:p>
          </table:table-cell>
          <table:table-cell office:value-type="float" office:value="1993734" calcext:value-type="float">
            <text:p>1993734</text:p>
          </table:table-cell>
          <table:table-cell office:value-type="float" office:value="1146539" calcext:value-type="float">
            <text:p>1146539</text:p>
          </table:table-cell>
          <table:table-cell office:value-type="float" office:value="779631" calcext:value-type="float">
            <text:p>779631</text:p>
          </table:table-cell>
          <table:table-cell office:value-type="float" office:value="2320885" calcext:value-type="float">
            <text:p>2320885</text:p>
          </table:table-cell>
          <table:table-cell table:formula="of:=MONTH([.A7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7" calcext:value-type="date">
            <text:p>17/03/22</text:p>
          </table:table-cell>
          <table:table-cell office:value-type="float" office:value="2221946" calcext:value-type="float">
            <text:p>2221946</text:p>
          </table:table-cell>
          <table:table-cell office:value-type="float" office:value="1413141" calcext:value-type="float">
            <text:p>1413141</text:p>
          </table:table-cell>
          <table:table-cell office:value-type="float" office:value="620883" calcext:value-type="float">
            <text:p>620883</text:p>
          </table:table-cell>
          <table:table-cell office:value-type="float" office:value="2513231" calcext:value-type="float">
            <text:p>2513231</text:p>
          </table:table-cell>
          <table:table-cell table:formula="of:=MONTH([.A7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8" calcext:value-type="date">
            <text:p>18/03/22</text:p>
          </table:table-cell>
          <table:table-cell office:value-type="float" office:value="2308212" calcext:value-type="float">
            <text:p>2308212</text:p>
          </table:table-cell>
          <table:table-cell office:value-type="float" office:value="1477841" calcext:value-type="float">
            <text:p>1477841</text:p>
          </table:table-cell>
          <table:table-cell office:value-type="float" office:value="593167" calcext:value-type="float">
            <text:p>593167</text:p>
          </table:table-cell>
          <table:table-cell office:value-type="float" office:value="2559307" calcext:value-type="float">
            <text:p>2559307</text:p>
          </table:table-cell>
          <table:table-cell table:formula="of:=MONTH([.A7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19" calcext:value-type="date">
            <text:p>19/03/22</text:p>
          </table:table-cell>
          <table:table-cell office:value-type="float" office:value="2099056" calcext:value-type="float">
            <text:p>2099056</text:p>
          </table:table-cell>
          <table:table-cell office:value-type="float" office:value="1373259" calcext:value-type="float">
            <text:p>1373259</text:p>
          </table:table-cell>
          <table:table-cell office:value-type="float" office:value="548132" calcext:value-type="float">
            <text:p>548132</text:p>
          </table:table-cell>
          <table:table-cell office:value-type="float" office:value="2227181" calcext:value-type="float">
            <text:p>2227181</text:p>
          </table:table-cell>
          <table:table-cell table:formula="of:=MONTH([.A7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float" office:value="2366751" calcext:value-type="float">
            <text:p>2366751</text:p>
          </table:table-cell>
          <table:table-cell office:value-type="float" office:value="1543136" calcext:value-type="float">
            <text:p>1543136</text:p>
          </table:table-cell>
          <table:table-cell office:value-type="float" office:value="454516" calcext:value-type="float">
            <text:p>454516</text:p>
          </table:table-cell>
          <table:table-cell office:value-type="float" office:value="2542643" calcext:value-type="float">
            <text:p>2542643</text:p>
          </table:table-cell>
          <table:table-cell table:formula="of:=MONTH([.A8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float" office:value="2158280" calcext:value-type="float">
            <text:p>2158280</text:p>
          </table:table-cell>
          <table:table-cell office:value-type="float" office:value="1360290" calcext:value-type="float">
            <text:p>1360290</text:p>
          </table:table-cell>
          <table:table-cell office:value-type="float" office:value="331431" calcext:value-type="float">
            <text:p>331431</text:p>
          </table:table-cell>
          <table:table-cell office:value-type="float" office:value="2434370" calcext:value-type="float">
            <text:p>2434370</text:p>
          </table:table-cell>
          <table:table-cell table:formula="of:=MONTH([.A8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float" office:value="1856872" calcext:value-type="float">
            <text:p>1856872</text:p>
          </table:table-cell>
          <table:table-cell office:value-type="float" office:value="1076453" calcext:value-type="float">
            <text:p>1076453</text:p>
          </table:table-cell>
          <table:table-cell office:value-type="float" office:value="279018" calcext:value-type="float">
            <text:p>279018</text:p>
          </table:table-cell>
          <table:table-cell office:value-type="float" office:value="2151913" calcext:value-type="float">
            <text:p>2151913</text:p>
          </table:table-cell>
          <table:table-cell table:formula="of:=MONTH([.A8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float" office:value="1962056" calcext:value-type="float">
            <text:p>1962056</text:p>
          </table:table-cell>
          <table:table-cell office:value-type="float" office:value="1164954" calcext:value-type="float">
            <text:p>1164954</text:p>
          </table:table-cell>
          <table:table-cell office:value-type="float" office:value="239234" calcext:value-type="float">
            <text:p>239234</text:p>
          </table:table-cell>
          <table:table-cell office:value-type="float" office:value="2273811" calcext:value-type="float">
            <text:p>2273811</text:p>
          </table:table-cell>
          <table:table-cell table:formula="of:=MONTH([.A8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float" office:value="2234353" calcext:value-type="float">
            <text:p>2234353</text:p>
          </table:table-cell>
          <table:table-cell office:value-type="float" office:value="1444744" calcext:value-type="float">
            <text:p>1444744</text:p>
          </table:table-cell>
          <table:table-cell office:value-type="float" office:value="203858" calcext:value-type="float">
            <text:p>203858</text:p>
          </table:table-cell>
          <table:table-cell office:value-type="float" office:value="2487162" calcext:value-type="float">
            <text:p>2487162</text:p>
          </table:table-cell>
          <table:table-cell table:formula="of:=MONTH([.A8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float" office:value="2290587" calcext:value-type="float">
            <text:p>2290587</text:p>
          </table:table-cell>
          <table:table-cell office:value-type="float" office:value="1535156" calcext:value-type="float">
            <text:p>1535156</text:p>
          </table:table-cell>
          <table:table-cell office:value-type="float" office:value="199644" calcext:value-type="float">
            <text:p>199644</text:p>
          </table:table-cell>
          <table:table-cell office:value-type="float" office:value="2538384" calcext:value-type="float">
            <text:p>2538384</text:p>
          </table:table-cell>
          <table:table-cell table:formula="of:=MONTH([.A8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6" calcext:value-type="date">
            <text:p>26/03/22</text:p>
          </table:table-cell>
          <table:table-cell office:value-type="float" office:value="2009500" calcext:value-type="float">
            <text:p>2009500</text:p>
          </table:table-cell>
          <table:table-cell office:value-type="float" office:value="1408198" calcext:value-type="float">
            <text:p>1408198</text:p>
          </table:table-cell>
          <table:table-cell office:value-type="float" office:value="184027" calcext:value-type="float">
            <text:p>184027</text:p>
          </table:table-cell>
          <table:table-cell office:value-type="float" office:value="2172920" calcext:value-type="float">
            <text:p>2172920</text:p>
          </table:table-cell>
          <table:table-cell table:formula="of:=MONTH([.A8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7" calcext:value-type="date">
            <text:p>27/03/22</text:p>
          </table:table-cell>
          <table:table-cell office:value-type="float" office:value="2307110" calcext:value-type="float">
            <text:p>2307110</text:p>
          </table:table-cell>
          <table:table-cell office:value-type="float" office:value="1574228" calcext:value-type="float">
            <text:p>1574228</text:p>
          </table:table-cell>
          <table:table-cell office:value-type="float" office:value="180002" calcext:value-type="float">
            <text:p>180002</text:p>
          </table:table-cell>
          <table:table-cell office:value-type="float" office:value="2510294" calcext:value-type="float">
            <text:p>2510294</text:p>
          </table:table-cell>
          <table:table-cell table:formula="of:=MONTH([.A8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8" calcext:value-type="date">
            <text:p>28/03/22</text:p>
          </table:table-cell>
          <table:table-cell office:value-type="float" office:value="2131678" calcext:value-type="float">
            <text:p>2131678</text:p>
          </table:table-cell>
          <table:table-cell office:value-type="float" office:value="1406234" calcext:value-type="float">
            <text:p>1406234</text:p>
          </table:table-cell>
          <table:table-cell office:value-type="float" office:value="154080" calcext:value-type="float">
            <text:p>154080</text:p>
          </table:table-cell>
          <table:table-cell office:value-type="float" office:value="2360053" calcext:value-type="float">
            <text:p>2360053</text:p>
          </table:table-cell>
          <table:table-cell table:formula="of:=MONTH([.A8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29" calcext:value-type="date">
            <text:p>29/03/22</text:p>
          </table:table-cell>
          <table:table-cell office:value-type="float" office:value="1736292" calcext:value-type="float">
            <text:p>1736292</text:p>
          </table:table-cell>
          <table:table-cell office:value-type="float" office:value="1130520" calcext:value-type="float">
            <text:p>1130520</text:p>
          </table:table-cell>
          <table:table-cell office:value-type="float" office:value="146348" calcext:value-type="float">
            <text:p>146348</text:p>
          </table:table-cell>
          <table:table-cell office:value-type="float" office:value="2026256" calcext:value-type="float">
            <text:p>2026256</text:p>
          </table:table-cell>
          <table:table-cell table:formula="of:=MONTH([.A8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30" calcext:value-type="date">
            <text:p>30/03/22</text:p>
          </table:table-cell>
          <table:table-cell office:value-type="float" office:value="1887350" calcext:value-type="float">
            <text:p>1887350</text:p>
          </table:table-cell>
          <table:table-cell office:value-type="float" office:value="1278113" calcext:value-type="float">
            <text:p>1278113</text:p>
          </table:table-cell>
          <table:table-cell office:value-type="float" office:value="136023" calcext:value-type="float">
            <text:p>136023</text:p>
          </table:table-cell>
          <table:table-cell office:value-type="float" office:value="2151626" calcext:value-type="float">
            <text:p>2151626</text:p>
          </table:table-cell>
          <table:table-cell table:formula="of:=MONTH([.A9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float" office:value="2196867" calcext:value-type="float">
            <text:p>2196867</text:p>
          </table:table-cell>
          <table:table-cell office:value-type="float" office:value="1562239" calcext:value-type="float">
            <text:p>1562239</text:p>
          </table:table-cell>
          <table:table-cell office:value-type="float" office:value="124021" calcext:value-type="float">
            <text:p>124021</text:p>
          </table:table-cell>
          <table:table-cell office:value-type="float" office:value="2411500" calcext:value-type="float">
            <text:p>2411500</text:p>
          </table:table-cell>
          <table:table-cell table:formula="of:=MONTH([.A9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4-01" calcext:value-type="date">
            <text:p>01/04/22</text:p>
          </table:table-cell>
          <table:table-cell office:value-type="float" office:value="2271659" calcext:value-type="float">
            <text:p>2271659</text:p>
          </table:table-cell>
          <table:table-cell office:value-type="float" office:value="1580785" calcext:value-type="float">
            <text:p>1580785</text:p>
          </table:table-cell>
          <table:table-cell office:value-type="float" office:value="129763" calcext:value-type="float">
            <text:p>129763</text:p>
          </table:table-cell>
          <table:table-cell office:value-type="float" office:value="2476884" calcext:value-type="float">
            <text:p>2476884</text:p>
          </table:table-cell>
          <table:table-cell table:formula="of:=MONTH([.A9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2" calcext:value-type="date">
            <text:p>02/04/22</text:p>
          </table:table-cell>
          <table:table-cell office:value-type="float" office:value="1913117" calcext:value-type="float">
            <text:p>1913117</text:p>
          </table:table-cell>
          <table:table-cell office:value-type="float" office:value="1397958" calcext:value-type="float">
            <text:p>1397958</text:p>
          </table:table-cell>
          <table:table-cell office:value-type="float" office:value="118302" calcext:value-type="float">
            <text:p>118302</text:p>
          </table:table-cell>
          <table:table-cell office:value-type="float" office:value="2011715" calcext:value-type="float">
            <text:p>2011715</text:p>
          </table:table-cell>
          <table:table-cell table:formula="of:=MONTH([.A9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3" calcext:value-type="date">
            <text:p>03/04/22</text:p>
          </table:table-cell>
          <table:table-cell office:value-type="float" office:value="2204115" calcext:value-type="float">
            <text:p>2204115</text:p>
          </table:table-cell>
          <table:table-cell office:value-type="float" office:value="1543474" calcext:value-type="float">
            <text:p>1543474</text:p>
          </table:table-cell>
          <table:table-cell office:value-type="float" office:value="122029" calcext:value-type="float">
            <text:p>122029</text:p>
          </table:table-cell>
          <table:table-cell office:value-type="float" office:value="2462929" calcext:value-type="float">
            <text:p>2462929</text:p>
          </table:table-cell>
          <table:table-cell table:formula="of:=MONTH([.A9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2139084" calcext:value-type="float">
            <text:p>2139084</text:p>
          </table:table-cell>
          <table:table-cell office:value-type="float" office:value="1561959" calcext:value-type="float">
            <text:p>1561959</text:p>
          </table:table-cell>
          <table:table-cell office:value-type="float" office:value="108310" calcext:value-type="float">
            <text:p>108310</text:p>
          </table:table-cell>
          <table:table-cell office:value-type="float" office:value="2384091" calcext:value-type="float">
            <text:p>2384091</text:p>
          </table:table-cell>
          <table:table-cell table:formula="of:=MONTH([.A9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5" calcext:value-type="date">
            <text:p>05/04/22</text:p>
          </table:table-cell>
          <table:table-cell office:value-type="float" office:value="1848862" calcext:value-type="float">
            <text:p>1848862</text:p>
          </table:table-cell>
          <table:table-cell office:value-type="float" office:value="1195306" calcext:value-type="float">
            <text:p>1195306</text:p>
          </table:table-cell>
          <table:table-cell office:value-type="float" office:value="97130" calcext:value-type="float">
            <text:p>97130</text:p>
          </table:table-cell>
          <table:table-cell office:value-type="float" office:value="2091056" calcext:value-type="float">
            <text:p>2091056</text:p>
          </table:table-cell>
          <table:table-cell table:formula="of:=MONTH([.A9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6" calcext:value-type="date">
            <text:p>06/04/22</text:p>
          </table:table-cell>
          <table:table-cell office:value-type="float" office:value="1978691" calcext:value-type="float">
            <text:p>1978691</text:p>
          </table:table-cell>
          <table:table-cell office:value-type="float" office:value="1230939" calcext:value-type="float">
            <text:p>1230939</text:p>
          </table:table-cell>
          <table:table-cell office:value-type="float" office:value="94931" calcext:value-type="float">
            <text:p>94931</text:p>
          </table:table-cell>
          <table:table-cell office:value-type="float" office:value="2229276" calcext:value-type="float">
            <text:p>2229276</text:p>
          </table:table-cell>
          <table:table-cell table:formula="of:=MONTH([.A9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7" calcext:value-type="date">
            <text:p>07/04/22</text:p>
          </table:table-cell>
          <table:table-cell office:value-type="float" office:value="2216218" calcext:value-type="float">
            <text:p>2216218</text:p>
          </table:table-cell>
          <table:table-cell office:value-type="float" office:value="1510829" calcext:value-type="float">
            <text:p>1510829</text:p>
          </table:table-cell>
          <table:table-cell office:value-type="float" office:value="104090" calcext:value-type="float">
            <text:p>104090</text:p>
          </table:table-cell>
          <table:table-cell office:value-type="float" office:value="2487398" calcext:value-type="float">
            <text:p>2487398</text:p>
          </table:table-cell>
          <table:table-cell table:formula="of:=MONTH([.A9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8" calcext:value-type="date">
            <text:p>08/04/22</text:p>
          </table:table-cell>
          <table:table-cell office:value-type="float" office:value="2318977" calcext:value-type="float">
            <text:p>2318977</text:p>
          </table:table-cell>
          <table:table-cell office:value-type="float" office:value="1549181" calcext:value-type="float">
            <text:p>1549181</text:p>
          </table:table-cell>
          <table:table-cell office:value-type="float" office:value="108977" calcext:value-type="float">
            <text:p>108977</text:p>
          </table:table-cell>
          <table:table-cell office:value-type="float" office:value="2590499" calcext:value-type="float">
            <text:p>2590499</text:p>
          </table:table-cell>
          <table:table-cell table:formula="of:=MONTH([.A9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09" calcext:value-type="date">
            <text:p>09/04/22</text:p>
          </table:table-cell>
          <table:table-cell office:value-type="float" office:value="1946502" calcext:value-type="float">
            <text:p>1946502</text:p>
          </table:table-cell>
          <table:table-cell office:value-type="float" office:value="1378237" calcext:value-type="float">
            <text:p>1378237</text:p>
          </table:table-cell>
          <table:table-cell office:value-type="float" office:value="93645" calcext:value-type="float">
            <text:p>93645</text:p>
          </table:table-cell>
          <table:table-cell office:value-type="float" office:value="2059142" calcext:value-type="float">
            <text:p>2059142</text:p>
          </table:table-cell>
          <table:table-cell table:formula="of:=MONTH([.A10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float" office:value="2293548" calcext:value-type="float">
            <text:p>2293548</text:p>
          </table:table-cell>
          <table:table-cell office:value-type="float" office:value="1561495" calcext:value-type="float">
            <text:p>1561495</text:p>
          </table:table-cell>
          <table:table-cell office:value-type="float" office:value="90510" calcext:value-type="float">
            <text:p>90510</text:p>
          </table:table-cell>
          <table:table-cell office:value-type="float" office:value="2446801" calcext:value-type="float">
            <text:p>2446801</text:p>
          </table:table-cell>
          <table:table-cell table:formula="of:=MONTH([.A10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float" office:value="2181446" calcext:value-type="float">
            <text:p>2181446</text:p>
          </table:table-cell>
          <table:table-cell office:value-type="float" office:value="1468972" calcext:value-type="float">
            <text:p>1468972</text:p>
          </table:table-cell>
          <table:table-cell office:value-type="float" office:value="102184" calcext:value-type="float">
            <text:p>102184</text:p>
          </table:table-cell>
          <table:table-cell office:value-type="float" office:value="2484580" calcext:value-type="float">
            <text:p>2484580</text:p>
          </table:table-cell>
          <table:table-cell table:formula="of:=MONTH([.A10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2" calcext:value-type="date">
            <text:p>12/04/22</text:p>
          </table:table-cell>
          <table:table-cell office:value-type="float" office:value="1883294" calcext:value-type="float">
            <text:p>1883294</text:p>
          </table:table-cell>
          <table:table-cell office:value-type="float" office:value="1085034" calcext:value-type="float">
            <text:p>1085034</text:p>
          </table:table-cell>
          <table:table-cell office:value-type="float" office:value="87534" calcext:value-type="float">
            <text:p>87534</text:p>
          </table:table-cell>
          <table:table-cell office:value-type="float" office:value="2208688" calcext:value-type="float">
            <text:p>2208688</text:p>
          </table:table-cell>
          <table:table-cell table:formula="of:=MONTH([.A10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float" office:value="2040285" calcext:value-type="float">
            <text:p>2040285</text:p>
          </table:table-cell>
          <table:table-cell office:value-type="float" office:value="1152703" calcext:value-type="float">
            <text:p>1152703</text:p>
          </table:table-cell>
          <table:table-cell office:value-type="float" office:value="90784" calcext:value-type="float">
            <text:p>90784</text:p>
          </table:table-cell>
          <table:table-cell office:value-type="float" office:value="2317381" calcext:value-type="float">
            <text:p>2317381</text:p>
          </table:table-cell>
          <table:table-cell table:formula="of:=MONTH([.A10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float" office:value="2337501" calcext:value-type="float">
            <text:p>2337501</text:p>
          </table:table-cell>
          <table:table-cell office:value-type="float" office:value="1491435" calcext:value-type="float">
            <text:p>1491435</text:p>
          </table:table-cell>
          <table:table-cell office:value-type="float" office:value="95085" calcext:value-type="float">
            <text:p>95085</text:p>
          </table:table-cell>
          <table:table-cell office:value-type="float" office:value="2616158" calcext:value-type="float">
            <text:p>2616158</text:p>
          </table:table-cell>
          <table:table-cell table:formula="of:=MONTH([.A10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float" office:value="2311092" calcext:value-type="float">
            <text:p>2311092</text:p>
          </table:table-cell>
          <table:table-cell office:value-type="float" office:value="1468218" calcext:value-type="float">
            <text:p>1468218</text:p>
          </table:table-cell>
          <table:table-cell office:value-type="float" office:value="106385" calcext:value-type="float">
            <text:p>106385</text:p>
          </table:table-cell>
          <table:table-cell office:value-type="float" office:value="2457133" calcext:value-type="float">
            <text:p>2457133</text:p>
          </table:table-cell>
          <table:table-cell table:formula="of:=MONTH([.A10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float" office:value="1894331" calcext:value-type="float">
            <text:p>1894331</text:p>
          </table:table-cell>
          <table:table-cell office:value-type="float" office:value="1277815" calcext:value-type="float">
            <text:p>1277815</text:p>
          </table:table-cell>
          <table:table-cell office:value-type="float" office:value="97236" calcext:value-type="float">
            <text:p>97236</text:p>
          </table:table-cell>
          <table:table-cell office:value-type="float" office:value="1988205" calcext:value-type="float">
            <text:p>1988205</text:p>
          </table:table-cell>
          <table:table-cell table:formula="of:=MONTH([.A10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float" office:value="2214519" calcext:value-type="float">
            <text:p>2214519</text:p>
          </table:table-cell>
          <table:table-cell office:value-type="float" office:value="1572383" calcext:value-type="float">
            <text:p>1572383</text:p>
          </table:table-cell>
          <table:table-cell office:value-type="float" office:value="105382" calcext:value-type="float">
            <text:p>105382</text:p>
          </table:table-cell>
          <table:table-cell office:value-type="float" office:value="2356802" calcext:value-type="float">
            <text:p>2356802</text:p>
          </table:table-cell>
          <table:table-cell table:formula="of:=MONTH([.A10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float" office:value="2288902" calcext:value-type="float">
            <text:p>2288902</text:p>
          </table:table-cell>
          <table:table-cell office:value-type="float" office:value="1412500" calcext:value-type="float">
            <text:p>1412500</text:p>
          </table:table-cell>
          <table:table-cell office:value-type="float" office:value="99344" calcext:value-type="float">
            <text:p>99344</text:p>
          </table:table-cell>
          <table:table-cell office:value-type="float" office:value="2594171" calcext:value-type="float">
            <text:p>2594171</text:p>
          </table:table-cell>
          <table:table-cell table:formula="of:=MONTH([.A10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float" office:value="1979882" calcext:value-type="float">
            <text:p>1979882</text:p>
          </table:table-cell>
          <table:table-cell office:value-type="float" office:value="1082443" calcext:value-type="float">
            <text:p>1082443</text:p>
          </table:table-cell>
          <table:table-cell office:value-type="float" office:value="92859" calcext:value-type="float">
            <text:p>92859</text:p>
          </table:table-cell>
          <table:table-cell office:value-type="float" office:value="2227475" calcext:value-type="float">
            <text:p>2227475</text:p>
          </table:table-cell>
          <table:table-cell table:formula="of:=MONTH([.A11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float" office:value="2027836" calcext:value-type="float">
            <text:p>2027836</text:p>
          </table:table-cell>
          <table:table-cell office:value-type="float" office:value="1164099" calcext:value-type="float">
            <text:p>1164099</text:p>
          </table:table-cell>
          <table:table-cell office:value-type="float" office:value="98968" calcext:value-type="float">
            <text:p>98968</text:p>
          </table:table-cell>
          <table:table-cell office:value-type="float" office:value="2254209" calcext:value-type="float">
            <text:p>2254209</text:p>
          </table:table-cell>
          <table:table-cell table:formula="of:=MONTH([.A11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float" office:value="2279905" calcext:value-type="float">
            <text:p>2279905</text:p>
          </table:table-cell>
          <table:table-cell office:value-type="float" office:value="1509649" calcext:value-type="float">
            <text:p>1509649</text:p>
          </table:table-cell>
          <table:table-cell office:value-type="float" office:value="111627" calcext:value-type="float">
            <text:p>111627</text:p>
          </table:table-cell>
          <table:table-cell office:value-type="float" office:value="2526961" calcext:value-type="float">
            <text:p>2526961</text:p>
          </table:table-cell>
          <table:table-cell table:formula="of:=MONTH([.A11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2" calcext:value-type="date">
            <text:p>22/04/22</text:p>
          </table:table-cell>
          <table:table-cell office:value-type="float" office:value="2293242" calcext:value-type="float">
            <text:p>2293242</text:p>
          </table:table-cell>
          <table:table-cell office:value-type="float" office:value="1521393" calcext:value-type="float">
            <text:p>1521393</text:p>
          </table:table-cell>
          <table:table-cell office:value-type="float" office:value="123464" calcext:value-type="float">
            <text:p>123464</text:p>
          </table:table-cell>
          <table:table-cell office:value-type="float" office:value="2521897" calcext:value-type="float">
            <text:p>2521897</text:p>
          </table:table-cell>
          <table:table-cell table:formula="of:=MONTH([.A11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float" office:value="1826772" calcext:value-type="float">
            <text:p>1826772</text:p>
          </table:table-cell>
          <table:table-cell office:value-type="float" office:value="1259724" calcext:value-type="float">
            <text:p>1259724</text:p>
          </table:table-cell>
          <table:table-cell office:value-type="float" office:value="114459" calcext:value-type="float">
            <text:p>114459</text:p>
          </table:table-cell>
          <table:table-cell office:value-type="float" office:value="1990464" calcext:value-type="float">
            <text:p>1990464</text:p>
          </table:table-cell>
          <table:table-cell table:formula="of:=MONTH([.A11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float" office:value="2293427" calcext:value-type="float">
            <text:p>2293427</text:p>
          </table:table-cell>
          <table:table-cell office:value-type="float" office:value="1571220" calcext:value-type="float">
            <text:p>1571220</text:p>
          </table:table-cell>
          <table:table-cell office:value-type="float" office:value="128875" calcext:value-type="float">
            <text:p>128875</text:p>
          </table:table-cell>
          <table:table-cell office:value-type="float" office:value="2506809" calcext:value-type="float">
            <text:p>2506809</text:p>
          </table:table-cell>
          <table:table-cell table:formula="of:=MONTH([.A11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float" office:value="2182717" calcext:value-type="float">
            <text:p>2182717</text:p>
          </table:table-cell>
          <table:table-cell office:value-type="float" office:value="1369410" calcext:value-type="float">
            <text:p>1369410</text:p>
          </table:table-cell>
          <table:table-cell office:value-type="float" office:value="119854" calcext:value-type="float">
            <text:p>119854</text:p>
          </table:table-cell>
          <table:table-cell office:value-type="float" office:value="2412770" calcext:value-type="float">
            <text:p>2412770</text:p>
          </table:table-cell>
          <table:table-cell table:formula="of:=MONTH([.A11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float" office:value="1863020" calcext:value-type="float">
            <text:p>1863020</text:p>
          </table:table-cell>
          <table:table-cell office:value-type="float" office:value="1077199" calcext:value-type="float">
            <text:p>1077199</text:p>
          </table:table-cell>
          <table:table-cell office:value-type="float" office:value="110913" calcext:value-type="float">
            <text:p>110913</text:p>
          </table:table-cell>
          <table:table-cell office:value-type="float" office:value="2102068" calcext:value-type="float">
            <text:p>2102068</text:p>
          </table:table-cell>
          <table:table-cell table:formula="of:=MONTH([.A11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float" office:value="1996601" calcext:value-type="float">
            <text:p>1996601</text:p>
          </table:table-cell>
          <table:table-cell office:value-type="float" office:value="1184326" calcext:value-type="float">
            <text:p>1184326</text:p>
          </table:table-cell>
          <table:table-cell office:value-type="float" office:value="119629" calcext:value-type="float">
            <text:p>119629</text:p>
          </table:table-cell>
          <table:table-cell office:value-type="float" office:value="2256442" calcext:value-type="float">
            <text:p>2256442</text:p>
          </table:table-cell>
          <table:table-cell table:formula="of:=MONTH([.A11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float" office:value="2258077" calcext:value-type="float">
            <text:p>2258077</text:p>
          </table:table-cell>
          <table:table-cell office:value-type="float" office:value="1526681" calcext:value-type="float">
            <text:p>1526681</text:p>
          </table:table-cell>
          <table:table-cell office:value-type="float" office:value="154695" calcext:value-type="float">
            <text:p>154695</text:p>
          </table:table-cell>
          <table:table-cell office:value-type="float" office:value="2499461" calcext:value-type="float">
            <text:p>2499461</text:p>
          </table:table-cell>
          <table:table-cell table:formula="of:=MONTH([.A1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float" office:value="2275133" calcext:value-type="float">
            <text:p>2275133</text:p>
          </table:table-cell>
          <table:table-cell office:value-type="float" office:value="1558553" calcext:value-type="float">
            <text:p>1558553</text:p>
          </table:table-cell>
          <table:table-cell office:value-type="float" office:value="171563" calcext:value-type="float">
            <text:p>171563</text:p>
          </table:table-cell>
          <table:table-cell office:value-type="float" office:value="2546029" calcext:value-type="float">
            <text:p>2546029</text:p>
          </table:table-cell>
          <table:table-cell table:formula="of:=MONTH([.A12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4-30" calcext:value-type="date">
            <text:p>30/04/22</text:p>
          </table:table-cell>
          <table:table-cell office:value-type="float" office:value="1877559" calcext:value-type="float">
            <text:p>1877559</text:p>
          </table:table-cell>
          <table:table-cell office:value-type="float" office:value="1335535" calcext:value-type="float">
            <text:p>1335535</text:p>
          </table:table-cell>
          <table:table-cell office:value-type="float" office:value="134261" calcext:value-type="float">
            <text:p>134261</text:p>
          </table:table-cell>
          <table:table-cell office:value-type="float" office:value="1968278" calcext:value-type="float">
            <text:p>1968278</text:p>
          </table:table-cell>
          <table:table-cell table:formula="of:=MONTH([.A12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float" office:value="2263646" calcext:value-type="float">
            <text:p>2263646</text:p>
          </table:table-cell>
          <table:table-cell office:value-type="float" office:value="1626962" calcext:value-type="float">
            <text:p>1626962</text:p>
          </table:table-cell>
          <table:table-cell office:value-type="float" office:value="170254" calcext:value-type="float">
            <text:p>170254</text:p>
          </table:table-cell>
          <table:table-cell office:value-type="float" office:value="2512598" calcext:value-type="float">
            <text:p>2512598</text:p>
          </table:table-cell>
          <table:table-cell table:formula="of:=MONTH([.A12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float" office:value="2136427" calcext:value-type="float">
            <text:p>2136427</text:p>
          </table:table-cell>
          <table:table-cell office:value-type="float" office:value="1463672" calcext:value-type="float">
            <text:p>1463672</text:p>
          </table:table-cell>
          <table:table-cell office:value-type="float" office:value="163692" calcext:value-type="float">
            <text:p>163692</text:p>
          </table:table-cell>
          <table:table-cell office:value-type="float" office:value="2470969" calcext:value-type="float">
            <text:p>2470969</text:p>
          </table:table-cell>
          <table:table-cell table:formula="of:=MONTH([.A12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float" office:value="1764745" calcext:value-type="float">
            <text:p>1764745</text:p>
          </table:table-cell>
          <table:table-cell office:value-type="float" office:value="1134103" calcext:value-type="float">
            <text:p>1134103</text:p>
          </table:table-cell>
          <table:table-cell office:value-type="float" office:value="130601" calcext:value-type="float">
            <text:p>130601</text:p>
          </table:table-cell>
          <table:table-cell office:value-type="float" office:value="2106597" calcext:value-type="float">
            <text:p>2106597</text:p>
          </table:table-cell>
          <table:table-cell table:formula="of:=MONTH([.A12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float" office:value="1953128" calcext:value-type="float">
            <text:p>1953128</text:p>
          </table:table-cell>
          <table:table-cell office:value-type="float" office:value="1268938" calcext:value-type="float">
            <text:p>1268938</text:p>
          </table:table-cell>
          <table:table-cell office:value-type="float" office:value="140409" calcext:value-type="float">
            <text:p>140409</text:p>
          </table:table-cell>
          <table:table-cell office:value-type="float" office:value="2270662" calcext:value-type="float">
            <text:p>2270662</text:p>
          </table:table-cell>
          <table:table-cell table:formula="of:=MONTH([.A12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2234701" calcext:value-type="float">
            <text:p>2234701</text:p>
          </table:table-cell>
          <table:table-cell office:value-type="float" office:value="1644050" calcext:value-type="float">
            <text:p>1644050</text:p>
          </table:table-cell>
          <table:table-cell office:value-type="float" office:value="190863" calcext:value-type="float">
            <text:p>190863</text:p>
          </table:table-cell>
          <table:table-cell office:value-type="float" office:value="2555342" calcext:value-type="float">
            <text:p>2555342</text:p>
          </table:table-cell>
          <table:table-cell table:formula="of:=MONTH([.A12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float" office:value="2279258" calcext:value-type="float">
            <text:p>2279258</text:p>
          </table:table-cell>
          <table:table-cell office:value-type="float" office:value="1703267" calcext:value-type="float">
            <text:p>1703267</text:p>
          </table:table-cell>
          <table:table-cell office:value-type="float" office:value="215444" calcext:value-type="float">
            <text:p>215444</text:p>
          </table:table-cell>
          <table:table-cell office:value-type="float" office:value="2602631" calcext:value-type="float">
            <text:p>2602631</text:p>
          </table:table-cell>
          <table:table-cell table:formula="of:=MONTH([.A12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float" office:value="1869222" calcext:value-type="float">
            <text:p>1869222</text:p>
          </table:table-cell>
          <table:table-cell office:value-type="float" office:value="1429657" calcext:value-type="float">
            <text:p>1429657</text:p>
          </table:table-cell>
          <table:table-cell office:value-type="float" office:value="169580" calcext:value-type="float">
            <text:p>169580</text:p>
          </table:table-cell>
          <table:table-cell office:value-type="float" office:value="1985942" calcext:value-type="float">
            <text:p>1985942</text:p>
          </table:table-cell>
          <table:table-cell table:formula="of:=MONTH([.A12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float" office:value="2248861" calcext:value-type="float">
            <text:p>2248861</text:p>
          </table:table-cell>
          <table:table-cell office:value-type="float" office:value="1707805" calcext:value-type="float">
            <text:p>1707805</text:p>
          </table:table-cell>
          <table:table-cell office:value-type="float" office:value="200815" calcext:value-type="float">
            <text:p>200815</text:p>
          </table:table-cell>
          <table:table-cell office:value-type="float" office:value="2419114" calcext:value-type="float">
            <text:p>2419114</text:p>
          </table:table-cell>
          <table:table-cell table:formula="of:=MONTH([.A12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float" office:value="2231804" calcext:value-type="float">
            <text:p>2231804</text:p>
          </table:table-cell>
          <table:table-cell office:value-type="float" office:value="1657722" calcext:value-type="float">
            <text:p>1657722</text:p>
          </table:table-cell>
          <table:table-cell office:value-type="float" office:value="215645" calcext:value-type="float">
            <text:p>215645</text:p>
          </table:table-cell>
          <table:table-cell office:value-type="float" office:value="2512315" calcext:value-type="float">
            <text:p>2512315</text:p>
          </table:table-cell>
          <table:table-cell table:formula="of:=MONTH([.A13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float" office:value="1900738" calcext:value-type="float">
            <text:p>1900738</text:p>
          </table:table-cell>
          <table:table-cell office:value-type="float" office:value="1315493" calcext:value-type="float">
            <text:p>1315493</text:p>
          </table:table-cell>
          <table:table-cell office:value-type="float" office:value="163205" calcext:value-type="float">
            <text:p>163205</text:p>
          </table:table-cell>
          <table:table-cell office:value-type="float" office:value="2191387" calcext:value-type="float">
            <text:p>2191387</text:p>
          </table:table-cell>
          <table:table-cell table:formula="of:=MONTH([.A13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float" office:value="2025161" calcext:value-type="float">
            <text:p>2025161</text:p>
          </table:table-cell>
          <table:table-cell office:value-type="float" office:value="1424664" calcext:value-type="float">
            <text:p>1424664</text:p>
          </table:table-cell>
          <table:table-cell office:value-type="float" office:value="176667" calcext:value-type="float">
            <text:p>176667</text:p>
          </table:table-cell>
          <table:table-cell office:value-type="float" office:value="2343675" calcext:value-type="float">
            <text:p>2343675</text:p>
          </table:table-cell>
          <table:table-cell table:formula="of:=MONTH([.A13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2" calcext:value-type="date">
            <text:p>12/05/22</text:p>
          </table:table-cell>
          <table:table-cell office:value-type="float" office:value="2327671" calcext:value-type="float">
            <text:p>2327671</text:p>
          </table:table-cell>
          <table:table-cell office:value-type="float" office:value="1743515" calcext:value-type="float">
            <text:p>1743515</text:p>
          </table:table-cell>
          <table:table-cell office:value-type="float" office:value="234928" calcext:value-type="float">
            <text:p>234928</text:p>
          </table:table-cell>
          <table:table-cell office:value-type="float" office:value="2611324" calcext:value-type="float">
            <text:p>2611324</text:p>
          </table:table-cell>
          <table:table-cell table:formula="of:=MONTH([.A13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float" office:value="2352035" calcext:value-type="float">
            <text:p>2352035</text:p>
          </table:table-cell>
          <table:table-cell office:value-type="float" office:value="1716561" calcext:value-type="float">
            <text:p>1716561</text:p>
          </table:table-cell>
          <table:table-cell office:value-type="float" office:value="250467" calcext:value-type="float">
            <text:p>250467</text:p>
          </table:table-cell>
          <table:table-cell office:value-type="float" office:value="2664549" calcext:value-type="float">
            <text:p>2664549</text:p>
          </table:table-cell>
          <table:table-cell table:formula="of:=MONTH([.A13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4" calcext:value-type="date">
            <text:p>14/05/22</text:p>
          </table:table-cell>
          <table:table-cell office:value-type="float" office:value="1979713" calcext:value-type="float">
            <text:p>1979713</text:p>
          </table:table-cell>
          <table:table-cell office:value-type="float" office:value="1453267" calcext:value-type="float">
            <text:p>1453267</text:p>
          </table:table-cell>
          <table:table-cell office:value-type="float" office:value="193340" calcext:value-type="float">
            <text:p>193340</text:p>
          </table:table-cell>
          <table:table-cell office:value-type="float" office:value="2091116" calcext:value-type="float">
            <text:p>2091116</text:p>
          </table:table-cell>
          <table:table-cell table:formula="of:=MONTH([.A13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5" calcext:value-type="date">
            <text:p>15/05/22</text:p>
          </table:table-cell>
          <table:table-cell office:value-type="float" office:value="2395894" calcext:value-type="float">
            <text:p>2395894</text:p>
          </table:table-cell>
          <table:table-cell office:value-type="float" office:value="1850531" calcext:value-type="float">
            <text:p>1850531</text:p>
          </table:table-cell>
          <table:table-cell office:value-type="float" office:value="253807" calcext:value-type="float">
            <text:p>253807</text:p>
          </table:table-cell>
          <table:table-cell office:value-type="float" office:value="2620276" calcext:value-type="float">
            <text:p>2620276</text:p>
          </table:table-cell>
          <table:table-cell table:formula="of:=MONTH([.A13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6" calcext:value-type="date">
            <text:p>16/05/22</text:p>
          </table:table-cell>
          <table:table-cell office:value-type="float" office:value="2278197" calcext:value-type="float">
            <text:p>2278197</text:p>
          </table:table-cell>
          <table:table-cell office:value-type="float" office:value="1734541" calcext:value-type="float">
            <text:p>1734541</text:p>
          </table:table-cell>
          <table:table-cell office:value-type="float" office:value="244176" calcext:value-type="float">
            <text:p>244176</text:p>
          </table:table-cell>
          <table:table-cell office:value-type="float" office:value="2615691" calcext:value-type="float">
            <text:p>2615691</text:p>
          </table:table-cell>
          <table:table-cell table:formula="of:=MONTH([.A13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7" calcext:value-type="date">
            <text:p>17/05/22</text:p>
          </table:table-cell>
          <table:table-cell office:value-type="float" office:value="2036479" calcext:value-type="float">
            <text:p>2036479</text:p>
          </table:table-cell>
          <table:table-cell office:value-type="float" office:value="1408017" calcext:value-type="float">
            <text:p>1408017</text:p>
          </table:table-cell>
          <table:table-cell office:value-type="float" office:value="190477" calcext:value-type="float">
            <text:p>190477</text:p>
          </table:table-cell>
          <table:table-cell office:value-type="float" office:value="2312727" calcext:value-type="float">
            <text:p>2312727</text:p>
          </table:table-cell>
          <table:table-cell table:formula="of:=MONTH([.A13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8" calcext:value-type="date">
            <text:p>18/05/22</text:p>
          </table:table-cell>
          <table:table-cell office:value-type="float" office:value="2097515" calcext:value-type="float">
            <text:p>2097515</text:p>
          </table:table-cell>
          <table:table-cell office:value-type="float" office:value="1496089" calcext:value-type="float">
            <text:p>1496089</text:p>
          </table:table-cell>
          <table:table-cell office:value-type="float" office:value="230367" calcext:value-type="float">
            <text:p>230367</text:p>
          </table:table-cell>
          <table:table-cell office:value-type="float" office:value="2472123" calcext:value-type="float">
            <text:p>2472123</text:p>
          </table:table-cell>
          <table:table-cell table:formula="of:=MONTH([.A13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19" calcext:value-type="date">
            <text:p>19/05/22</text:p>
          </table:table-cell>
          <table:table-cell office:value-type="float" office:value="2348193" calcext:value-type="float">
            <text:p>2348193</text:p>
          </table:table-cell>
          <table:table-cell office:value-type="float" office:value="1728496" calcext:value-type="float">
            <text:p>1728496</text:p>
          </table:table-cell>
          <table:table-cell office:value-type="float" office:value="318449" calcext:value-type="float">
            <text:p>318449</text:p>
          </table:table-cell>
          <table:table-cell office:value-type="float" office:value="2673635" calcext:value-type="float">
            <text:p>2673635</text:p>
          </table:table-cell>
          <table:table-cell table:formula="of:=MONTH([.A14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0" calcext:value-type="date">
            <text:p>20/05/22</text:p>
          </table:table-cell>
          <table:table-cell office:value-type="float" office:value="2346625" calcext:value-type="float">
            <text:p>2346625</text:p>
          </table:table-cell>
          <table:table-cell office:value-type="float" office:value="1820433" calcext:value-type="float">
            <text:p>1820433</text:p>
          </table:table-cell>
          <table:table-cell office:value-type="float" office:value="348673" calcext:value-type="float">
            <text:p>348673</text:p>
          </table:table-cell>
          <table:table-cell office:value-type="float" office:value="2792670" calcext:value-type="float">
            <text:p>2792670</text:p>
          </table:table-cell>
          <table:table-cell table:formula="of:=MONTH([.A14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1" calcext:value-type="date">
            <text:p>21/05/22</text:p>
          </table:table-cell>
          <table:table-cell office:value-type="float" office:value="1988843" calcext:value-type="float">
            <text:p>1988843</text:p>
          </table:table-cell>
          <table:table-cell office:value-type="float" office:value="1550044" calcext:value-type="float">
            <text:p>1550044</text:p>
          </table:table-cell>
          <table:table-cell office:value-type="float" office:value="253190" calcext:value-type="float">
            <text:p>253190</text:p>
          </table:table-cell>
          <table:table-cell office:value-type="float" office:value="2124825" calcext:value-type="float">
            <text:p>2124825</text:p>
          </table:table-cell>
          <table:table-cell table:formula="of:=MONTH([.A14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2" calcext:value-type="date">
            <text:p>22/05/22</text:p>
          </table:table-cell>
          <table:table-cell office:value-type="float" office:value="2350927" calcext:value-type="float">
            <text:p>2350927</text:p>
          </table:table-cell>
          <table:table-cell office:value-type="float" office:value="1863697" calcext:value-type="float">
            <text:p>1863697</text:p>
          </table:table-cell>
          <table:table-cell office:value-type="float" office:value="267451" calcext:value-type="float">
            <text:p>267451</text:p>
          </table:table-cell>
          <table:table-cell office:value-type="float" office:value="2070716" calcext:value-type="float">
            <text:p>2070716</text:p>
          </table:table-cell>
          <table:table-cell table:formula="of:=MONTH([.A14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3" calcext:value-type="date">
            <text:p>23/05/22</text:p>
          </table:table-cell>
          <table:table-cell office:value-type="float" office:value="2329044" calcext:value-type="float">
            <text:p>2329044</text:p>
          </table:table-cell>
          <table:table-cell office:value-type="float" office:value="1747353" calcext:value-type="float">
            <text:p>1747353</text:p>
          </table:table-cell>
          <table:table-cell office:value-type="float" office:value="340769" calcext:value-type="float">
            <text:p>340769</text:p>
          </table:table-cell>
          <table:table-cell office:value-type="float" office:value="2512237" calcext:value-type="float">
            <text:p>2512237</text:p>
          </table:table-cell>
          <table:table-cell table:formula="of:=MONTH([.A14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4" calcext:value-type="date">
            <text:p>24/05/22</text:p>
          </table:table-cell>
          <table:table-cell office:value-type="float" office:value="2020742" calcext:value-type="float">
            <text:p>2020742</text:p>
          </table:table-cell>
          <table:table-cell office:value-type="float" office:value="1470840" calcext:value-type="float">
            <text:p>1470840</text:p>
          </table:table-cell>
          <table:table-cell office:value-type="float" office:value="264843" calcext:value-type="float">
            <text:p>264843</text:p>
          </table:table-cell>
          <table:table-cell office:value-type="float" office:value="2453649" calcext:value-type="float">
            <text:p>2453649</text:p>
          </table:table-cell>
          <table:table-cell table:formula="of:=MONTH([.A14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5" calcext:value-type="date">
            <text:p>25/05/22</text:p>
          </table:table-cell>
          <table:table-cell office:value-type="float" office:value="2147736" calcext:value-type="float">
            <text:p>2147736</text:p>
          </table:table-cell>
          <table:table-cell office:value-type="float" office:value="1618169" calcext:value-type="float">
            <text:p>1618169</text:p>
          </table:table-cell>
          <table:table-cell office:value-type="float" office:value="261170" calcext:value-type="float">
            <text:p>261170</text:p>
          </table:table-cell>
          <table:table-cell office:value-type="float" office:value="2269035" calcext:value-type="float">
            <text:p>2269035</text:p>
          </table:table-cell>
          <table:table-cell table:formula="of:=MONTH([.A14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6" calcext:value-type="date">
            <text:p>26/05/22</text:p>
          </table:table-cell>
          <table:table-cell office:value-type="float" office:value="2379860" calcext:value-type="float">
            <text:p>2379860</text:p>
          </table:table-cell>
          <table:table-cell office:value-type="float" office:value="1854534" calcext:value-type="float">
            <text:p>1854534</text:p>
          </table:table-cell>
          <table:table-cell office:value-type="float" office:value="321776" calcext:value-type="float">
            <text:p>321776</text:p>
          </table:table-cell>
          <table:table-cell office:value-type="float" office:value="2485770" calcext:value-type="float">
            <text:p>2485770</text:p>
          </table:table-cell>
          <table:table-cell table:formula="of:=MONTH([.A14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7" calcext:value-type="date">
            <text:p>27/05/22</text:p>
          </table:table-cell>
          <table:table-cell office:value-type="float" office:value="2384721" calcext:value-type="float">
            <text:p>2384721</text:p>
          </table:table-cell>
          <table:table-cell office:value-type="float" office:value="1959593" calcext:value-type="float">
            <text:p>1959593</text:p>
          </table:table-cell>
          <table:table-cell office:value-type="float" office:value="327133" calcext:value-type="float">
            <text:p>327133</text:p>
          </table:table-cell>
          <table:table-cell office:value-type="float" office:value="2570613" calcext:value-type="float">
            <text:p>2570613</text:p>
          </table:table-cell>
          <table:table-cell table:formula="of:=MONTH([.A14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8" calcext:value-type="date">
            <text:p>28/05/22</text:p>
          </table:table-cell>
          <table:table-cell office:value-type="float" office:value="1994151" calcext:value-type="float">
            <text:p>1994151</text:p>
          </table:table-cell>
          <table:table-cell office:value-type="float" office:value="1605810" calcext:value-type="float">
            <text:p>1605810</text:p>
          </table:table-cell>
          <table:table-cell office:value-type="float" office:value="268867" calcext:value-type="float">
            <text:p>268867</text:p>
          </table:table-cell>
          <table:table-cell office:value-type="float" office:value="2117180" calcext:value-type="float">
            <text:p>2117180</text:p>
          </table:table-cell>
          <table:table-cell table:formula="of:=MONTH([.A14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29" calcext:value-type="date">
            <text:p>29/05/22</text:p>
          </table:table-cell>
          <table:table-cell office:value-type="float" office:value="2096466" calcext:value-type="float">
            <text:p>2096466</text:p>
          </table:table-cell>
          <table:table-cell office:value-type="float" office:value="1650454" calcext:value-type="float">
            <text:p>1650454</text:p>
          </table:table-cell>
          <table:table-cell office:value-type="float" office:value="352947" calcext:value-type="float">
            <text:p>352947</text:p>
          </table:table-cell>
          <table:table-cell office:value-type="float" office:value="2555578" calcext:value-type="float">
            <text:p>2555578</text:p>
          </table:table-cell>
          <table:table-cell table:formula="of:=MONTH([.A15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30" calcext:value-type="date">
            <text:p>30/05/22</text:p>
          </table:table-cell>
          <table:table-cell office:value-type="float" office:value="2312179" calcext:value-type="float">
            <text:p>2312179</text:p>
          </table:table-cell>
          <table:table-cell office:value-type="float" office:value="1900170" calcext:value-type="float">
            <text:p>1900170</text:p>
          </table:table-cell>
          <table:table-cell office:value-type="float" office:value="353261" calcext:value-type="float">
            <text:p>353261</text:p>
          </table:table-cell>
          <table:table-cell office:value-type="float" office:value="2499002" calcext:value-type="float">
            <text:p>2499002</text:p>
          </table:table-cell>
          <table:table-cell table:formula="of:=MONTH([.A15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5-31" calcext:value-type="date">
            <text:p>31/05/22</text:p>
          </table:table-cell>
          <table:table-cell office:value-type="float" office:value="2108054" calcext:value-type="float">
            <text:p>2108054</text:p>
          </table:table-cell>
          <table:table-cell office:value-type="float" office:value="1682752" calcext:value-type="float">
            <text:p>1682752</text:p>
          </table:table-cell>
          <table:table-cell office:value-type="float" office:value="267742" calcext:value-type="float">
            <text:p>267742</text:p>
          </table:table-cell>
          <table:table-cell office:value-type="float" office:value="2247421" calcext:value-type="float">
            <text:p>2247421</text:p>
          </table:table-cell>
          <table:table-cell table:formula="of:=MONTH([.A15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office:value-type="float" office:value="1999087" calcext:value-type="float">
            <text:p>1999087</text:p>
          </table:table-cell>
          <table:table-cell office:value-type="float" office:value="1587910" calcext:value-type="float">
            <text:p>1587910</text:p>
          </table:table-cell>
          <table:table-cell office:value-type="float" office:value="304436" calcext:value-type="float">
            <text:p>304436</text:p>
          </table:table-cell>
          <table:table-cell office:value-type="float" office:value="2370152" calcext:value-type="float">
            <text:p>2370152</text:p>
          </table:table-cell>
          <table:table-cell table:formula="of:=MONTH([.A15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2" calcext:value-type="date">
            <text:p>02/06/22</text:p>
          </table:table-cell>
          <table:table-cell office:value-type="float" office:value="2213168" calcext:value-type="float">
            <text:p>2213168</text:p>
          </table:table-cell>
          <table:table-cell office:value-type="float" office:value="1815931" calcext:value-type="float">
            <text:p>1815931</text:p>
          </table:table-cell>
          <table:table-cell office:value-type="float" office:value="391882" calcext:value-type="float">
            <text:p>391882</text:p>
          </table:table-cell>
          <table:table-cell office:value-type="float" office:value="2623947" calcext:value-type="float">
            <text:p>2623947</text:p>
          </table:table-cell>
          <table:table-cell table:formula="of:=MONTH([.A15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3" calcext:value-type="date">
            <text:p>03/06/22</text:p>
          </table:table-cell>
          <table:table-cell office:value-type="float" office:value="2332592" calcext:value-type="float">
            <text:p>2332592</text:p>
          </table:table-cell>
          <table:table-cell office:value-type="float" office:value="1879885" calcext:value-type="float">
            <text:p>1879885</text:p>
          </table:table-cell>
          <table:table-cell office:value-type="float" office:value="419675" calcext:value-type="float">
            <text:p>419675</text:p>
          </table:table-cell>
          <table:table-cell office:value-type="float" office:value="2649808" calcext:value-type="float">
            <text:p>2649808</text:p>
          </table:table-cell>
          <table:table-cell table:formula="of:=MONTH([.A15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4" calcext:value-type="date">
            <text:p>04/06/22</text:p>
          </table:table-cell>
          <table:table-cell office:value-type="float" office:value="1981408" calcext:value-type="float">
            <text:p>1981408</text:p>
          </table:table-cell>
          <table:table-cell office:value-type="float" office:value="1681192" calcext:value-type="float">
            <text:p>1681192</text:p>
          </table:table-cell>
          <table:table-cell office:value-type="float" office:value="353016" calcext:value-type="float">
            <text:p>353016</text:p>
          </table:table-cell>
          <table:table-cell office:value-type="float" office:value="2225952" calcext:value-type="float">
            <text:p>2225952</text:p>
          </table:table-cell>
          <table:table-cell table:formula="of:=MONTH([.A15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5" calcext:value-type="date">
            <text:p>05/06/22</text:p>
          </table:table-cell>
          <table:table-cell office:value-type="float" office:value="2387196" calcext:value-type="float">
            <text:p>2387196</text:p>
          </table:table-cell>
          <table:table-cell office:value-type="float" office:value="1984658" calcext:value-type="float">
            <text:p>1984658</text:p>
          </table:table-cell>
          <table:table-cell office:value-type="float" office:value="441255" calcext:value-type="float">
            <text:p>441255</text:p>
          </table:table-cell>
          <table:table-cell office:value-type="float" office:value="2669860" calcext:value-type="float">
            <text:p>2669860</text:p>
          </table:table-cell>
          <table:table-cell table:formula="of:=MONTH([.A15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float" office:value="2279743" calcext:value-type="float">
            <text:p>2279743</text:p>
          </table:table-cell>
          <table:table-cell office:value-type="float" office:value="1828396" calcext:value-type="float">
            <text:p>1828396</text:p>
          </table:table-cell>
          <table:table-cell office:value-type="float" office:value="430414" calcext:value-type="float">
            <text:p>430414</text:p>
          </table:table-cell>
          <table:table-cell office:value-type="float" office:value="2644981" calcext:value-type="float">
            <text:p>2644981</text:p>
          </table:table-cell>
          <table:table-cell table:formula="of:=MONTH([.A15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7" calcext:value-type="date">
            <text:p>07/06/22</text:p>
          </table:table-cell>
          <table:table-cell office:value-type="float" office:value="2052377" calcext:value-type="float">
            <text:p>2052377</text:p>
          </table:table-cell>
          <table:table-cell office:value-type="float" office:value="1560561" calcext:value-type="float">
            <text:p>1560561</text:p>
          </table:table-cell>
          <table:table-cell office:value-type="float" office:value="338382" calcext:value-type="float">
            <text:p>338382</text:p>
          </table:table-cell>
          <table:table-cell office:value-type="float" office:value="2433189" calcext:value-type="float">
            <text:p>2433189</text:p>
          </table:table-cell>
          <table:table-cell table:formula="of:=MONTH([.A15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8" calcext:value-type="date">
            <text:p>08/06/22</text:p>
          </table:table-cell>
          <table:table-cell office:value-type="float" office:value="2155747" calcext:value-type="float">
            <text:p>2155747</text:p>
          </table:table-cell>
          <table:table-cell office:value-type="float" office:value="1669537" calcext:value-type="float">
            <text:p>1669537</text:p>
          </table:table-cell>
          <table:table-cell office:value-type="float" office:value="386969" calcext:value-type="float">
            <text:p>386969</text:p>
          </table:table-cell>
          <table:table-cell office:value-type="float" office:value="2509058" calcext:value-type="float">
            <text:p>2509058</text:p>
          </table:table-cell>
          <table:table-cell table:formula="of:=MONTH([.A16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09" calcext:value-type="date">
            <text:p>09/06/22</text:p>
          </table:table-cell>
          <table:table-cell office:value-type="float" office:value="2371014" calcext:value-type="float">
            <text:p>2371014</text:p>
          </table:table-cell>
          <table:table-cell office:value-type="float" office:value="1975189" calcext:value-type="float">
            <text:p>1975189</text:p>
          </table:table-cell>
          <table:table-cell office:value-type="float" office:value="502209" calcext:value-type="float">
            <text:p>502209</text:p>
          </table:table-cell>
          <table:table-cell office:value-type="float" office:value="2675686" calcext:value-type="float">
            <text:p>2675686</text:p>
          </table:table-cell>
          <table:table-cell table:formula="of:=MONTH([.A16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0" calcext:value-type="date">
            <text:p>10/06/22</text:p>
          </table:table-cell>
          <table:table-cell office:value-type="float" office:value="2364754" calcext:value-type="float">
            <text:p>2364754</text:p>
          </table:table-cell>
          <table:table-cell office:value-type="float" office:value="2028961" calcext:value-type="float">
            <text:p>2028961</text:p>
          </table:table-cell>
          <table:table-cell office:value-type="float" office:value="519304" calcext:value-type="float">
            <text:p>519304</text:p>
          </table:table-cell>
          <table:table-cell office:value-type="float" office:value="2727860" calcext:value-type="float">
            <text:p>2727860</text:p>
          </table:table-cell>
          <table:table-cell table:formula="of:=MONTH([.A16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1" calcext:value-type="date">
            <text:p>11/06/22</text:p>
          </table:table-cell>
          <table:table-cell office:value-type="float" office:value="2085927" calcext:value-type="float">
            <text:p>2085927</text:p>
          </table:table-cell>
          <table:table-cell office:value-type="float" office:value="1812797" calcext:value-type="float">
            <text:p>1812797</text:p>
          </table:table-cell>
          <table:table-cell office:value-type="float" office:value="437119" calcext:value-type="float">
            <text:p>437119</text:p>
          </table:table-cell>
          <table:table-cell office:value-type="float" office:value="2318946" calcext:value-type="float">
            <text:p>2318946</text:p>
          </table:table-cell>
          <table:table-cell table:formula="of:=MONTH([.A16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2" calcext:value-type="date">
            <text:p>12/06/22</text:p>
          </table:table-cell>
          <table:table-cell office:value-type="float" office:value="2380725" calcext:value-type="float">
            <text:p>2380725</text:p>
          </table:table-cell>
          <table:table-cell office:value-type="float" office:value="2097433" calcext:value-type="float">
            <text:p>2097433</text:p>
          </table:table-cell>
          <table:table-cell office:value-type="float" office:value="544046" calcext:value-type="float">
            <text:p>544046</text:p>
          </table:table-cell>
          <table:table-cell office:value-type="float" office:value="2642083" calcext:value-type="float">
            <text:p>2642083</text:p>
          </table:table-cell>
          <table:table-cell table:formula="of:=MONTH([.A16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3" calcext:value-type="date">
            <text:p>13/06/22</text:p>
          </table:table-cell>
          <table:table-cell office:value-type="float" office:value="2378868" calcext:value-type="float">
            <text:p>2378868</text:p>
          </table:table-cell>
          <table:table-cell office:value-type="float" office:value="1800954" calcext:value-type="float">
            <text:p>1800954</text:p>
          </table:table-cell>
          <table:table-cell office:value-type="float" office:value="534528" calcext:value-type="float">
            <text:p>534528</text:p>
          </table:table-cell>
          <table:table-cell office:value-type="float" office:value="2699580" calcext:value-type="float">
            <text:p>2699580</text:p>
          </table:table-cell>
          <table:table-cell table:formula="of:=MONTH([.A16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4" calcext:value-type="date">
            <text:p>14/06/22</text:p>
          </table:table-cell>
          <table:table-cell office:value-type="float" office:value="2117726" calcext:value-type="float">
            <text:p>2117726</text:p>
          </table:table-cell>
          <table:table-cell office:value-type="float" office:value="1678688" calcext:value-type="float">
            <text:p>1678688</text:p>
          </table:table-cell>
          <table:table-cell office:value-type="float" office:value="417924" calcext:value-type="float">
            <text:p>417924</text:p>
          </table:table-cell>
          <table:table-cell office:value-type="float" office:value="2466574" calcext:value-type="float">
            <text:p>2466574</text:p>
          </table:table-cell>
          <table:table-cell table:formula="of:=MONTH([.A1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5" calcext:value-type="date">
            <text:p>15/06/22</text:p>
          </table:table-cell>
          <table:table-cell office:value-type="float" office:value="2229941" calcext:value-type="float">
            <text:p>2229941</text:p>
          </table:table-cell>
          <table:table-cell office:value-type="float" office:value="1792370" calcext:value-type="float">
            <text:p>1792370</text:p>
          </table:table-cell>
          <table:table-cell office:value-type="float" office:value="441829" calcext:value-type="float">
            <text:p>441829</text:p>
          </table:table-cell>
          <table:table-cell office:value-type="float" office:value="2552395" calcext:value-type="float">
            <text:p>2552395</text:p>
          </table:table-cell>
          <table:table-cell table:formula="of:=MONTH([.A16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6" calcext:value-type="date">
            <text:p>16/06/22</text:p>
          </table:table-cell>
          <table:table-cell office:value-type="float" office:value="2371860" calcext:value-type="float">
            <text:p>2371860</text:p>
          </table:table-cell>
          <table:table-cell office:value-type="float" office:value="2039425" calcext:value-type="float">
            <text:p>2039425</text:p>
          </table:table-cell>
          <table:table-cell office:value-type="float" office:value="576514" calcext:value-type="float">
            <text:p>576514</text:p>
          </table:table-cell>
          <table:table-cell office:value-type="float" office:value="2728786" calcext:value-type="float">
            <text:p>2728786</text:p>
          </table:table-cell>
          <table:table-cell table:formula="of:=MONTH([.A16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7" calcext:value-type="date">
            <text:p>17/06/22</text:p>
          </table:table-cell>
          <table:table-cell office:value-type="float" office:value="2438784" calcext:value-type="float">
            <text:p>2438784</text:p>
          </table:table-cell>
          <table:table-cell office:value-type="float" office:value="2081115" calcext:value-type="float">
            <text:p>2081115</text:p>
          </table:table-cell>
          <table:table-cell office:value-type="float" office:value="587908" calcext:value-type="float">
            <text:p>587908</text:p>
          </table:table-cell>
          <table:table-cell office:value-type="float" office:value="2772903" calcext:value-type="float">
            <text:p>2772903</text:p>
          </table:table-cell>
          <table:table-cell table:formula="of:=MONTH([.A16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8" calcext:value-type="date">
            <text:p>18/06/22</text:p>
          </table:table-cell>
          <table:table-cell office:value-type="float" office:value="2173292" calcext:value-type="float">
            <text:p>2173292</text:p>
          </table:table-cell>
          <table:table-cell office:value-type="float" office:value="1882381" calcext:value-type="float">
            <text:p>1882381</text:p>
          </table:table-cell>
          <table:table-cell office:value-type="float" office:value="507129" calcext:value-type="float">
            <text:p>507129</text:p>
          </table:table-cell>
          <table:table-cell office:value-type="float" office:value="2378559" calcext:value-type="float">
            <text:p>2378559</text:p>
          </table:table-cell>
          <table:table-cell table:formula="of:=MONTH([.A17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19" calcext:value-type="date">
            <text:p>19/06/22</text:p>
          </table:table-cell>
          <table:table-cell office:value-type="float" office:value="2384449" calcext:value-type="float">
            <text:p>2384449</text:p>
          </table:table-cell>
          <table:table-cell office:value-type="float" office:value="2100761" calcext:value-type="float">
            <text:p>2100761</text:p>
          </table:table-cell>
          <table:table-cell office:value-type="float" office:value="590456" calcext:value-type="float">
            <text:p>590456</text:p>
          </table:table-cell>
          <table:table-cell office:value-type="float" office:value="2719643" calcext:value-type="float">
            <text:p>2719643</text:p>
          </table:table-cell>
          <table:table-cell table:formula="of:=MONTH([.A17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0" calcext:value-type="date">
            <text:p>20/06/22</text:p>
          </table:table-cell>
          <table:table-cell office:value-type="float" office:value="2426408" calcext:value-type="float">
            <text:p>2426408</text:p>
          </table:table-cell>
          <table:table-cell office:value-type="float" office:value="2030577" calcext:value-type="float">
            <text:p>2030577</text:p>
          </table:table-cell>
          <table:table-cell office:value-type="float" office:value="607540" calcext:value-type="float">
            <text:p>607540</text:p>
          </table:table-cell>
          <table:table-cell office:value-type="float" office:value="2716428" calcext:value-type="float">
            <text:p>2716428</text:p>
          </table:table-cell>
          <table:table-cell table:formula="of:=MONTH([.A17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1" calcext:value-type="date">
            <text:p>21/06/22</text:p>
          </table:table-cell>
          <table:table-cell office:value-type="float" office:value="2144185" calcext:value-type="float">
            <text:p>2144185</text:p>
          </table:table-cell>
          <table:table-cell office:value-type="float" office:value="1795141" calcext:value-type="float">
            <text:p>1795141</text:p>
          </table:table-cell>
          <table:table-cell office:value-type="float" office:value="471421" calcext:value-type="float">
            <text:p>471421</text:p>
          </table:table-cell>
          <table:table-cell office:value-type="float" office:value="2506510" calcext:value-type="float">
            <text:p>2506510</text:p>
          </table:table-cell>
          <table:table-cell table:formula="of:=MONTH([.A17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2" calcext:value-type="date">
            <text:p>22/06/22</text:p>
          </table:table-cell>
          <table:table-cell office:value-type="float" office:value="2186631" calcext:value-type="float">
            <text:p>2186631</text:p>
          </table:table-cell>
          <table:table-cell office:value-type="float" office:value="1801329" calcext:value-type="float">
            <text:p>1801329</text:p>
          </table:table-cell>
          <table:table-cell office:value-type="float" office:value="494826" calcext:value-type="float">
            <text:p>494826</text:p>
          </table:table-cell>
          <table:table-cell office:value-type="float" office:value="2594661" calcext:value-type="float">
            <text:p>2594661</text:p>
          </table:table-cell>
          <table:table-cell table:formula="of:=MONTH([.A1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3" calcext:value-type="date">
            <text:p>23/06/22</text:p>
          </table:table-cell>
          <table:table-cell office:value-type="float" office:value="2432124" calcext:value-type="float">
            <text:p>2432124</text:p>
          </table:table-cell>
          <table:table-cell office:value-type="float" office:value="2085327" calcext:value-type="float">
            <text:p>2085327</text:p>
          </table:table-cell>
          <table:table-cell office:value-type="float" office:value="623624" calcext:value-type="float">
            <text:p>623624</text:p>
          </table:table-cell>
          <table:table-cell office:value-type="float" office:value="2711222" calcext:value-type="float">
            <text:p>2711222</text:p>
          </table:table-cell>
          <table:table-cell table:formula="of:=MONTH([.A17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4" calcext:value-type="date">
            <text:p>24/06/22</text:p>
          </table:table-cell>
          <table:table-cell office:value-type="float" office:value="2454781" calcext:value-type="float">
            <text:p>2454781</text:p>
          </table:table-cell>
          <table:table-cell office:value-type="float" office:value="2137584" calcext:value-type="float">
            <text:p>2137584</text:p>
          </table:table-cell>
          <table:table-cell office:value-type="float" office:value="632984" calcext:value-type="float">
            <text:p>632984</text:p>
          </table:table-cell>
          <table:table-cell office:value-type="float" office:value="2730515" calcext:value-type="float">
            <text:p>2730515</text:p>
          </table:table-cell>
          <table:table-cell table:formula="of:=MONTH([.A17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5" calcext:value-type="date">
            <text:p>25/06/22</text:p>
          </table:table-cell>
          <table:table-cell office:value-type="float" office:value="2190008" calcext:value-type="float">
            <text:p>2190008</text:p>
          </table:table-cell>
          <table:table-cell office:value-type="float" office:value="1918705" calcext:value-type="float">
            <text:p>1918705</text:p>
          </table:table-cell>
          <table:table-cell office:value-type="float" office:value="546310" calcext:value-type="float">
            <text:p>546310</text:p>
          </table:table-cell>
          <table:table-cell office:value-type="float" office:value="2368846" calcext:value-type="float">
            <text:p>2368846</text:p>
          </table:table-cell>
          <table:table-cell table:formula="of:=MONTH([.A17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6" calcext:value-type="date">
            <text:p>26/06/22</text:p>
          </table:table-cell>
          <table:table-cell office:value-type="float" office:value="2462097" calcext:value-type="float">
            <text:p>2462097</text:p>
          </table:table-cell>
          <table:table-cell office:value-type="float" office:value="2167380" calcext:value-type="float">
            <text:p>2167380</text:p>
          </table:table-cell>
          <table:table-cell office:value-type="float" office:value="633810" calcext:value-type="float">
            <text:p>633810</text:p>
          </table:table-cell>
          <table:table-cell office:value-type="float" office:value="2632030" calcext:value-type="float">
            <text:p>2632030</text:p>
          </table:table-cell>
          <table:table-cell table:formula="of:=MONTH([.A17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7" calcext:value-type="date">
            <text:p>27/06/22</text:p>
          </table:table-cell>
          <table:table-cell office:value-type="float" office:value="2367232" calcext:value-type="float">
            <text:p>2367232</text:p>
          </table:table-cell>
          <table:table-cell office:value-type="float" office:value="2066964" calcext:value-type="float">
            <text:p>2066964</text:p>
          </table:table-cell>
          <table:table-cell office:value-type="float" office:value="625235" calcext:value-type="float">
            <text:p>625235</text:p>
          </table:table-cell>
          <table:table-cell office:value-type="float" office:value="2455536" calcext:value-type="float">
            <text:p>2455536</text:p>
          </table:table-cell>
          <table:table-cell table:formula="of:=MONTH([.A17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8" calcext:value-type="date">
            <text:p>28/06/22</text:p>
          </table:table-cell>
          <table:table-cell office:value-type="float" office:value="2129423" calcext:value-type="float">
            <text:p>2129423</text:p>
          </table:table-cell>
          <table:table-cell office:value-type="float" office:value="1808306" calcext:value-type="float">
            <text:p>1808306</text:p>
          </table:table-cell>
          <table:table-cell office:value-type="float" office:value="500054" calcext:value-type="float">
            <text:p>500054</text:p>
          </table:table-cell>
          <table:table-cell office:value-type="float" office:value="2347767" calcext:value-type="float">
            <text:p>2347767</text:p>
          </table:table-cell>
          <table:table-cell table:formula="of:=MONTH([.A18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29" calcext:value-type="date">
            <text:p>29/06/22</text:p>
          </table:table-cell>
          <table:table-cell office:value-type="float" office:value="2227863" calcext:value-type="float">
            <text:p>2227863</text:p>
          </table:table-cell>
          <table:table-cell office:value-type="float" office:value="1920663" calcext:value-type="float">
            <text:p>1920663</text:p>
          </table:table-cell>
          <table:table-cell office:value-type="float" office:value="626516" calcext:value-type="float">
            <text:p>626516</text:p>
          </table:table-cell>
          <table:table-cell office:value-type="float" office:value="2547889" calcext:value-type="float">
            <text:p>2547889</text:p>
          </table:table-cell>
          <table:table-cell table:formula="of:=MONTH([.A18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6-30" calcext:value-type="date">
            <text:p>30/06/22</text:p>
          </table:table-cell>
          <table:table-cell office:value-type="float" office:value="2444471" calcext:value-type="float">
            <text:p>2444471</text:p>
          </table:table-cell>
          <table:table-cell office:value-type="float" office:value="2147090" calcext:value-type="float">
            <text:p>2147090</text:p>
          </table:table-cell>
          <table:table-cell office:value-type="float" office:value="764761" calcext:value-type="float">
            <text:p>764761</text:p>
          </table:table-cell>
          <table:table-cell office:value-type="float" office:value="2088760" calcext:value-type="float">
            <text:p>2088760</text:p>
          </table:table-cell>
          <table:table-cell table:formula="of:=MONTH([.A1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7-01" calcext:value-type="date">
            <text:p>01/07/22</text:p>
          </table:table-cell>
          <table:table-cell office:value-type="float" office:value="2490490" calcext:value-type="float">
            <text:p>2490490</text:p>
          </table:table-cell>
          <table:table-cell office:value-type="float" office:value="2196411" calcext:value-type="float">
            <text:p>2196411</text:p>
          </table:table-cell>
          <table:table-cell office:value-type="float" office:value="718988" calcext:value-type="float">
            <text:p>718988</text:p>
          </table:table-cell>
          <table:table-cell office:value-type="float" office:value="2184253" calcext:value-type="float">
            <text:p>2184253</text:p>
          </table:table-cell>
          <table:table-cell table:formula="of:=MONTH([.A18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2" calcext:value-type="date">
            <text:p>02/07/22</text:p>
          </table:table-cell>
          <table:table-cell office:value-type="float" office:value="2160542" calcext:value-type="float">
            <text:p>2160542</text:p>
          </table:table-cell>
          <table:table-cell office:value-type="float" office:value="1915017" calcext:value-type="float">
            <text:p>1915017</text:p>
          </table:table-cell>
          <table:table-cell office:value-type="float" office:value="466669" calcext:value-type="float">
            <text:p>466669</text:p>
          </table:table-cell>
          <table:table-cell office:value-type="float" office:value="2345846" calcext:value-type="float">
            <text:p>2345846</text:p>
          </table:table-cell>
          <table:table-cell table:formula="of:=MONTH([.A18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3" calcext:value-type="date">
            <text:p>03/07/22</text:p>
          </table:table-cell>
          <table:table-cell office:value-type="float" office:value="2094381" calcext:value-type="float">
            <text:p>2094381</text:p>
          </table:table-cell>
          <table:table-cell office:value-type="float" office:value="1681896" calcext:value-type="float">
            <text:p>1681896</text:p>
          </table:table-cell>
          <table:table-cell office:value-type="float" office:value="732123" calcext:value-type="float">
            <text:p>732123</text:p>
          </table:table-cell>
          <table:table-cell office:value-type="float" office:value="2795369" calcext:value-type="float">
            <text:p>2795369</text:p>
          </table:table-cell>
          <table:table-cell table:formula="of:=MONTH([.A18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4" calcext:value-type="date">
            <text:p>04/07/22</text:p>
          </table:table-cell>
          <table:table-cell office:value-type="float" office:value="2081119" calcext:value-type="float">
            <text:p>2081119</text:p>
          </table:table-cell>
          <table:table-cell office:value-type="float" office:value="2160147" calcext:value-type="float">
            <text:p>2160147</text:p>
          </table:table-cell>
          <table:table-cell office:value-type="float" office:value="755555" calcext:value-type="float">
            <text:p>755555</text:p>
          </table:table-cell>
          <table:table-cell office:value-type="float" office:value="2748718" calcext:value-type="float">
            <text:p>2748718</text:p>
          </table:table-cell>
          <table:table-cell table:formula="of:=MONTH([.A18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5" calcext:value-type="date">
            <text:p>05/07/22</text:p>
          </table:table-cell>
          <table:table-cell office:value-type="float" office:value="2194459" calcext:value-type="float">
            <text:p>2194459</text:p>
          </table:table-cell>
          <table:table-cell office:value-type="float" office:value="1889911" calcext:value-type="float">
            <text:p>1889911</text:p>
          </table:table-cell>
          <table:table-cell office:value-type="float" office:value="641761" calcext:value-type="float">
            <text:p>641761</text:p>
          </table:table-cell>
          <table:table-cell office:value-type="float" office:value="2506859" calcext:value-type="float">
            <text:p>2506859</text:p>
          </table:table-cell>
          <table:table-cell table:formula="of:=MONTH([.A187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6" calcext:value-type="date">
            <text:p>06/07/22</text:p>
          </table:table-cell>
          <table:table-cell office:value-type="float" office:value="2124230" calcext:value-type="float">
            <text:p>2124230</text:p>
          </table:table-cell>
          <table:table-cell office:value-type="float" office:value="1880160" calcext:value-type="float">
            <text:p>1880160</text:p>
          </table:table-cell>
          <table:table-cell office:value-type="float" office:value="632498" calcext:value-type="float">
            <text:p>632498</text:p>
          </table:table-cell>
          <table:table-cell office:value-type="float" office:value="2515902" calcext:value-type="float">
            <text:p>2515902</text:p>
          </table:table-cell>
          <table:table-cell table:formula="of:=MONTH([.A188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2238917" calcext:value-type="float">
            <text:p>2238917</text:p>
          </table:table-cell>
          <table:table-cell office:value-type="float" office:value="2027364" calcext:value-type="float">
            <text:p>2027364</text:p>
          </table:table-cell>
          <table:table-cell office:value-type="float" office:value="709653" calcext:value-type="float">
            <text:p>709653</text:p>
          </table:table-cell>
          <table:table-cell office:value-type="float" office:value="2608209" calcext:value-type="float">
            <text:p>2608209</text:p>
          </table:table-cell>
          <table:table-cell table:formula="of:=MONTH([.A18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8" calcext:value-type="date">
            <text:p>08/07/22</text:p>
          </table:table-cell>
          <table:table-cell office:value-type="float" office:value="2273221" calcext:value-type="float">
            <text:p>2273221</text:p>
          </table:table-cell>
          <table:table-cell office:value-type="float" office:value="2147903" calcext:value-type="float">
            <text:p>2147903</text:p>
          </table:table-cell>
          <table:table-cell office:value-type="float" office:value="711124" calcext:value-type="float">
            <text:p>711124</text:p>
          </table:table-cell>
          <table:table-cell office:value-type="float" office:value="2716812" calcext:value-type="float">
            <text:p>2716812</text:p>
          </table:table-cell>
          <table:table-cell table:formula="of:=MONTH([.A19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09" calcext:value-type="date">
            <text:p>09/07/22</text:p>
          </table:table-cell>
          <table:table-cell office:value-type="float" office:value="2132467" calcext:value-type="float">
            <text:p>2132467</text:p>
          </table:table-cell>
          <table:table-cell office:value-type="float" office:value="1987652" calcext:value-type="float">
            <text:p>1987652</text:p>
          </table:table-cell>
          <table:table-cell office:value-type="float" office:value="656284" calcext:value-type="float">
            <text:p>656284</text:p>
          </table:table-cell>
          <table:table-cell office:value-type="float" office:value="2312178" calcext:value-type="float">
            <text:p>2312178</text:p>
          </table:table-cell>
          <table:table-cell table:formula="of:=MONTH([.A191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0" calcext:value-type="date">
            <text:p>10/07/22</text:p>
          </table:table-cell>
          <table:table-cell office:value-type="float" office:value="2438070" calcext:value-type="float">
            <text:p>2438070</text:p>
          </table:table-cell>
          <table:table-cell office:value-type="float" office:value="2198635" calcext:value-type="float">
            <text:p>2198635</text:p>
          </table:table-cell>
          <table:table-cell office:value-type="float" office:value="754545" calcext:value-type="float">
            <text:p>754545</text:p>
          </table:table-cell>
          <table:table-cell office:value-type="float" office:value="2669717" calcext:value-type="float">
            <text:p>2669717</text:p>
          </table:table-cell>
          <table:table-cell table:formula="of:=MONTH([.A19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1" calcext:value-type="date">
            <text:p>11/07/22</text:p>
          </table:table-cell>
          <table:table-cell office:value-type="float" office:value="2292793" calcext:value-type="float">
            <text:p>2292793</text:p>
          </table:table-cell>
          <table:table-cell office:value-type="float" office:value="2093066" calcext:value-type="float">
            <text:p>2093066</text:p>
          </table:table-cell>
          <table:table-cell office:value-type="float" office:value="697985" calcext:value-type="float">
            <text:p>697985</text:p>
          </table:table-cell>
          <table:table-cell office:value-type="float" office:value="2615115" calcext:value-type="float">
            <text:p>2615115</text:p>
          </table:table-cell>
          <table:table-cell table:formula="of:=MONTH([.A19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2" calcext:value-type="date">
            <text:p>12/07/22</text:p>
          </table:table-cell>
          <table:table-cell office:value-type="float" office:value="2062952" calcext:value-type="float">
            <text:p>2062952</text:p>
          </table:table-cell>
          <table:table-cell office:value-type="float" office:value="1832878" calcext:value-type="float">
            <text:p>1832878</text:p>
          </table:table-cell>
          <table:table-cell office:value-type="float" office:value="540268" calcext:value-type="float">
            <text:p>540268</text:p>
          </table:table-cell>
          <table:table-cell office:value-type="float" office:value="2447177" calcext:value-type="float">
            <text:p>2447177</text:p>
          </table:table-cell>
          <table:table-cell table:formula="of:=MONTH([.A19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3" calcext:value-type="date">
            <text:p>13/07/22</text:p>
          </table:table-cell>
          <table:table-cell office:value-type="float" office:value="2166953" calcext:value-type="float">
            <text:p>2166953</text:p>
          </table:table-cell>
          <table:table-cell office:value-type="float" office:value="1900945" calcext:value-type="float">
            <text:p>1900945</text:p>
          </table:table-cell>
          <table:table-cell office:value-type="float" office:value="589285" calcext:value-type="float">
            <text:p>589285</text:p>
          </table:table-cell>
          <table:table-cell office:value-type="float" office:value="2522563" calcext:value-type="float">
            <text:p>2522563</text:p>
          </table:table-cell>
          <table:table-cell table:formula="of:=MONTH([.A19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4" calcext:value-type="date">
            <text:p>14/07/22</text:p>
          </table:table-cell>
          <table:table-cell office:value-type="float" office:value="2387231" calcext:value-type="float">
            <text:p>2387231</text:p>
          </table:table-cell>
          <table:table-cell office:value-type="float" office:value="2152053" calcext:value-type="float">
            <text:p>2152053</text:p>
          </table:table-cell>
          <table:table-cell office:value-type="float" office:value="706164" calcext:value-type="float">
            <text:p>706164</text:p>
          </table:table-cell>
          <table:table-cell office:value-type="float" office:value="2716828" calcext:value-type="float">
            <text:p>2716828</text:p>
          </table:table-cell>
          <table:table-cell table:formula="of:=MONTH([.A19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6" calcext:value-type="date">
            <text:p>16/07/22</text:p>
          </table:table-cell>
          <table:table-cell table:style-name="ce6"/>
          <table:table-cell office:value-type="float" office:value="2199815" calcext:value-type="float">
            <text:p>2199815</text:p>
          </table:table-cell>
          <table:table-cell office:value-type="float" office:value="720378" calcext:value-type="float">
            <text:p>720378</text:p>
          </table:table-cell>
          <table:table-cell office:value-type="float" office:value="2776960" calcext:value-type="float">
            <text:p>2776960</text:p>
          </table:table-cell>
          <table:table-cell table:formula="of:=MONTH([.A197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7" calcext:value-type="date">
            <text:p>17/07/22</text:p>
          </table:table-cell>
          <table:table-cell table:style-name="ce6"/>
          <table:table-cell office:value-type="float" office:value="1979981" calcext:value-type="float">
            <text:p>1979981</text:p>
          </table:table-cell>
          <table:table-cell office:value-type="float" office:value="646654" calcext:value-type="float">
            <text:p>646654</text:p>
          </table:table-cell>
          <table:table-cell office:value-type="float" office:value="2396462" calcext:value-type="float">
            <text:p>2396462</text:p>
          </table:table-cell>
          <table:table-cell table:formula="of:=MONTH([.A198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8" calcext:value-type="date">
            <text:p>18/07/22</text:p>
          </table:table-cell>
          <table:table-cell table:style-name="ce6"/>
          <table:table-cell office:value-type="float" office:value="2227704" calcext:value-type="float">
            <text:p>2227704</text:p>
          </table:table-cell>
          <table:table-cell office:value-type="float" office:value="747422" calcext:value-type="float">
            <text:p>747422</text:p>
          </table:table-cell>
          <table:table-cell office:value-type="float" office:value="2727355" calcext:value-type="float">
            <text:p>2727355</text:p>
          </table:table-cell>
          <table:table-cell table:formula="of:=MONTH([.A19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19" calcext:value-type="date">
            <text:p>19/07/22</text:p>
          </table:table-cell>
          <table:table-cell table:style-name="ce6"/>
          <table:table-cell office:value-type="float" office:value="2141429" calcext:value-type="float">
            <text:p>2141429</text:p>
          </table:table-cell>
          <table:table-cell office:value-type="float" office:value="695330" calcext:value-type="float">
            <text:p>695330</text:p>
          </table:table-cell>
          <table:table-cell office:value-type="float" office:value="2635312" calcext:value-type="float">
            <text:p>2635312</text:p>
          </table:table-cell>
          <table:table-cell table:formula="of:=MONTH([.A20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0" calcext:value-type="date">
            <text:p>20/07/22</text:p>
          </table:table-cell>
          <table:table-cell table:style-name="ce6"/>
          <table:table-cell office:value-type="float" office:value="1871986" calcext:value-type="float">
            <text:p>1871986</text:p>
          </table:table-cell>
          <table:table-cell office:value-type="float" office:value="530421" calcext:value-type="float">
            <text:p>530421</text:p>
          </table:table-cell>
          <table:table-cell office:value-type="float" office:value="2499460" calcext:value-type="float">
            <text:p>2499460</text:p>
          </table:table-cell>
          <table:table-cell table:formula="of:=MONTH([.A201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1" calcext:value-type="date">
            <text:p>21/07/22</text:p>
          </table:table-cell>
          <table:table-cell table:style-name="ce6"/>
          <table:table-cell office:value-type="float" office:value="1934918" calcext:value-type="float">
            <text:p>1934918</text:p>
          </table:table-cell>
          <table:table-cell office:value-type="float" office:value="570951" calcext:value-type="float">
            <text:p>570951</text:p>
          </table:table-cell>
          <table:table-cell office:value-type="float" office:value="2561911" calcext:value-type="float">
            <text:p>2561911</text:p>
          </table:table-cell>
          <table:table-cell table:formula="of:=MONTH([.A20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2" calcext:value-type="date">
            <text:p>22/07/22</text:p>
          </table:table-cell>
          <table:table-cell table:style-name="ce6"/>
          <table:table-cell office:value-type="float" office:value="2101343" calcext:value-type="float">
            <text:p>2101343</text:p>
          </table:table-cell>
          <table:table-cell office:value-type="float" office:value="704815" calcext:value-type="float">
            <text:p>704815</text:p>
          </table:table-cell>
          <table:table-cell office:value-type="float" office:value="2705399" calcext:value-type="float">
            <text:p>2705399</text:p>
          </table:table-cell>
          <table:table-cell table:formula="of:=MONTH([.A20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3" calcext:value-type="date">
            <text:p>23/07/22</text:p>
          </table:table-cell>
          <table:table-cell table:style-name="ce6"/>
          <table:table-cell office:value-type="float" office:value="2159300" calcext:value-type="float">
            <text:p>2159300</text:p>
          </table:table-cell>
          <table:table-cell office:value-type="float" office:value="724770" calcext:value-type="float">
            <text:p>724770</text:p>
          </table:table-cell>
          <table:table-cell office:value-type="float" office:value="2732770" calcext:value-type="float">
            <text:p>2732770</text:p>
          </table:table-cell>
          <table:table-cell table:formula="of:=MONTH([.A20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4" calcext:value-type="date">
            <text:p>24/07/22</text:p>
          </table:table-cell>
          <table:table-cell table:style-name="ce6"/>
          <table:table-cell office:value-type="float" office:value="1942871" calcext:value-type="float">
            <text:p>1942871</text:p>
          </table:table-cell>
          <table:table-cell office:value-type="float" office:value="649027" calcext:value-type="float">
            <text:p>649027</text:p>
          </table:table-cell>
          <table:table-cell office:value-type="float" office:value="2364925" calcext:value-type="float">
            <text:p>2364925</text:p>
          </table:table-cell>
          <table:table-cell table:formula="of:=MONTH([.A20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5" calcext:value-type="date">
            <text:p>25/07/22</text:p>
          </table:table-cell>
          <table:table-cell table:style-name="ce6"/>
          <table:table-cell office:value-type="float" office:value="2177129" calcext:value-type="float">
            <text:p>2177129</text:p>
          </table:table-cell>
          <table:table-cell office:value-type="float" office:value="751205" calcext:value-type="float">
            <text:p>751205</text:p>
          </table:table-cell>
          <table:table-cell office:value-type="float" office:value="2700723" calcext:value-type="float">
            <text:p>2700723</text:p>
          </table:table-cell>
          <table:table-cell table:formula="of:=MONTH([.A20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6" calcext:value-type="date">
            <text:p>26/07/22</text:p>
          </table:table-cell>
          <table:table-cell table:style-name="ce6"/>
          <table:table-cell office:value-type="float" office:value="2124474" calcext:value-type="float">
            <text:p>2124474</text:p>
          </table:table-cell>
          <table:table-cell office:value-type="float" office:value="700043" calcext:value-type="float">
            <text:p>700043</text:p>
          </table:table-cell>
          <table:table-cell office:value-type="float" office:value="2613346" calcext:value-type="float">
            <text:p>2613346</text:p>
          </table:table-cell>
          <table:table-cell table:formula="of:=MONTH([.A207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7" calcext:value-type="date">
            <text:p>27/07/22</text:p>
          </table:table-cell>
          <table:table-cell table:style-name="ce6"/>
          <table:table-cell office:value-type="float" office:value="1858328" calcext:value-type="float">
            <text:p>1858328</text:p>
          </table:table-cell>
          <table:table-cell office:value-type="float" office:value="536756" calcext:value-type="float">
            <text:p>536756</text:p>
          </table:table-cell>
          <table:table-cell office:value-type="float" office:value="2438967" calcext:value-type="float">
            <text:p>2438967</text:p>
          </table:table-cell>
          <table:table-cell table:formula="of:=MONTH([.A208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8" calcext:value-type="date">
            <text:p>28/07/22</text:p>
          </table:table-cell>
          <table:table-cell table:style-name="ce6"/>
          <table:table-cell office:value-type="float" office:value="1923980" calcext:value-type="float">
            <text:p>1923980</text:p>
          </table:table-cell>
          <table:table-cell office:value-type="float" office:value="573200" calcext:value-type="float">
            <text:p>573200</text:p>
          </table:table-cell>
          <table:table-cell office:value-type="float" office:value="2542365" calcext:value-type="float">
            <text:p>2542365</text:p>
          </table:table-cell>
          <table:table-cell table:formula="of:=MONTH([.A20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29" calcext:value-type="date">
            <text:p>29/07/22</text:p>
          </table:table-cell>
          <table:table-cell table:style-name="ce6"/>
          <table:table-cell office:value-type="float" office:value="2127634" calcext:value-type="float">
            <text:p>2127634</text:p>
          </table:table-cell>
          <table:table-cell office:value-type="float" office:value="718310" calcext:value-type="float">
            <text:p>718310</text:p>
          </table:table-cell>
          <table:table-cell office:value-type="float" office:value="2742882" calcext:value-type="float">
            <text:p>2742882</text:p>
          </table:table-cell>
          <table:table-cell table:formula="of:=MONTH([.A21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30" calcext:value-type="date">
            <text:p>30/07/22</text:p>
          </table:table-cell>
          <table:table-cell table:style-name="ce6"/>
          <table:table-cell office:value-type="float" office:value="2198585" calcext:value-type="float">
            <text:p>2198585</text:p>
          </table:table-cell>
          <table:table-cell office:value-type="float" office:value="767320" calcext:value-type="float">
            <text:p>767320</text:p>
          </table:table-cell>
          <table:table-cell office:value-type="float" office:value="2730936" calcext:value-type="float">
            <text:p>2730936</text:p>
          </table:table-cell>
          <table:table-cell table:formula="of:=MONTH([.A211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7-31" calcext:value-type="date">
            <text:p>31/07/22</text:p>
          </table:table-cell>
          <table:table-cell table:style-name="ce6"/>
          <table:table-cell office:value-type="float" office:value="2007412" calcext:value-type="float">
            <text:p>2007412</text:p>
          </table:table-cell>
          <table:table-cell office:value-type="float" office:value="709033" calcext:value-type="float">
            <text:p>709033</text:p>
          </table:table-cell>
          <table:table-cell office:value-type="float" office:value="2367967" calcext:value-type="float">
            <text:p>2367967</text:p>
          </table:table-cell>
          <table:table-cell table:formula="of:=MONTH([.A21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2-08-01" calcext:value-type="date">
            <text:p>01/08/22</text:p>
          </table:table-cell>
          <table:table-cell table:style-name="ce6"/>
          <table:table-cell office:value-type="float" office:value="2238462" calcext:value-type="float">
            <text:p>2238462</text:p>
          </table:table-cell>
          <table:table-cell office:value-type="float" office:value="799861" calcext:value-type="float">
            <text:p>799861</text:p>
          </table:table-cell>
          <table:table-cell office:value-type="float" office:value="2688640" calcext:value-type="float">
            <text:p>2688640</text:p>
          </table:table-cell>
          <table:table-cell table:formula="of:=MONTH([.A21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2" calcext:value-type="date">
            <text:p>02/08/22</text:p>
          </table:table-cell>
          <table:table-cell table:style-name="ce6"/>
          <table:table-cell office:value-type="float" office:value="2031758" calcext:value-type="float">
            <text:p>2031758</text:p>
          </table:table-cell>
          <table:table-cell office:value-type="float" office:value="737235" calcext:value-type="float">
            <text:p>737235</text:p>
          </table:table-cell>
          <table:table-cell office:value-type="float" office:value="2619406" calcext:value-type="float">
            <text:p>2619406</text:p>
          </table:table-cell>
          <table:table-cell table:formula="of:=MONTH([.A214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3" calcext:value-type="date">
            <text:p>03/08/22</text:p>
          </table:table-cell>
          <table:table-cell table:style-name="ce6"/>
          <table:table-cell office:value-type="float" office:value="1797120" calcext:value-type="float">
            <text:p>1797120</text:p>
          </table:table-cell>
          <table:table-cell office:value-type="float" office:value="543601" calcext:value-type="float">
            <text:p>543601</text:p>
          </table:table-cell>
          <table:table-cell office:value-type="float" office:value="2387115" calcext:value-type="float">
            <text:p>2387115</text:p>
          </table:table-cell>
          <table:table-cell table:formula="of:=MONTH([.A21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4" calcext:value-type="date">
            <text:p>04/08/22</text:p>
          </table:table-cell>
          <table:table-cell table:style-name="ce6"/>
          <table:table-cell office:value-type="float" office:value="1855299" calcext:value-type="float">
            <text:p>1855299</text:p>
          </table:table-cell>
          <table:table-cell office:value-type="float" office:value="595739" calcext:value-type="float">
            <text:p>595739</text:p>
          </table:table-cell>
          <table:table-cell office:value-type="float" office:value="2430094" calcext:value-type="float">
            <text:p>2430094</text:p>
          </table:table-cell>
          <table:table-cell table:formula="of:=MONTH([.A216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5" calcext:value-type="date">
            <text:p>05/08/22</text:p>
          </table:table-cell>
          <table:table-cell table:style-name="ce6"/>
          <table:table-cell office:value-type="float" office:value="2063720" calcext:value-type="float">
            <text:p>2063720</text:p>
          </table:table-cell>
          <table:table-cell office:value-type="float" office:value="743599" calcext:value-type="float">
            <text:p>743599</text:p>
          </table:table-cell>
          <table:table-cell office:value-type="float" office:value="2707986" calcext:value-type="float">
            <text:p>2707986</text:p>
          </table:table-cell>
          <table:table-cell table:formula="of:=MONTH([.A21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6" calcext:value-type="date">
            <text:p>06/08/22</text:p>
          </table:table-cell>
          <table:table-cell table:style-name="ce6"/>
          <table:table-cell office:value-type="float" office:value="2109091" calcext:value-type="float">
            <text:p>2109091</text:p>
          </table:table-cell>
          <table:table-cell office:value-type="float" office:value="762547" calcext:value-type="float">
            <text:p>762547</text:p>
          </table:table-cell>
          <table:table-cell office:value-type="float" office:value="2725000" calcext:value-type="float">
            <text:p>2725000</text:p>
          </table:table-cell>
          <table:table-cell table:formula="of:=MONTH([.A21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7" calcext:value-type="date">
            <text:p>07/08/22</text:p>
          </table:table-cell>
          <table:table-cell table:style-name="ce6"/>
          <table:table-cell office:value-type="float" office:value="1925641" calcext:value-type="float">
            <text:p>1925641</text:p>
          </table:table-cell>
          <table:table-cell office:value-type="float" office:value="683212" calcext:value-type="float">
            <text:p>683212</text:p>
          </table:table-cell>
          <table:table-cell office:value-type="float" office:value="2290340" calcext:value-type="float">
            <text:p>2290340</text:p>
          </table:table-cell>
          <table:table-cell table:formula="of:=MONTH([.A219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table:style-name="ce6"/>
          <table:table-cell office:value-type="float" office:value="2168264" calcext:value-type="float">
            <text:p>2168264</text:p>
          </table:table-cell>
          <table:table-cell office:value-type="float" office:value="831789" calcext:value-type="float">
            <text:p>831789</text:p>
          </table:table-cell>
          <table:table-cell office:value-type="float" office:value="2647897" calcext:value-type="float">
            <text:p>2647897</text:p>
          </table:table-cell>
          <table:table-cell table:formula="of:=MONTH([.A22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09" calcext:value-type="date">
            <text:p>09/08/22</text:p>
          </table:table-cell>
          <table:table-cell table:style-name="ce6"/>
          <table:table-cell office:value-type="float" office:value="2022858" calcext:value-type="float">
            <text:p>2022858</text:p>
          </table:table-cell>
          <table:table-cell office:value-type="float" office:value="761861" calcext:value-type="float">
            <text:p>761861</text:p>
          </table:table-cell>
          <table:table-cell office:value-type="float" office:value="2567986" calcext:value-type="float">
            <text:p>2567986</text:p>
          </table:table-cell>
          <table:table-cell table:formula="of:=MONTH([.A22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0" calcext:value-type="date">
            <text:p>10/08/22</text:p>
          </table:table-cell>
          <table:table-cell table:style-name="ce6"/>
          <table:table-cell office:value-type="float" office:value="1727075" calcext:value-type="float">
            <text:p>1727075</text:p>
          </table:table-cell>
          <table:table-cell office:value-type="float" office:value="559420" calcext:value-type="float">
            <text:p>559420</text:p>
          </table:table-cell>
          <table:table-cell office:value-type="float" office:value="2306829" calcext:value-type="float">
            <text:p>2306829</text:p>
          </table:table-cell>
          <table:table-cell table:formula="of:=MONTH([.A22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1" calcext:value-type="date">
            <text:p>11/08/22</text:p>
          </table:table-cell>
          <table:table-cell table:style-name="ce6"/>
          <table:table-cell office:value-type="float" office:value="1761348" calcext:value-type="float">
            <text:p>1761348</text:p>
          </table:table-cell>
          <table:table-cell office:value-type="float" office:value="590749" calcext:value-type="float">
            <text:p>590749</text:p>
          </table:table-cell>
          <table:table-cell office:value-type="float" office:value="2391906" calcext:value-type="float">
            <text:p>2391906</text:p>
          </table:table-cell>
          <table:table-cell table:formula="of:=MONTH([.A22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2" calcext:value-type="date">
            <text:p>12/08/22</text:p>
          </table:table-cell>
          <table:table-cell table:style-name="ce6"/>
          <table:table-cell office:value-type="float" office:value="2045301" calcext:value-type="float">
            <text:p>2045301</text:p>
          </table:table-cell>
          <table:table-cell office:value-type="float" office:value="761821" calcext:value-type="float">
            <text:p>761821</text:p>
          </table:table-cell>
          <table:table-cell office:value-type="float" office:value="2602446" calcext:value-type="float">
            <text:p>2602446</text:p>
          </table:table-cell>
          <table:table-cell table:formula="of:=MONTH([.A224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3" calcext:value-type="date">
            <text:p>13/08/22</text:p>
          </table:table-cell>
          <table:table-cell table:style-name="ce6"/>
          <table:table-cell office:value-type="float" office:value="2065379" calcext:value-type="float">
            <text:p>2065379</text:p>
          </table:table-cell>
          <table:table-cell office:value-type="float" office:value="783744" calcext:value-type="float">
            <text:p>783744</text:p>
          </table:table-cell>
          <table:table-cell office:value-type="float" office:value="2627564" calcext:value-type="float">
            <text:p>2627564</text:p>
          </table:table-cell>
          <table:table-cell table:formula="of:=MONTH([.A22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4" calcext:value-type="date">
            <text:p>14/08/22</text:p>
          </table:table-cell>
          <table:table-cell table:style-name="ce6"/>
          <table:table-cell office:value-type="float" office:value="1811767" calcext:value-type="float">
            <text:p>1811767</text:p>
          </table:table-cell>
          <table:table-cell office:value-type="float" office:value="689895" calcext:value-type="float">
            <text:p>689895</text:p>
          </table:table-cell>
          <table:table-cell office:value-type="float" office:value="2171962" calcext:value-type="float">
            <text:p>2171962</text:p>
          </table:table-cell>
          <table:table-cell table:formula="of:=MONTH([.A226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5" calcext:value-type="date">
            <text:p>15/08/22</text:p>
          </table:table-cell>
          <table:table-cell table:style-name="ce6"/>
          <table:table-cell office:value-type="float" office:value="2114166" calcext:value-type="float">
            <text:p>2114166</text:p>
          </table:table-cell>
          <table:table-cell office:value-type="float" office:value="862949" calcext:value-type="float">
            <text:p>862949</text:p>
          </table:table-cell>
          <table:table-cell office:value-type="float" office:value="2584444" calcext:value-type="float">
            <text:p>2584444</text:p>
          </table:table-cell>
          <table:table-cell table:formula="of:=MONTH([.A22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6" calcext:value-type="date">
            <text:p>16/08/22</text:p>
          </table:table-cell>
          <table:table-cell table:style-name="ce6"/>
          <table:table-cell office:value-type="float" office:value="1980585" calcext:value-type="float">
            <text:p>1980585</text:p>
          </table:table-cell>
          <table:table-cell office:value-type="float" office:value="773319" calcext:value-type="float">
            <text:p>773319</text:p>
          </table:table-cell>
          <table:table-cell office:value-type="float" office:value="2576965" calcext:value-type="float">
            <text:p>2576965</text:p>
          </table:table-cell>
          <table:table-cell table:formula="of:=MONTH([.A22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7" calcext:value-type="date">
            <text:p>17/08/22</text:p>
          </table:table-cell>
          <table:table-cell table:style-name="ce6"/>
          <table:table-cell office:value-type="float" office:value="1607238" calcext:value-type="float">
            <text:p>1607238</text:p>
          </table:table-cell>
          <table:table-cell office:value-type="float" office:value="565946" calcext:value-type="float">
            <text:p>565946</text:p>
          </table:table-cell>
          <table:table-cell office:value-type="float" office:value="2247446" calcext:value-type="float">
            <text:p>2247446</text:p>
          </table:table-cell>
          <table:table-cell table:formula="of:=MONTH([.A229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8" calcext:value-type="date">
            <text:p>18/08/22</text:p>
          </table:table-cell>
          <table:table-cell table:style-name="ce6"/>
          <table:table-cell office:value-type="float" office:value="1678231" calcext:value-type="float">
            <text:p>1678231</text:p>
          </table:table-cell>
          <table:table-cell office:value-type="float" office:value="586718" calcext:value-type="float">
            <text:p>586718</text:p>
          </table:table-cell>
          <table:table-cell office:value-type="float" office:value="2306838" calcext:value-type="float">
            <text:p>2306838</text:p>
          </table:table-cell>
          <table:table-cell table:formula="of:=MONTH([.A23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19" calcext:value-type="date">
            <text:p>19/08/22</text:p>
          </table:table-cell>
          <table:table-cell table:style-name="ce6"/>
          <table:table-cell office:value-type="float" office:value="1945026" calcext:value-type="float">
            <text:p>1945026</text:p>
          </table:table-cell>
          <table:table-cell office:value-type="float" office:value="772380" calcext:value-type="float">
            <text:p>772380</text:p>
          </table:table-cell>
          <table:table-cell office:value-type="float" office:value="2533184" calcext:value-type="float">
            <text:p>2533184</text:p>
          </table:table-cell>
          <table:table-cell table:formula="of:=MONTH([.A23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0" calcext:value-type="date">
            <text:p>20/08/22</text:p>
          </table:table-cell>
          <table:table-cell table:style-name="ce6"/>
          <table:table-cell office:value-type="float" office:value="1990608" calcext:value-type="float">
            <text:p>1990608</text:p>
          </table:table-cell>
          <table:table-cell office:value-type="float" office:value="764468" calcext:value-type="float">
            <text:p>764468</text:p>
          </table:table-cell>
          <table:table-cell office:value-type="float" office:value="2559244" calcext:value-type="float">
            <text:p>2559244</text:p>
          </table:table-cell>
          <table:table-cell table:formula="of:=MONTH([.A23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1" calcext:value-type="date">
            <text:p>21/08/22</text:p>
          </table:table-cell>
          <table:table-cell table:style-name="ce6"/>
          <table:table-cell office:value-type="float" office:value="1685462" calcext:value-type="float">
            <text:p>1685462</text:p>
          </table:table-cell>
          <table:table-cell office:value-type="float" office:value="625822" calcext:value-type="float">
            <text:p>625822</text:p>
          </table:table-cell>
          <table:table-cell office:value-type="float" office:value="2039233" calcext:value-type="float">
            <text:p>2039233</text:p>
          </table:table-cell>
          <table:table-cell table:formula="of:=MONTH([.A23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2" calcext:value-type="date">
            <text:p>22/08/22</text:p>
          </table:table-cell>
          <table:table-cell table:style-name="ce6"/>
          <table:table-cell office:value-type="float" office:value="1965020" calcext:value-type="float">
            <text:p>1965020</text:p>
          </table:table-cell>
          <table:table-cell office:value-type="float" office:value="841806" calcext:value-type="float">
            <text:p>841806</text:p>
          </table:table-cell>
          <table:table-cell office:value-type="float" office:value="2493162" calcext:value-type="float">
            <text:p>2493162</text:p>
          </table:table-cell>
          <table:table-cell table:formula="of:=MONTH([.A234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3" calcext:value-type="date">
            <text:p>23/08/22</text:p>
          </table:table-cell>
          <table:table-cell table:style-name="ce6"/>
          <table:table-cell office:value-type="float" office:value="1820355" calcext:value-type="float">
            <text:p>1820355</text:p>
          </table:table-cell>
          <table:table-cell office:value-type="float" office:value="726788" calcext:value-type="float">
            <text:p>726788</text:p>
          </table:table-cell>
          <table:table-cell office:value-type="float" office:value="2358007" calcext:value-type="float">
            <text:p>2358007</text:p>
          </table:table-cell>
          <table:table-cell table:formula="of:=MONTH([.A23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4" calcext:value-type="date">
            <text:p>24/08/22</text:p>
          </table:table-cell>
          <table:table-cell table:style-name="ce6"/>
          <table:table-cell office:value-type="float" office:value="1468219" calcext:value-type="float">
            <text:p>1468219</text:p>
          </table:table-cell>
          <table:table-cell office:value-type="float" office:value="523186" calcext:value-type="float">
            <text:p>523186</text:p>
          </table:table-cell>
          <table:table-cell office:value-type="float" office:value="2015088" calcext:value-type="float">
            <text:p>2015088</text:p>
          </table:table-cell>
          <table:table-cell table:formula="of:=MONTH([.A236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5" calcext:value-type="date">
            <text:p>25/08/22</text:p>
          </table:table-cell>
          <table:table-cell table:style-name="ce6"/>
          <table:table-cell office:value-type="float" office:value="1539707" calcext:value-type="float">
            <text:p>1539707</text:p>
          </table:table-cell>
          <table:table-cell office:value-type="float" office:value="540043" calcext:value-type="float">
            <text:p>540043</text:p>
          </table:table-cell>
          <table:table-cell office:value-type="float" office:value="2188688" calcext:value-type="float">
            <text:p>2188688</text:p>
          </table:table-cell>
          <table:table-cell table:formula="of:=MONTH([.A23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6" calcext:value-type="date">
            <text:p>26/08/22</text:p>
          </table:table-cell>
          <table:table-cell table:style-name="ce6"/>
          <table:table-cell office:value-type="float" office:value="1826310" calcext:value-type="float">
            <text:p>1826310</text:p>
          </table:table-cell>
          <table:table-cell office:value-type="float" office:value="721060" calcext:value-type="float">
            <text:p>721060</text:p>
          </table:table-cell>
          <table:table-cell office:value-type="float" office:value="2561109" calcext:value-type="float">
            <text:p>2561109</text:p>
          </table:table-cell>
          <table:table-cell table:formula="of:=MONTH([.A23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7" calcext:value-type="date">
            <text:p>27/08/22</text:p>
          </table:table-cell>
          <table:table-cell table:style-name="ce6"/>
          <table:table-cell office:value-type="float" office:value="1853622" calcext:value-type="float">
            <text:p>1853622</text:p>
          </table:table-cell>
          <table:table-cell office:value-type="float" office:value="738873" calcext:value-type="float">
            <text:p>738873</text:p>
          </table:table-cell>
          <table:table-cell office:value-type="float" office:value="2658558" calcext:value-type="float">
            <text:p>2658558</text:p>
          </table:table-cell>
          <table:table-cell table:formula="of:=MONTH([.A239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8" calcext:value-type="date">
            <text:p>28/08/22</text:p>
          </table:table-cell>
          <table:table-cell table:style-name="ce6"/>
          <table:table-cell office:value-type="float" office:value="1511294" calcext:value-type="float">
            <text:p>1511294</text:p>
          </table:table-cell>
          <table:table-cell office:value-type="float" office:value="591734" calcext:value-type="float">
            <text:p>591734</text:p>
          </table:table-cell>
          <table:table-cell office:value-type="float" office:value="1954902" calcext:value-type="float">
            <text:p>1954902</text:p>
          </table:table-cell>
          <table:table-cell table:formula="of:=MONTH([.A24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29" calcext:value-type="date">
            <text:p>29/08/22</text:p>
          </table:table-cell>
          <table:table-cell table:style-name="ce6"/>
          <table:table-cell office:value-type="float" office:value="1900658" calcext:value-type="float">
            <text:p>1900658</text:p>
          </table:table-cell>
          <table:table-cell office:value-type="float" office:value="807695" calcext:value-type="float">
            <text:p>807695</text:p>
          </table:table-cell>
          <table:table-cell office:value-type="float" office:value="1887845" calcext:value-type="float">
            <text:p>1887845</text:p>
          </table:table-cell>
          <table:table-cell table:formula="of:=MONTH([.A24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30" calcext:value-type="date">
            <text:p>30/08/22</text:p>
          </table:table-cell>
          <table:table-cell table:style-name="ce6"/>
          <table:table-cell office:value-type="float" office:value="1629475" calcext:value-type="float">
            <text:p>1629475</text:p>
          </table:table-cell>
          <table:table-cell office:value-type="float" office:value="711178" calcext:value-type="float">
            <text:p>711178</text:p>
          </table:table-cell>
          <table:table-cell office:value-type="float" office:value="2278159" calcext:value-type="float">
            <text:p>2278159</text:p>
          </table:table-cell>
          <table:table-cell table:formula="of:=MONTH([.A24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8-31" calcext:value-type="date">
            <text:p>31/08/22</text:p>
          </table:table-cell>
          <table:table-cell table:style-name="ce6"/>
          <table:table-cell office:value-type="float" office:value="1345064" calcext:value-type="float">
            <text:p>1345064</text:p>
          </table:table-cell>
          <table:table-cell office:value-type="float" office:value="516068" calcext:value-type="float">
            <text:p>516068</text:p>
          </table:table-cell>
          <table:table-cell office:value-type="float" office:value="2037750" calcext:value-type="float">
            <text:p>2037750</text:p>
          </table:table-cell>
          <table:table-cell table:formula="of:=MONTH([.A24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9-01" calcext:value-type="date">
            <text:p>01/09/22</text:p>
          </table:table-cell>
          <table:table-cell table:style-name="ce6"/>
          <table:table-cell office:value-type="float" office:value="1465197" calcext:value-type="float">
            <text:p>1465197</text:p>
          </table:table-cell>
          <table:table-cell office:value-type="float" office:value="578131" calcext:value-type="float">
            <text:p>578131</text:p>
          </table:table-cell>
          <table:table-cell office:value-type="float" office:value="1889044" calcext:value-type="float">
            <text:p>1889044</text:p>
          </table:table-cell>
          <table:table-cell table:formula="of:=MONTH([.A24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2" calcext:value-type="date">
            <text:p>02/09/22</text:p>
          </table:table-cell>
          <table:table-cell table:style-name="ce6"/>
          <table:table-cell office:value-type="float" office:value="1896846" calcext:value-type="float">
            <text:p>1896846</text:p>
          </table:table-cell>
          <table:table-cell office:value-type="float" office:value="877698" calcext:value-type="float">
            <text:p>877698</text:p>
          </table:table-cell>
          <table:table-cell office:value-type="float" office:value="2109858" calcext:value-type="float">
            <text:p>2109858</text:p>
          </table:table-cell>
          <table:table-cell table:formula="of:=MONTH([.A24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3" calcext:value-type="date">
            <text:p>03/09/22</text:p>
          </table:table-cell>
          <table:table-cell table:style-name="ce6"/>
          <table:table-cell office:value-type="float" office:value="2129999" calcext:value-type="float">
            <text:p>2129999</text:p>
          </table:table-cell>
          <table:table-cell office:value-type="float" office:value="968673" calcext:value-type="float">
            <text:p>968673</text:p>
          </table:table-cell>
          <table:table-cell office:value-type="float" office:value="2198828" calcext:value-type="float">
            <text:p>2198828</text:p>
          </table:table-cell>
          <table:table-cell table:formula="of:=MONTH([.A24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4" calcext:value-type="date">
            <text:p>04/09/22</text:p>
          </table:table-cell>
          <table:table-cell table:style-name="ce6"/>
          <table:table-cell office:value-type="float" office:value="1545955" calcext:value-type="float">
            <text:p>1545955</text:p>
          </table:table-cell>
          <table:table-cell office:value-type="float" office:value="664640" calcext:value-type="float">
            <text:p>664640</text:p>
          </table:table-cell>
          <table:table-cell office:value-type="float" office:value="1755502" calcext:value-type="float">
            <text:p>1755502</text:p>
          </table:table-cell>
          <table:table-cell table:formula="of:=MONTH([.A24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5" calcext:value-type="date">
            <text:p>05/09/22</text:p>
          </table:table-cell>
          <table:table-cell table:style-name="ce6"/>
          <table:table-cell office:value-type="float" office:value="1630786" calcext:value-type="float">
            <text:p>1630786</text:p>
          </table:table-cell>
          <table:table-cell office:value-type="float" office:value="689630" calcext:value-type="float">
            <text:p>689630</text:p>
          </table:table-cell>
          <table:table-cell office:value-type="float" office:value="2370003" calcext:value-type="float">
            <text:p>2370003</text:p>
          </table:table-cell>
          <table:table-cell table:formula="of:=MONTH([.A24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6" calcext:value-type="date">
            <text:p>06/09/22</text:p>
          </table:table-cell>
          <table:table-cell table:style-name="ce6"/>
          <table:table-cell office:value-type="float" office:value="2025556" calcext:value-type="float">
            <text:p>2025556</text:p>
          </table:table-cell>
          <table:table-cell office:value-type="float" office:value="935308" calcext:value-type="float">
            <text:p>935308</text:p>
          </table:table-cell>
          <table:table-cell office:value-type="float" office:value="2292985" calcext:value-type="float">
            <text:p>2292985</text:p>
          </table:table-cell>
          <table:table-cell table:formula="of:=MONTH([.A24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7" calcext:value-type="date">
            <text:p>07/09/22</text:p>
          </table:table-cell>
          <table:table-cell table:style-name="ce6"/>
          <table:table-cell office:value-type="float" office:value="1662932" calcext:value-type="float">
            <text:p>1662932</text:p>
          </table:table-cell>
          <table:table-cell office:value-type="float" office:value="704075" calcext:value-type="float">
            <text:p>704075</text:p>
          </table:table-cell>
          <table:table-cell office:value-type="float" office:value="1943379" calcext:value-type="float">
            <text:p>1943379</text:p>
          </table:table-cell>
          <table:table-cell table:formula="of:=MONTH([.A25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8" calcext:value-type="date">
            <text:p>08/09/22</text:p>
          </table:table-cell>
          <table:table-cell table:style-name="ce6"/>
          <table:table-cell office:value-type="float" office:value="1439804" calcext:value-type="float">
            <text:p>1439804</text:p>
          </table:table-cell>
          <table:table-cell office:value-type="float" office:value="616923" calcext:value-type="float">
            <text:p>616923</text:p>
          </table:table-cell>
          <table:table-cell office:value-type="float" office:value="2005867" calcext:value-type="float">
            <text:p>2005867</text:p>
          </table:table-cell>
          <table:table-cell table:formula="of:=MONTH([.A25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09" calcext:value-type="date">
            <text:p>09/09/22</text:p>
          </table:table-cell>
          <table:table-cell table:style-name="ce6"/>
          <table:table-cell office:value-type="float" office:value="1685668" calcext:value-type="float">
            <text:p>1685668</text:p>
          </table:table-cell>
          <table:table-cell office:value-type="float" office:value="755051" calcext:value-type="float">
            <text:p>755051</text:p>
          </table:table-cell>
          <table:table-cell office:value-type="float" office:value="2449302" calcext:value-type="float">
            <text:p>2449302</text:p>
          </table:table-cell>
          <table:table-cell table:formula="of:=MONTH([.A25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0" calcext:value-type="date">
            <text:p>10/09/22</text:p>
          </table:table-cell>
          <table:table-cell table:style-name="ce6"/>
          <table:table-cell office:value-type="float" office:value="1792979" calcext:value-type="float">
            <text:p>1792979</text:p>
          </table:table-cell>
          <table:table-cell office:value-type="float" office:value="731353" calcext:value-type="float">
            <text:p>731353</text:p>
          </table:table-cell>
          <table:table-cell office:value-type="float" office:value="2484025" calcext:value-type="float">
            <text:p>2484025</text:p>
          </table:table-cell>
          <table:table-cell table:formula="of:=MONTH([.A25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1" calcext:value-type="date">
            <text:p>11/09/22</text:p>
          </table:table-cell>
          <table:table-cell table:style-name="ce6"/>
          <table:table-cell office:value-type="float" office:value="1363653" calcext:value-type="float">
            <text:p>1363653</text:p>
          </table:table-cell>
          <table:table-cell office:value-type="float" office:value="613703" calcext:value-type="float">
            <text:p>613703</text:p>
          </table:table-cell>
          <table:table-cell office:value-type="float" office:value="1879822" calcext:value-type="float">
            <text:p>1879822</text:p>
          </table:table-cell>
          <table:table-cell table:formula="of:=MONTH([.A25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2" calcext:value-type="date">
            <text:p>12/09/22</text:p>
          </table:table-cell>
          <table:table-cell table:style-name="ce6"/>
          <table:table-cell office:value-type="float" office:value="1966456" calcext:value-type="float">
            <text:p>1966456</text:p>
          </table:table-cell>
          <table:table-cell office:value-type="float" office:value="809850" calcext:value-type="float">
            <text:p>809850</text:p>
          </table:table-cell>
          <table:table-cell office:value-type="float" office:value="2485134" calcext:value-type="float">
            <text:p>2485134</text:p>
          </table:table-cell>
          <table:table-cell table:formula="of:=MONTH([.A25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3" calcext:value-type="date">
            <text:p>13/09/22</text:p>
          </table:table-cell>
          <table:table-cell table:style-name="ce6"/>
          <table:table-cell office:value-type="float" office:value="1672895" calcext:value-type="float">
            <text:p>1672895</text:p>
          </table:table-cell>
          <table:table-cell office:value-type="float" office:value="729558" calcext:value-type="float">
            <text:p>729558</text:p>
          </table:table-cell>
          <table:table-cell office:value-type="float" office:value="2405832" calcext:value-type="float">
            <text:p>2405832</text:p>
          </table:table-cell>
          <table:table-cell table:formula="of:=MONTH([.A25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4" calcext:value-type="date">
            <text:p>14/09/22</text:p>
          </table:table-cell>
          <table:table-cell table:style-name="ce6"/>
          <table:table-cell office:value-type="float" office:value="1271516" calcext:value-type="float">
            <text:p>1271516</text:p>
          </table:table-cell>
          <table:table-cell office:value-type="float" office:value="522383" calcext:value-type="float">
            <text:p>522383</text:p>
          </table:table-cell>
          <table:table-cell office:value-type="float" office:value="2013050" calcext:value-type="float">
            <text:p>2013050</text:p>
          </table:table-cell>
          <table:table-cell table:formula="of:=MONTH([.A25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5" calcext:value-type="date">
            <text:p>15/09/22</text:p>
          </table:table-cell>
          <table:table-cell table:style-name="ce6"/>
          <table:table-cell office:value-type="float" office:value="1455913" calcext:value-type="float">
            <text:p>1455913</text:p>
          </table:table-cell>
          <table:table-cell office:value-type="float" office:value="577847" calcext:value-type="float">
            <text:p>577847</text:p>
          </table:table-cell>
          <table:table-cell office:value-type="float" office:value="2146857" calcext:value-type="float">
            <text:p>2146857</text:p>
          </table:table-cell>
          <table:table-cell table:formula="of:=MONTH([.A25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6" calcext:value-type="date">
            <text:p>16/09/22</text:p>
          </table:table-cell>
          <table:table-cell table:style-name="ce6"/>
          <table:table-cell office:value-type="float" office:value="1851345" calcext:value-type="float">
            <text:p>1851345</text:p>
          </table:table-cell>
          <table:table-cell office:value-type="float" office:value="784746" calcext:value-type="float">
            <text:p>784746</text:p>
          </table:table-cell>
          <table:table-cell office:value-type="float" office:value="2455410" calcext:value-type="float">
            <text:p>2455410</text:p>
          </table:table-cell>
          <table:table-cell table:formula="of:=MONTH([.A25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7" calcext:value-type="date">
            <text:p>17/09/22</text:p>
          </table:table-cell>
          <table:table-cell table:style-name="ce6"/>
          <table:table-cell office:value-type="float" office:value="1942337" calcext:value-type="float">
            <text:p>1942337</text:p>
          </table:table-cell>
          <table:table-cell office:value-type="float" office:value="812214" calcext:value-type="float">
            <text:p>812214</text:p>
          </table:table-cell>
          <table:table-cell office:value-type="float" office:value="2571924" calcext:value-type="float">
            <text:p>2571924</text:p>
          </table:table-cell>
          <table:table-cell table:formula="of:=MONTH([.A26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8" calcext:value-type="date">
            <text:p>18/09/22</text:p>
          </table:table-cell>
          <table:table-cell table:style-name="ce6"/>
          <table:table-cell office:value-type="float" office:value="1476269" calcext:value-type="float">
            <text:p>1476269</text:p>
          </table:table-cell>
          <table:table-cell office:value-type="float" office:value="638575" calcext:value-type="float">
            <text:p>638575</text:p>
          </table:table-cell>
          <table:table-cell office:value-type="float" office:value="1938402" calcext:value-type="float">
            <text:p>1938402</text:p>
          </table:table-cell>
          <table:table-cell table:formula="of:=MONTH([.A26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19" calcext:value-type="date">
            <text:p>19/09/22</text:p>
          </table:table-cell>
          <table:table-cell table:style-name="ce6"/>
          <table:table-cell office:value-type="float" office:value="2075468" calcext:value-type="float">
            <text:p>2075468</text:p>
          </table:table-cell>
          <table:table-cell office:value-type="float" office:value="847968" calcext:value-type="float">
            <text:p>847968</text:p>
          </table:table-cell>
          <table:table-cell office:value-type="float" office:value="2517826" calcext:value-type="float">
            <text:p>2517826</text:p>
          </table:table-cell>
          <table:table-cell table:formula="of:=MONTH([.A26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0" calcext:value-type="date">
            <text:p>20/09/22</text:p>
          </table:table-cell>
          <table:table-cell table:style-name="ce6"/>
          <table:table-cell office:value-type="float" office:value="1820152" calcext:value-type="float">
            <text:p>1820152</text:p>
          </table:table-cell>
          <table:table-cell office:value-type="float" office:value="769936" calcext:value-type="float">
            <text:p>769936</text:p>
          </table:table-cell>
          <table:table-cell office:value-type="float" office:value="2431388" calcext:value-type="float">
            <text:p>2431388</text:p>
          </table:table-cell>
          <table:table-cell table:formula="of:=MONTH([.A26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1" calcext:value-type="date">
            <text:p>21/09/22</text:p>
          </table:table-cell>
          <table:table-cell table:style-name="ce6"/>
          <table:table-cell office:value-type="float" office:value="1338166" calcext:value-type="float">
            <text:p>1338166</text:p>
          </table:table-cell>
          <table:table-cell office:value-type="float" office:value="549741" calcext:value-type="float">
            <text:p>549741</text:p>
          </table:table-cell>
          <table:table-cell office:value-type="float" office:value="2033490" calcext:value-type="float">
            <text:p>2033490</text:p>
          </table:table-cell>
          <table:table-cell table:formula="of:=MONTH([.A26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2" calcext:value-type="date">
            <text:p>22/09/22</text:p>
          </table:table-cell>
          <table:table-cell table:style-name="ce6"/>
          <table:table-cell office:value-type="float" office:value="1460478" calcext:value-type="float">
            <text:p>1460478</text:p>
          </table:table-cell>
          <table:table-cell office:value-type="float" office:value="608726" calcext:value-type="float">
            <text:p>608726</text:p>
          </table:table-cell>
          <table:table-cell office:value-type="float" office:value="2188236" calcext:value-type="float">
            <text:p>2188236</text:p>
          </table:table-cell>
          <table:table-cell table:formula="of:=MONTH([.A265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3" calcext:value-type="date">
            <text:p>23/09/22</text:p>
          </table:table-cell>
          <table:table-cell table:style-name="ce6"/>
          <table:table-cell office:value-type="float" office:value="1904732" calcext:value-type="float">
            <text:p>1904732</text:p>
          </table:table-cell>
          <table:table-cell office:value-type="float" office:value="826316" calcext:value-type="float">
            <text:p>826316</text:p>
          </table:table-cell>
          <table:table-cell office:value-type="float" office:value="2510926" calcext:value-type="float">
            <text:p>2510926</text:p>
          </table:table-cell>
          <table:table-cell table:formula="of:=MONTH([.A26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4" calcext:value-type="date">
            <text:p>24/09/22</text:p>
          </table:table-cell>
          <table:table-cell table:style-name="ce6"/>
          <table:table-cell office:value-type="float" office:value="2019891" calcext:value-type="float">
            <text:p>2019891</text:p>
          </table:table-cell>
          <table:table-cell office:value-type="float" office:value="826329" calcext:value-type="float">
            <text:p>826329</text:p>
          </table:table-cell>
          <table:table-cell office:value-type="float" office:value="2547611" calcext:value-type="float">
            <text:p>2547611</text:p>
          </table:table-cell>
          <table:table-cell table:formula="of:=MONTH([.A26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5" calcext:value-type="date">
            <text:p>25/09/22</text:p>
          </table:table-cell>
          <table:table-cell table:style-name="ce6"/>
          <table:table-cell office:value-type="float" office:value="1525438" calcext:value-type="float">
            <text:p>1525438</text:p>
          </table:table-cell>
          <table:table-cell office:value-type="float" office:value="659350" calcext:value-type="float">
            <text:p>659350</text:p>
          </table:table-cell>
          <table:table-cell office:value-type="float" office:value="1966234" calcext:value-type="float">
            <text:p>1966234</text:p>
          </table:table-cell>
          <table:table-cell table:formula="of:=MONTH([.A26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6" calcext:value-type="date">
            <text:p>26/09/22</text:p>
          </table:table-cell>
          <table:table-cell table:style-name="ce6"/>
          <table:table-cell office:value-type="float" office:value="2102155" calcext:value-type="float">
            <text:p>2102155</text:p>
          </table:table-cell>
          <table:table-cell office:value-type="float" office:value="873038" calcext:value-type="float">
            <text:p>873038</text:p>
          </table:table-cell>
          <table:table-cell office:value-type="float" office:value="2452596" calcext:value-type="float">
            <text:p>2452596</text:p>
          </table:table-cell>
          <table:table-cell table:formula="of:=MONTH([.A26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7" calcext:value-type="date">
            <text:p>27/09/22</text:p>
          </table:table-cell>
          <table:table-cell table:style-name="ce6"/>
          <table:table-cell office:value-type="float" office:value="1849171" calcext:value-type="float">
            <text:p>1849171</text:p>
          </table:table-cell>
          <table:table-cell office:value-type="float" office:value="797699" calcext:value-type="float">
            <text:p>797699</text:p>
          </table:table-cell>
          <table:table-cell office:value-type="float" office:value="2368818" calcext:value-type="float">
            <text:p>2368818</text:p>
          </table:table-cell>
          <table:table-cell table:formula="of:=MONTH([.A27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8" calcext:value-type="date">
            <text:p>28/09/22</text:p>
          </table:table-cell>
          <table:table-cell table:style-name="ce6"/>
          <table:table-cell office:value-type="float" office:value="1334997" calcext:value-type="float">
            <text:p>1334997</text:p>
          </table:table-cell>
          <table:table-cell office:value-type="float" office:value="568688" calcext:value-type="float">
            <text:p>568688</text:p>
          </table:table-cell>
          <table:table-cell office:value-type="float" office:value="1998980" calcext:value-type="float">
            <text:p>1998980</text:p>
          </table:table-cell>
          <table:table-cell table:formula="of:=MONTH([.A27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29" calcext:value-type="date">
            <text:p>29/09/22</text:p>
          </table:table-cell>
          <table:table-cell table:style-name="ce6"/>
          <table:table-cell office:value-type="float" office:value="1448369" calcext:value-type="float">
            <text:p>1448369</text:p>
          </table:table-cell>
          <table:table-cell office:value-type="float" office:value="634046" calcext:value-type="float">
            <text:p>634046</text:p>
          </table:table-cell>
          <table:table-cell office:value-type="float" office:value="2082179" calcext:value-type="float">
            <text:p>2082179</text:p>
          </table:table-cell>
          <table:table-cell table:formula="of:=MONTH([.A27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09-30" calcext:value-type="date">
            <text:p>30/09/22</text:p>
          </table:table-cell>
          <table:table-cell table:style-name="ce6"/>
          <table:table-cell office:value-type="float" office:value="1934592" calcext:value-type="float">
            <text:p>1934592</text:p>
          </table:table-cell>
          <table:table-cell office:value-type="float" office:value="855908" calcext:value-type="float">
            <text:p>855908</text:p>
          </table:table-cell>
          <table:table-cell office:value-type="float" office:value="2447687" calcext:value-type="float">
            <text:p>2447687</text:p>
          </table:table-cell>
          <table:table-cell table:formula="of:=MONTH([.A27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2-10-01" calcext:value-type="date">
            <text:p>01/10/22</text:p>
          </table:table-cell>
          <table:table-cell table:style-name="ce6"/>
          <table:table-cell office:value-type="float" office:value="2011794" calcext:value-type="float">
            <text:p>2011794</text:p>
          </table:table-cell>
          <table:table-cell office:value-type="float" office:value="857186" calcext:value-type="float">
            <text:p>857186</text:p>
          </table:table-cell>
          <table:table-cell office:value-type="float" office:value="2526835" calcext:value-type="float">
            <text:p>2526835</text:p>
          </table:table-cell>
          <table:table-cell table:formula="of:=MONTH([.A27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2" calcext:value-type="date">
            <text:p>02/10/22</text:p>
          </table:table-cell>
          <table:table-cell table:style-name="ce6"/>
          <table:table-cell office:value-type="float" office:value="1534114" calcext:value-type="float">
            <text:p>1534114</text:p>
          </table:table-cell>
          <table:table-cell office:value-type="float" office:value="677661" calcext:value-type="float">
            <text:p>677661</text:p>
          </table:table-cell>
          <table:table-cell office:value-type="float" office:value="1921185" calcext:value-type="float">
            <text:p>1921185</text:p>
          </table:table-cell>
          <table:table-cell table:formula="of:=MONTH([.A27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3" calcext:value-type="date">
            <text:p>03/10/22</text:p>
          </table:table-cell>
          <table:table-cell table:style-name="ce6"/>
          <table:table-cell office:value-type="float" office:value="2100167" calcext:value-type="float">
            <text:p>2100167</text:p>
          </table:table-cell>
          <table:table-cell office:value-type="float" office:value="900911" calcext:value-type="float">
            <text:p>900911</text:p>
          </table:table-cell>
          <table:table-cell office:value-type="float" office:value="2542118" calcext:value-type="float">
            <text:p>2542118</text:p>
          </table:table-cell>
          <table:table-cell table:formula="of:=MONTH([.A27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4" calcext:value-type="date">
            <text:p>04/10/22</text:p>
          </table:table-cell>
          <table:table-cell table:style-name="ce6"/>
          <table:table-cell office:value-type="float" office:value="1842054" calcext:value-type="float">
            <text:p>1842054</text:p>
          </table:table-cell>
          <table:table-cell office:value-type="float" office:value="816838" calcext:value-type="float">
            <text:p>816838</text:p>
          </table:table-cell>
          <table:table-cell office:value-type="float" office:value="2400153" calcext:value-type="float">
            <text:p>2400153</text:p>
          </table:table-cell>
          <table:table-cell table:formula="of:=MONTH([.A27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5" calcext:value-type="date">
            <text:p>05/10/22</text:p>
          </table:table-cell>
          <table:table-cell table:style-name="ce6"/>
          <table:table-cell office:value-type="float" office:value="1390201" calcext:value-type="float">
            <text:p>1390201</text:p>
          </table:table-cell>
          <table:table-cell office:value-type="float" office:value="590766" calcext:value-type="float">
            <text:p>590766</text:p>
          </table:table-cell>
          <table:table-cell office:value-type="float" office:value="2035628" calcext:value-type="float">
            <text:p>2035628</text:p>
          </table:table-cell>
          <table:table-cell table:formula="of:=MONTH([.A27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6" calcext:value-type="date">
            <text:p>06/10/22</text:p>
          </table:table-cell>
          <table:table-cell table:style-name="ce6"/>
          <table:table-cell office:value-type="float" office:value="1563565" calcext:value-type="float">
            <text:p>1563565</text:p>
          </table:table-cell>
          <table:table-cell office:value-type="float" office:value="668519" calcext:value-type="float">
            <text:p>668519</text:p>
          </table:table-cell>
          <table:table-cell office:value-type="float" office:value="2215233" calcext:value-type="float">
            <text:p>2215233</text:p>
          </table:table-cell>
          <table:table-cell table:formula="of:=MONTH([.A27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7" calcext:value-type="date">
            <text:p>07/10/22</text:p>
          </table:table-cell>
          <table:table-cell table:style-name="ce6"/>
          <table:table-cell office:value-type="float" office:value="2063090" calcext:value-type="float">
            <text:p>2063090</text:p>
          </table:table-cell>
          <table:table-cell office:value-type="float" office:value="936915" calcext:value-type="float">
            <text:p>936915</text:p>
          </table:table-cell>
          <table:table-cell office:value-type="float" office:value="2605291" calcext:value-type="float">
            <text:p>2605291</text:p>
          </table:table-cell>
          <table:table-cell table:formula="of:=MONTH([.A28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8" calcext:value-type="date">
            <text:p>08/10/22</text:p>
          </table:table-cell>
          <table:table-cell table:style-name="ce6"/>
          <table:table-cell office:value-type="float" office:value="2169783" calcext:value-type="float">
            <text:p>2169783</text:p>
          </table:table-cell>
          <table:table-cell office:value-type="float" office:value="968545" calcext:value-type="float">
            <text:p>968545</text:p>
          </table:table-cell>
          <table:table-cell office:value-type="float" office:value="2688032" calcext:value-type="float">
            <text:p>2688032</text:p>
          </table:table-cell>
          <table:table-cell table:formula="of:=MONTH([.A28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09" calcext:value-type="date">
            <text:p>09/10/22</text:p>
          </table:table-cell>
          <table:table-cell table:style-name="ce6"/>
          <table:table-cell office:value-type="float" office:value="1645563" calcext:value-type="float">
            <text:p>1645563</text:p>
          </table:table-cell>
          <table:table-cell office:value-type="float" office:value="769868" calcext:value-type="float">
            <text:p>769868</text:p>
          </table:table-cell>
          <table:table-cell office:value-type="float" office:value="2074718" calcext:value-type="float">
            <text:p>2074718</text:p>
          </table:table-cell>
          <table:table-cell table:formula="of:=MONTH([.A28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0" calcext:value-type="date">
            <text:p>10/10/22</text:p>
          </table:table-cell>
          <table:table-cell table:style-name="ce6"/>
          <table:table-cell office:value-type="float" office:value="2086146" calcext:value-type="float">
            <text:p>2086146</text:p>
          </table:table-cell>
          <table:table-cell office:value-type="float" office:value="984234" calcext:value-type="float">
            <text:p>984234</text:p>
          </table:table-cell>
          <table:table-cell office:value-type="float" office:value="2555333" calcext:value-type="float">
            <text:p>2555333</text:p>
          </table:table-cell>
          <table:table-cell table:formula="of:=MONTH([.A28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1" calcext:value-type="date">
            <text:p>11/10/22</text:p>
          </table:table-cell>
          <table:table-cell table:style-name="ce6"/>
          <table:table-cell office:value-type="float" office:value="2083627" calcext:value-type="float">
            <text:p>2083627</text:p>
          </table:table-cell>
          <table:table-cell office:value-type="float" office:value="958440" calcext:value-type="float">
            <text:p>958440</text:p>
          </table:table-cell>
          <table:table-cell office:value-type="float" office:value="2616771" calcext:value-type="float">
            <text:p>2616771</text:p>
          </table:table-cell>
          <table:table-cell table:formula="of:=MONTH([.A28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2" calcext:value-type="date">
            <text:p>12/10/22</text:p>
          </table:table-cell>
          <table:table-cell table:style-name="ce6"/>
          <table:table-cell office:value-type="float" office:value="1695970" calcext:value-type="float">
            <text:p>1695970</text:p>
          </table:table-cell>
          <table:table-cell office:value-type="float" office:value="680894" calcext:value-type="float">
            <text:p>680894</text:p>
          </table:table-cell>
          <table:table-cell office:value-type="float" office:value="2313632" calcext:value-type="float">
            <text:p>2313632</text:p>
          </table:table-cell>
          <table:table-cell table:formula="of:=MONTH([.A2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3" calcext:value-type="date">
            <text:p>13/10/22</text:p>
          </table:table-cell>
          <table:table-cell table:style-name="ce6"/>
          <table:table-cell office:value-type="float" office:value="1641419" calcext:value-type="float">
            <text:p>1641419</text:p>
          </table:table-cell>
          <table:table-cell office:value-type="float" office:value="717940" calcext:value-type="float">
            <text:p>717940</text:p>
          </table:table-cell>
          <table:table-cell office:value-type="float" office:value="2317763" calcext:value-type="float">
            <text:p>2317763</text:p>
          </table:table-cell>
          <table:table-cell table:formula="of:=MONTH([.A28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4" calcext:value-type="date">
            <text:p>14/10/22</text:p>
          </table:table-cell>
          <table:table-cell table:style-name="ce6"/>
          <table:table-cell office:value-type="float" office:value="2048398" calcext:value-type="float">
            <text:p>2048398</text:p>
          </table:table-cell>
          <table:table-cell office:value-type="float" office:value="950024" calcext:value-type="float">
            <text:p>950024</text:p>
          </table:table-cell>
          <table:table-cell office:value-type="float" office:value="2581007" calcext:value-type="float">
            <text:p>2581007</text:p>
          </table:table-cell>
          <table:table-cell table:formula="of:=MONTH([.A28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5" calcext:value-type="date">
            <text:p>15/10/22</text:p>
          </table:table-cell>
          <table:table-cell table:style-name="ce6"/>
          <table:table-cell office:value-type="float" office:value="2070878" calcext:value-type="float">
            <text:p>2070878</text:p>
          </table:table-cell>
          <table:table-cell office:value-type="float" office:value="973046" calcext:value-type="float">
            <text:p>973046</text:p>
          </table:table-cell>
          <table:table-cell office:value-type="float" office:value="2637667" calcext:value-type="float">
            <text:p>2637667</text:p>
          </table:table-cell>
          <table:table-cell table:formula="of:=MONTH([.A28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6" calcext:value-type="date">
            <text:p>16/10/22</text:p>
          </table:table-cell>
          <table:table-cell table:style-name="ce6"/>
          <table:table-cell office:value-type="float" office:value="1704466" calcext:value-type="float">
            <text:p>1704466</text:p>
          </table:table-cell>
          <table:table-cell office:value-type="float" office:value="788743" calcext:value-type="float">
            <text:p>788743</text:p>
          </table:table-cell>
          <table:table-cell office:value-type="float" office:value="2049855" calcext:value-type="float">
            <text:p>2049855</text:p>
          </table:table-cell>
          <table:table-cell table:formula="of:=MONTH([.A28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7" calcext:value-type="date">
            <text:p>17/10/22</text:p>
          </table:table-cell>
          <table:table-cell table:style-name="ce6"/>
          <table:table-cell office:value-type="float" office:value="2213296" calcext:value-type="float">
            <text:p>2213296</text:p>
          </table:table-cell>
          <table:table-cell office:value-type="float" office:value="1031505" calcext:value-type="float">
            <text:p>1031505</text:p>
          </table:table-cell>
          <table:table-cell office:value-type="float" office:value="2606266" calcext:value-type="float">
            <text:p>2606266</text:p>
          </table:table-cell>
          <table:table-cell table:formula="of:=MONTH([.A29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8" calcext:value-type="date">
            <text:p>18/10/22</text:p>
          </table:table-cell>
          <table:table-cell table:style-name="ce6"/>
          <table:table-cell office:value-type="float" office:value="2001297" calcext:value-type="float">
            <text:p>2001297</text:p>
          </table:table-cell>
          <table:table-cell office:value-type="float" office:value="921031" calcext:value-type="float">
            <text:p>921031</text:p>
          </table:table-cell>
          <table:table-cell office:value-type="float" office:value="2514673" calcext:value-type="float">
            <text:p>2514673</text:p>
          </table:table-cell>
          <table:table-cell table:formula="of:=MONTH([.A29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19" calcext:value-type="date">
            <text:p>19/10/22</text:p>
          </table:table-cell>
          <table:table-cell table:style-name="ce6"/>
          <table:table-cell office:value-type="float" office:value="1446353" calcext:value-type="float">
            <text:p>1446353</text:p>
          </table:table-cell>
          <table:table-cell office:value-type="float" office:value="662484" calcext:value-type="float">
            <text:p>662484</text:p>
          </table:table-cell>
          <table:table-cell office:value-type="float" office:value="2126637" calcext:value-type="float">
            <text:p>2126637</text:p>
          </table:table-cell>
          <table:table-cell table:formula="of:=MONTH([.A29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0" calcext:value-type="date">
            <text:p>20/10/22</text:p>
          </table:table-cell>
          <table:table-cell table:style-name="ce6"/>
          <table:table-cell office:value-type="float" office:value="1647089" calcext:value-type="float">
            <text:p>1647089</text:p>
          </table:table-cell>
          <table:table-cell office:value-type="float" office:value="694150" calcext:value-type="float">
            <text:p>694150</text:p>
          </table:table-cell>
          <table:table-cell office:value-type="float" office:value="2245199" calcext:value-type="float">
            <text:p>2245199</text:p>
          </table:table-cell>
          <table:table-cell table:formula="of:=MONTH([.A29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1" calcext:value-type="date">
            <text:p>21/10/22</text:p>
          </table:table-cell>
          <table:table-cell table:style-name="ce6"/>
          <table:table-cell office:value-type="float" office:value="2046694" calcext:value-type="float">
            <text:p>2046694</text:p>
          </table:table-cell>
          <table:table-cell office:value-type="float" office:value="934386" calcext:value-type="float">
            <text:p>934386</text:p>
          </table:table-cell>
          <table:table-cell office:value-type="float" office:value="2541581" calcext:value-type="float">
            <text:p>2541581</text:p>
          </table:table-cell>
          <table:table-cell table:formula="of:=MONTH([.A29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2" calcext:value-type="date">
            <text:p>22/10/22</text:p>
          </table:table-cell>
          <table:table-cell table:style-name="ce6"/>
          <table:table-cell office:value-type="float" office:value="2108582" calcext:value-type="float">
            <text:p>2108582</text:p>
          </table:table-cell>
          <table:table-cell office:value-type="float" office:value="958437" calcext:value-type="float">
            <text:p>958437</text:p>
          </table:table-cell>
          <table:table-cell office:value-type="float" office:value="2594337" calcext:value-type="float">
            <text:p>2594337</text:p>
          </table:table-cell>
          <table:table-cell table:formula="of:=MONTH([.A29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3" calcext:value-type="date">
            <text:p>23/10/22</text:p>
          </table:table-cell>
          <table:table-cell table:style-name="ce6"/>
          <table:table-cell office:value-type="float" office:value="1626185" calcext:value-type="float">
            <text:p>1626185</text:p>
          </table:table-cell>
          <table:table-cell office:value-type="float" office:value="755287" calcext:value-type="float">
            <text:p>755287</text:p>
          </table:table-cell>
          <table:table-cell office:value-type="float" office:value="1931971" calcext:value-type="float">
            <text:p>1931971</text:p>
          </table:table-cell>
          <table:table-cell table:formula="of:=MONTH([.A29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4" calcext:value-type="date">
            <text:p>24/10/22</text:p>
          </table:table-cell>
          <table:table-cell table:style-name="ce6"/>
          <table:table-cell office:value-type="float" office:value="2107839" calcext:value-type="float">
            <text:p>2107839</text:p>
          </table:table-cell>
          <table:table-cell office:value-type="float" office:value="983745" calcext:value-type="float">
            <text:p>983745</text:p>
          </table:table-cell>
          <table:table-cell office:value-type="float" office:value="2478287" calcext:value-type="float">
            <text:p>2478287</text:p>
          </table:table-cell>
          <table:table-cell table:formula="of:=MONTH([.A297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5" calcext:value-type="date">
            <text:p>25/10/22</text:p>
          </table:table-cell>
          <table:table-cell table:style-name="ce6"/>
          <table:table-cell office:value-type="float" office:value="1989373" calcext:value-type="float">
            <text:p>1989373</text:p>
          </table:table-cell>
          <table:table-cell office:value-type="float" office:value="898735" calcext:value-type="float">
            <text:p>898735</text:p>
          </table:table-cell>
          <table:table-cell office:value-type="float" office:value="2347017" calcext:value-type="float">
            <text:p>2347017</text:p>
          </table:table-cell>
          <table:table-cell table:formula="of:=MONTH([.A298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6" calcext:value-type="date">
            <text:p>26/10/22</text:p>
          </table:table-cell>
          <table:table-cell table:style-name="ce6"/>
          <table:table-cell office:value-type="float" office:value="1503587" calcext:value-type="float">
            <text:p>1503587</text:p>
          </table:table-cell>
          <table:table-cell office:value-type="float" office:value="648517" calcext:value-type="float">
            <text:p>648517</text:p>
          </table:table-cell>
          <table:table-cell office:value-type="float" office:value="1910506" calcext:value-type="float">
            <text:p>1910506</text:p>
          </table:table-cell>
          <table:table-cell table:formula="of:=MONTH([.A29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7" calcext:value-type="date">
            <text:p>27/10/22</text:p>
          </table:table-cell>
          <table:table-cell table:style-name="ce6"/>
          <table:table-cell office:value-type="float" office:value="1547075" calcext:value-type="float">
            <text:p>1547075</text:p>
          </table:table-cell>
          <table:table-cell office:value-type="float" office:value="666957" calcext:value-type="float">
            <text:p>666957</text:p>
          </table:table-cell>
          <table:table-cell office:value-type="float" office:value="2066516" calcext:value-type="float">
            <text:p>2066516</text:p>
          </table:table-cell>
          <table:table-cell table:formula="of:=MONTH([.A3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8" calcext:value-type="date">
            <text:p>28/10/22</text:p>
          </table:table-cell>
          <table:table-cell table:style-name="ce6"/>
          <table:table-cell office:value-type="float" office:value="1927041" calcext:value-type="float">
            <text:p>1927041</text:p>
          </table:table-cell>
          <table:table-cell office:value-type="float" office:value="873636" calcext:value-type="float">
            <text:p>873636</text:p>
          </table:table-cell>
          <table:table-cell office:value-type="float" office:value="2047910" calcext:value-type="float">
            <text:p>2047910</text:p>
          </table:table-cell>
          <table:table-cell table:formula="of:=MONTH([.A301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29" calcext:value-type="date">
            <text:p>29/10/22</text:p>
          </table:table-cell>
          <table:table-cell table:style-name="ce6"/>
          <table:table-cell office:value-type="float" office:value="1982773" calcext:value-type="float">
            <text:p>1982773</text:p>
          </table:table-cell>
          <table:table-cell office:value-type="float" office:value="892712" calcext:value-type="float">
            <text:p>892712</text:p>
          </table:table-cell>
          <table:table-cell office:value-type="float" office:value="2319906" calcext:value-type="float">
            <text:p>2319906</text:p>
          </table:table-cell>
          <table:table-cell table:formula="of:=MONTH([.A30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30" calcext:value-type="date">
            <text:p>30/10/22</text:p>
          </table:table-cell>
          <table:table-cell table:style-name="ce6"/>
          <table:table-cell office:value-type="float" office:value="1518020" calcext:value-type="float">
            <text:p>1518020</text:p>
          </table:table-cell>
          <table:table-cell office:value-type="float" office:value="618476" calcext:value-type="float">
            <text:p>618476</text:p>
          </table:table-cell>
          <table:table-cell office:value-type="float" office:value="1836781" calcext:value-type="float">
            <text:p>1836781</text:p>
          </table:table-cell>
          <table:table-cell table:formula="of:=MONTH([.A30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0-31" calcext:value-type="date">
            <text:p>31/10/22</text:p>
          </table:table-cell>
          <table:table-cell table:style-name="ce6"/>
          <table:table-cell office:value-type="float" office:value="1845965" calcext:value-type="float">
            <text:p>1845965</text:p>
          </table:table-cell>
          <table:table-cell office:value-type="float" office:value="936092" calcext:value-type="float">
            <text:p>936092</text:p>
          </table:table-cell>
          <table:table-cell office:value-type="float" office:value="2459525" calcext:value-type="float">
            <text:p>2459525</text:p>
          </table:table-cell>
          <table:table-cell table:formula="of:=MONTH([.A30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2-11-01" calcext:value-type="date">
            <text:p>01/11/22</text:p>
          </table:table-cell>
          <table:table-cell table:style-name="ce6"/>
          <table:table-cell office:value-type="float" office:value="1992577" calcext:value-type="float">
            <text:p>1992577</text:p>
          </table:table-cell>
          <table:table-cell office:value-type="float" office:value="846138" calcext:value-type="float">
            <text:p>846138</text:p>
          </table:table-cell>
          <table:table-cell office:value-type="float" office:value="2403304" calcext:value-type="float">
            <text:p>2403304</text:p>
          </table:table-cell>
          <table:table-cell table:formula="of:=MONTH([.A30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2" calcext:value-type="date">
            <text:p>02/11/22</text:p>
          </table:table-cell>
          <table:table-cell table:style-name="ce6"/>
          <table:table-cell office:value-type="float" office:value="1487874" calcext:value-type="float">
            <text:p>1487874</text:p>
          </table:table-cell>
          <table:table-cell office:value-type="float" office:value="575829" calcext:value-type="float">
            <text:p>575829</text:p>
          </table:table-cell>
          <table:table-cell office:value-type="float" office:value="2005101" calcext:value-type="float">
            <text:p>2005101</text:p>
          </table:table-cell>
          <table:table-cell table:formula="of:=MONTH([.A30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3" calcext:value-type="date">
            <text:p>03/11/22</text:p>
          </table:table-cell>
          <table:table-cell table:style-name="ce6"/>
          <table:table-cell office:value-type="float" office:value="1525948" calcext:value-type="float">
            <text:p>1525948</text:p>
          </table:table-cell>
          <table:table-cell office:value-type="float" office:value="636533" calcext:value-type="float">
            <text:p>636533</text:p>
          </table:table-cell>
          <table:table-cell office:value-type="float" office:value="2147882" calcext:value-type="float">
            <text:p>2147882</text:p>
          </table:table-cell>
          <table:table-cell table:formula="of:=MONTH([.A30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4" calcext:value-type="date">
            <text:p>04/11/22</text:p>
          </table:table-cell>
          <table:table-cell table:style-name="ce6"/>
          <table:table-cell office:value-type="float" office:value="1940302" calcext:value-type="float">
            <text:p>1940302</text:p>
          </table:table-cell>
          <table:table-cell office:value-type="float" office:value="867105" calcext:value-type="float">
            <text:p>867105</text:p>
          </table:table-cell>
          <table:table-cell office:value-type="float" office:value="2507365" calcext:value-type="float">
            <text:p>2507365</text:p>
          </table:table-cell>
          <table:table-cell table:formula="of:=MONTH([.A308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5" calcext:value-type="date">
            <text:p>05/11/22</text:p>
          </table:table-cell>
          <table:table-cell table:style-name="ce6"/>
          <table:table-cell office:value-type="float" office:value="2035406" calcext:value-type="float">
            <text:p>2035406</text:p>
          </table:table-cell>
          <table:table-cell office:value-type="float" office:value="895091" calcext:value-type="float">
            <text:p>895091</text:p>
          </table:table-cell>
          <table:table-cell office:value-type="float" office:value="2544350" calcext:value-type="float">
            <text:p>2544350</text:p>
          </table:table-cell>
          <table:table-cell table:formula="of:=MONTH([.A30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6" calcext:value-type="date">
            <text:p>06/11/22</text:p>
          </table:table-cell>
          <table:table-cell table:style-name="ce6"/>
          <table:table-cell office:value-type="float" office:value="1527465" calcext:value-type="float">
            <text:p>1527465</text:p>
          </table:table-cell>
          <table:table-cell office:value-type="float" office:value="689951" calcext:value-type="float">
            <text:p>689951</text:p>
          </table:table-cell>
          <table:table-cell office:value-type="float" office:value="1908805" calcext:value-type="float">
            <text:p>1908805</text:p>
          </table:table-cell>
          <table:table-cell table:formula="of:=MONTH([.A31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7" calcext:value-type="date">
            <text:p>07/11/22</text:p>
          </table:table-cell>
          <table:table-cell table:style-name="ce6"/>
          <table:table-cell office:value-type="float" office:value="2152721" calcext:value-type="float">
            <text:p>2152721</text:p>
          </table:table-cell>
          <table:table-cell office:value-type="float" office:value="973020" calcext:value-type="float">
            <text:p>973020</text:p>
          </table:table-cell>
          <table:table-cell office:value-type="float" office:value="2356349" calcext:value-type="float">
            <text:p>2356349</text:p>
          </table:table-cell>
          <table:table-cell table:formula="of:=MONTH([.A31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8" calcext:value-type="date">
            <text:p>08/11/22</text:p>
          </table:table-cell>
          <table:table-cell table:style-name="ce6"/>
          <table:table-cell office:value-type="float" office:value="1955530" calcext:value-type="float">
            <text:p>1955530</text:p>
          </table:table-cell>
          <table:table-cell office:value-type="float" office:value="836600" calcext:value-type="float">
            <text:p>836600</text:p>
          </table:table-cell>
          <table:table-cell office:value-type="float" office:value="2465392" calcext:value-type="float">
            <text:p>2465392</text:p>
          </table:table-cell>
          <table:table-cell table:formula="of:=MONTH([.A312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09" calcext:value-type="date">
            <text:p>09/11/22</text:p>
          </table:table-cell>
          <table:table-cell table:style-name="ce6"/>
          <table:table-cell office:value-type="float" office:value="1456657" calcext:value-type="float">
            <text:p>1456657</text:p>
          </table:table-cell>
          <table:table-cell office:value-type="float" office:value="596475" calcext:value-type="float">
            <text:p>596475</text:p>
          </table:table-cell>
          <table:table-cell office:value-type="float" office:value="2150003" calcext:value-type="float">
            <text:p>2150003</text:p>
          </table:table-cell>
          <table:table-cell table:formula="of:=MONTH([.A313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0" calcext:value-type="date">
            <text:p>10/11/22</text:p>
          </table:table-cell>
          <table:table-cell table:style-name="ce6"/>
          <table:table-cell office:value-type="float" office:value="1691526" calcext:value-type="float">
            <text:p>1691526</text:p>
          </table:table-cell>
          <table:table-cell office:value-type="float" office:value="674633" calcext:value-type="float">
            <text:p>674633</text:p>
          </table:table-cell>
          <table:table-cell office:value-type="float" office:value="2072207" calcext:value-type="float">
            <text:p>2072207</text:p>
          </table:table-cell>
          <table:table-cell table:formula="of:=MONTH([.A31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1" calcext:value-type="date">
            <text:p>11/11/22</text:p>
          </table:table-cell>
          <table:table-cell table:style-name="ce6"/>
          <table:table-cell office:value-type="float" office:value="2064753" calcext:value-type="float">
            <text:p>2064753</text:p>
          </table:table-cell>
          <table:table-cell office:value-type="float" office:value="866679" calcext:value-type="float">
            <text:p>866679</text:p>
          </table:table-cell>
          <table:table-cell office:value-type="float" office:value="2364920" calcext:value-type="float">
            <text:p>2364920</text:p>
          </table:table-cell>
          <table:table-cell table:formula="of:=MONTH([.A31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2" calcext:value-type="date">
            <text:p>12/11/22</text:p>
          </table:table-cell>
          <table:table-cell table:style-name="ce6"/>
          <table:table-cell office:value-type="float" office:value="2001439" calcext:value-type="float">
            <text:p>2001439</text:p>
          </table:table-cell>
          <table:table-cell office:value-type="float" office:value="881579" calcext:value-type="float">
            <text:p>881579</text:p>
          </table:table-cell>
          <table:table-cell office:value-type="float" office:value="2437211" calcext:value-type="float">
            <text:p>2437211</text:p>
          </table:table-cell>
          <table:table-cell table:formula="of:=MONTH([.A31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3" calcext:value-type="date">
            <text:p>13/11/22</text:p>
          </table:table-cell>
          <table:table-cell table:style-name="ce6"/>
          <table:table-cell office:value-type="float" office:value="1559772" calcext:value-type="float">
            <text:p>1559772</text:p>
          </table:table-cell>
          <table:table-cell office:value-type="float" office:value="697360" calcext:value-type="float">
            <text:p>697360</text:p>
          </table:table-cell>
          <table:table-cell office:value-type="float" office:value="1807230" calcext:value-type="float">
            <text:p>1807230</text:p>
          </table:table-cell>
          <table:table-cell table:formula="of:=MONTH([.A31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4" calcext:value-type="date">
            <text:p>14/11/22</text:p>
          </table:table-cell>
          <table:table-cell table:style-name="ce6"/>
          <table:table-cell office:value-type="float" office:value="2150150" calcext:value-type="float">
            <text:p>2150150</text:p>
          </table:table-cell>
          <table:table-cell office:value-type="float" office:value="978297" calcext:value-type="float">
            <text:p>978297</text:p>
          </table:table-cell>
          <table:table-cell office:value-type="float" office:value="2396681" calcext:value-type="float">
            <text:p>2396681</text:p>
          </table:table-cell>
          <table:table-cell table:formula="of:=MONTH([.A318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5" calcext:value-type="date">
            <text:p>15/11/22</text:p>
          </table:table-cell>
          <table:table-cell table:style-name="ce6"/>
          <table:table-cell office:value-type="float" office:value="2010601" calcext:value-type="float">
            <text:p>2010601</text:p>
          </table:table-cell>
          <table:table-cell office:value-type="float" office:value="883157" calcext:value-type="float">
            <text:p>883157</text:p>
          </table:table-cell>
          <table:table-cell office:value-type="float" office:value="2298856" calcext:value-type="float">
            <text:p>2298856</text:p>
          </table:table-cell>
          <table:table-cell table:formula="of:=MONTH([.A31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6" calcext:value-type="date">
            <text:p>16/11/22</text:p>
          </table:table-cell>
          <table:table-cell table:style-name="ce6"/>
          <table:table-cell office:value-type="float" office:value="1491890" calcext:value-type="float">
            <text:p>1491890</text:p>
          </table:table-cell>
          <table:table-cell office:value-type="float" office:value="611497" calcext:value-type="float">
            <text:p>611497</text:p>
          </table:table-cell>
          <table:table-cell office:value-type="float" office:value="1900895" calcext:value-type="float">
            <text:p>1900895</text:p>
          </table:table-cell>
          <table:table-cell table:formula="of:=MONTH([.A32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7" calcext:value-type="date">
            <text:p>17/11/22</text:p>
          </table:table-cell>
          <table:table-cell table:style-name="ce6"/>
          <table:table-cell office:value-type="float" office:value="1624511" calcext:value-type="float">
            <text:p>1624511</text:p>
          </table:table-cell>
          <table:table-cell office:value-type="float" office:value="703135" calcext:value-type="float">
            <text:p>703135</text:p>
          </table:table-cell>
          <table:table-cell office:value-type="float" office:value="2071631" calcext:value-type="float">
            <text:p>2071631</text:p>
          </table:table-cell>
          <table:table-cell table:formula="of:=MONTH([.A32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8" calcext:value-type="date">
            <text:p>18/11/22</text:p>
          </table:table-cell>
          <table:table-cell table:style-name="ce6"/>
          <table:table-cell office:value-type="float" office:value="2044545" calcext:value-type="float">
            <text:p>2044545</text:p>
          </table:table-cell>
          <table:table-cell office:value-type="float" office:value="907332" calcext:value-type="float">
            <text:p>907332</text:p>
          </table:table-cell>
          <table:table-cell office:value-type="float" office:value="2428095" calcext:value-type="float">
            <text:p>2428095</text:p>
          </table:table-cell>
          <table:table-cell table:formula="of:=MONTH([.A322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19" calcext:value-type="date">
            <text:p>19/11/22</text:p>
          </table:table-cell>
          <table:table-cell table:style-name="ce6"/>
          <table:table-cell office:value-type="float" office:value="2242956" calcext:value-type="float">
            <text:p>2242956</text:p>
          </table:table-cell>
          <table:table-cell office:value-type="float" office:value="1019836" calcext:value-type="float">
            <text:p>1019836</text:p>
          </table:table-cell>
          <table:table-cell office:value-type="float" office:value="2550459" calcext:value-type="float">
            <text:p>2550459</text:p>
          </table:table-cell>
          <table:table-cell table:formula="of:=MONTH([.A323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0" calcext:value-type="date">
            <text:p>20/11/22</text:p>
          </table:table-cell>
          <table:table-cell table:style-name="ce6"/>
          <table:table-cell office:value-type="float" office:value="2004579" calcext:value-type="float">
            <text:p>2004579</text:p>
          </table:table-cell>
          <table:table-cell office:value-type="float" office:value="984369" calcext:value-type="float">
            <text:p>984369</text:p>
          </table:table-cell>
          <table:table-cell office:value-type="float" office:value="2194291" calcext:value-type="float">
            <text:p>2194291</text:p>
          </table:table-cell>
          <table:table-cell table:formula="of:=MONTH([.A32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1" calcext:value-type="date">
            <text:p>21/11/22</text:p>
          </table:table-cell>
          <table:table-cell table:style-name="ce6"/>
          <table:table-cell office:value-type="float" office:value="2213716" calcext:value-type="float">
            <text:p>2213716</text:p>
          </table:table-cell>
          <table:table-cell office:value-type="float" office:value="1047934" calcext:value-type="float">
            <text:p>1047934</text:p>
          </table:table-cell>
          <table:table-cell office:value-type="float" office:value="2321546" calcext:value-type="float">
            <text:p>2321546</text:p>
          </table:table-cell>
          <table:table-cell table:formula="of:=MONTH([.A32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2" calcext:value-type="date">
            <text:p>22/11/22</text:p>
          </table:table-cell>
          <table:table-cell table:style-name="ce6"/>
          <table:table-cell office:value-type="float" office:value="2081064" calcext:value-type="float">
            <text:p>2081064</text:p>
          </table:table-cell>
          <table:table-cell office:value-type="float" office:value="917354" calcext:value-type="float">
            <text:p>917354</text:p>
          </table:table-cell>
          <table:table-cell office:value-type="float" office:value="2254188" calcext:value-type="float">
            <text:p>2254188</text:p>
          </table:table-cell>
          <table:table-cell table:formula="of:=MONTH([.A32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3" calcext:value-type="date">
            <text:p>23/11/22</text:p>
          </table:table-cell>
          <table:table-cell table:style-name="ce6"/>
          <table:table-cell office:value-type="float" office:value="2207949" calcext:value-type="float">
            <text:p>2207949</text:p>
          </table:table-cell>
          <table:table-cell office:value-type="float" office:value="912090" calcext:value-type="float">
            <text:p>912090</text:p>
          </table:table-cell>
          <table:table-cell office:value-type="float" office:value="2435170" calcext:value-type="float">
            <text:p>2435170</text:p>
          </table:table-cell>
          <table:table-cell table:formula="of:=MONTH([.A32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4" calcext:value-type="date">
            <text:p>24/11/22</text:p>
          </table:table-cell>
          <table:table-cell table:style-name="ce6"/>
          <table:table-cell office:value-type="float" office:value="2311978" calcext:value-type="float">
            <text:p>2311978</text:p>
          </table:table-cell>
          <table:table-cell office:value-type="float" office:value="1070967" calcext:value-type="float">
            <text:p>1070967</text:p>
          </table:table-cell>
          <table:table-cell office:value-type="float" office:value="2624250" calcext:value-type="float">
            <text:p>2624250</text:p>
          </table:table-cell>
          <table:table-cell table:formula="of:=MONTH([.A328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5" calcext:value-type="date">
            <text:p>25/11/22</text:p>
          </table:table-cell>
          <table:table-cell table:style-name="ce6"/>
          <table:table-cell office:value-type="float" office:value="1382230" calcext:value-type="float">
            <text:p>1382230</text:p>
          </table:table-cell>
          <table:table-cell office:value-type="float" office:value="560902" calcext:value-type="float">
            <text:p>560902</text:p>
          </table:table-cell>
          <table:table-cell office:value-type="float" office:value="1591158" calcext:value-type="float">
            <text:p>1591158</text:p>
          </table:table-cell>
          <table:table-cell table:formula="of:=MONTH([.A32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6" calcext:value-type="date">
            <text:p>26/11/22</text:p>
          </table:table-cell>
          <table:table-cell table:style-name="ce6"/>
          <table:table-cell office:value-type="float" office:value="1778983" calcext:value-type="float">
            <text:p>1778983</text:p>
          </table:table-cell>
          <table:table-cell office:value-type="float" office:value="820399" calcext:value-type="float">
            <text:p>820399</text:p>
          </table:table-cell>
          <table:table-cell office:value-type="float" office:value="1968137" calcext:value-type="float">
            <text:p>1968137</text:p>
          </table:table-cell>
          <table:table-cell table:formula="of:=MONTH([.A33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7" calcext:value-type="date">
            <text:p>27/11/22</text:p>
          </table:table-cell>
          <table:table-cell table:style-name="ce6"/>
          <table:table-cell office:value-type="float" office:value="2208192" calcext:value-type="float">
            <text:p>2208192</text:p>
          </table:table-cell>
          <table:table-cell office:value-type="float" office:value="964630" calcext:value-type="float">
            <text:p>964630</text:p>
          </table:table-cell>
          <table:table-cell office:value-type="float" office:value="2648268" calcext:value-type="float">
            <text:p>2648268</text:p>
          </table:table-cell>
          <table:table-cell table:formula="of:=MONTH([.A33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8" calcext:value-type="date">
            <text:p>28/11/22</text:p>
          </table:table-cell>
          <table:table-cell table:style-name="ce6"/>
          <table:table-cell office:value-type="float" office:value="2451300" calcext:value-type="float">
            <text:p>2451300</text:p>
          </table:table-cell>
          <table:table-cell office:value-type="float" office:value="1176091" calcext:value-type="float">
            <text:p>1176091</text:p>
          </table:table-cell>
          <table:table-cell office:value-type="float" office:value="2882915" calcext:value-type="float">
            <text:p>2882915</text:p>
          </table:table-cell>
          <table:table-cell table:formula="of:=MONTH([.A332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29" calcext:value-type="date">
            <text:p>29/11/22</text:p>
          </table:table-cell>
          <table:table-cell table:style-name="ce6"/>
          <table:table-cell office:value-type="float" office:value="2237087" calcext:value-type="float">
            <text:p>2237087</text:p>
          </table:table-cell>
          <table:table-cell office:value-type="float" office:value="981912" calcext:value-type="float">
            <text:p>981912</text:p>
          </table:table-cell>
          <table:table-cell office:value-type="float" office:value="2591470" calcext:value-type="float">
            <text:p>2591470</text:p>
          </table:table-cell>
          <table:table-cell table:formula="of:=MONTH([.A333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1-30" calcext:value-type="date">
            <text:p>30/11/22</text:p>
          </table:table-cell>
          <table:table-cell table:style-name="ce6"/>
          <table:table-cell office:value-type="float" office:value="1810460" calcext:value-type="float">
            <text:p>1810460</text:p>
          </table:table-cell>
          <table:table-cell office:value-type="float" office:value="780283" calcext:value-type="float">
            <text:p>780283</text:p>
          </table:table-cell>
          <table:table-cell office:value-type="float" office:value="2280403" calcext:value-type="float">
            <text:p>2280403</text:p>
          </table:table-cell>
          <table:table-cell table:formula="of:=MONTH([.A33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table:style-name="ce6"/>
          <table:table-cell office:value-type="float" office:value="1660506" calcext:value-type="float">
            <text:p>1660506</text:p>
          </table:table-cell>
          <table:table-cell office:value-type="float" office:value="632356" calcext:value-type="float">
            <text:p>632356</text:p>
          </table:table-cell>
          <table:table-cell office:value-type="float" office:value="2054380" calcext:value-type="float">
            <text:p>2054380</text:p>
          </table:table-cell>
          <table:table-cell table:formula="of:=MONTH([.A335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2" calcext:value-type="date">
            <text:p>02/12/22</text:p>
          </table:table-cell>
          <table:table-cell table:style-name="ce6"/>
          <table:table-cell office:value-type="float" office:value="1866275" calcext:value-type="float">
            <text:p>1866275</text:p>
          </table:table-cell>
          <table:table-cell office:value-type="float" office:value="738050" calcext:value-type="float">
            <text:p>738050</text:p>
          </table:table-cell>
          <table:table-cell office:value-type="float" office:value="2262878" calcext:value-type="float">
            <text:p>2262878</text:p>
          </table:table-cell>
          <table:table-cell table:formula="of:=MONTH([.A33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3" calcext:value-type="date">
            <text:p>03/12/22</text:p>
          </table:table-cell>
          <table:table-cell table:style-name="ce6"/>
          <table:table-cell office:value-type="float" office:value="1952294" calcext:value-type="float">
            <text:p>1952294</text:p>
          </table:table-cell>
          <table:table-cell office:value-type="float" office:value="753951" calcext:value-type="float">
            <text:p>753951</text:p>
          </table:table-cell>
          <table:table-cell office:value-type="float" office:value="2278205" calcext:value-type="float">
            <text:p>2278205</text:p>
          </table:table-cell>
          <table:table-cell table:formula="of:=MONTH([.A337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4" calcext:value-type="date">
            <text:p>04/12/22</text:p>
          </table:table-cell>
          <table:table-cell table:style-name="ce6"/>
          <table:table-cell office:value-type="float" office:value="1566729" calcext:value-type="float">
            <text:p>1566729</text:p>
          </table:table-cell>
          <table:table-cell office:value-type="float" office:value="629430" calcext:value-type="float">
            <text:p>629430</text:p>
          </table:table-cell>
          <table:table-cell office:value-type="float" office:value="1755801" calcext:value-type="float">
            <text:p>1755801</text:p>
          </table:table-cell>
          <table:table-cell table:formula="of:=MONTH([.A33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5" calcext:value-type="date">
            <text:p>05/12/22</text:p>
          </table:table-cell>
          <table:table-cell table:style-name="ce6"/>
          <table:table-cell office:value-type="float" office:value="2068792" calcext:value-type="float">
            <text:p>2068792</text:p>
          </table:table-cell>
          <table:table-cell office:value-type="float" office:value="837137" calcext:value-type="float">
            <text:p>837137</text:p>
          </table:table-cell>
          <table:table-cell office:value-type="float" office:value="2292079" calcext:value-type="float">
            <text:p>2292079</text:p>
          </table:table-cell>
          <table:table-cell table:formula="of:=MONTH([.A339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6" calcext:value-type="date">
            <text:p>06/12/22</text:p>
          </table:table-cell>
          <table:table-cell table:style-name="ce6"/>
          <table:table-cell office:value-type="float" office:value="1854048" calcext:value-type="float">
            <text:p>1854048</text:p>
          </table:table-cell>
          <table:table-cell office:value-type="float" office:value="703546" calcext:value-type="float">
            <text:p>703546</text:p>
          </table:table-cell>
          <table:table-cell office:value-type="float" office:value="2226290" calcext:value-type="float">
            <text:p>2226290</text:p>
          </table:table-cell>
          <table:table-cell table:formula="of:=MONTH([.A340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7" calcext:value-type="date">
            <text:p>07/12/22</text:p>
          </table:table-cell>
          <table:table-cell table:style-name="ce6"/>
          <table:table-cell office:value-type="float" office:value="1459054" calcext:value-type="float">
            <text:p>1459054</text:p>
          </table:table-cell>
          <table:table-cell office:value-type="float" office:value="501513" calcext:value-type="float">
            <text:p>501513</text:p>
          </table:table-cell>
          <table:table-cell office:value-type="float" office:value="1897051" calcext:value-type="float">
            <text:p>1897051</text:p>
          </table:table-cell>
          <table:table-cell table:formula="of:=MONTH([.A341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8" calcext:value-type="date">
            <text:p>08/12/22</text:p>
          </table:table-cell>
          <table:table-cell table:style-name="ce6"/>
          <table:table-cell office:value-type="float" office:value="1610785" calcext:value-type="float">
            <text:p>1610785</text:p>
          </table:table-cell>
          <table:table-cell office:value-type="float" office:value="564372" calcext:value-type="float">
            <text:p>564372</text:p>
          </table:table-cell>
          <table:table-cell office:value-type="float" office:value="2020488" calcext:value-type="float">
            <text:p>2020488</text:p>
          </table:table-cell>
          <table:table-cell table:formula="of:=MONTH([.A34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09" calcext:value-type="date">
            <text:p>09/12/22</text:p>
          </table:table-cell>
          <table:table-cell table:style-name="ce6"/>
          <table:table-cell office:value-type="float" office:value="1959937" calcext:value-type="float">
            <text:p>1959937</text:p>
          </table:table-cell>
          <table:table-cell office:value-type="float" office:value="754307" calcext:value-type="float">
            <text:p>754307</text:p>
          </table:table-cell>
          <table:table-cell office:value-type="float" office:value="2362310" calcext:value-type="float">
            <text:p>2362310</text:p>
          </table:table-cell>
          <table:table-cell table:formula="of:=MONTH([.A34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0" calcext:value-type="date">
            <text:p>10/12/22</text:p>
          </table:table-cell>
          <table:table-cell table:style-name="ce6"/>
          <table:table-cell office:value-type="float" office:value="2045674" calcext:value-type="float">
            <text:p>2045674</text:p>
          </table:table-cell>
          <table:table-cell office:value-type="float" office:value="787489" calcext:value-type="float">
            <text:p>787489</text:p>
          </table:table-cell>
          <table:table-cell office:value-type="float" office:value="2388029" calcext:value-type="float">
            <text:p>2388029</text:p>
          </table:table-cell>
          <table:table-cell table:formula="of:=MONTH([.A344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1" calcext:value-type="date">
            <text:p>11/12/22</text:p>
          </table:table-cell>
          <table:table-cell table:style-name="ce6"/>
          <table:table-cell office:value-type="float" office:value="1669737" calcext:value-type="float">
            <text:p>1669737</text:p>
          </table:table-cell>
          <table:table-cell office:value-type="float" office:value="662380" calcext:value-type="float">
            <text:p>662380</text:p>
          </table:table-cell>
          <table:table-cell office:value-type="float" office:value="1893871" calcext:value-type="float">
            <text:p>1893871</text:p>
          </table:table-cell>
          <table:table-cell table:formula="of:=MONTH([.A345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table:style-name="ce6"/>
          <table:table-cell office:value-type="float" office:value="2040364" calcext:value-type="float">
            <text:p>2040364</text:p>
          </table:table-cell>
          <table:table-cell office:value-type="float" office:value="865014" calcext:value-type="float">
            <text:p>865014</text:p>
          </table:table-cell>
          <table:table-cell office:value-type="float" office:value="2300248" calcext:value-type="float">
            <text:p>2300248</text:p>
          </table:table-cell>
          <table:table-cell table:formula="of:=MONTH([.A34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3" calcext:value-type="date">
            <text:p>13/12/22</text:p>
          </table:table-cell>
          <table:table-cell table:style-name="ce6"/>
          <table:table-cell office:value-type="float" office:value="1912915" calcext:value-type="float">
            <text:p>1912915</text:p>
          </table:table-cell>
          <table:table-cell office:value-type="float" office:value="752451" calcext:value-type="float">
            <text:p>752451</text:p>
          </table:table-cell>
          <table:table-cell office:value-type="float" office:value="2250386" calcext:value-type="float">
            <text:p>2250386</text:p>
          </table:table-cell>
          <table:table-cell table:formula="of:=MONTH([.A347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4" calcext:value-type="date">
            <text:p>14/12/22</text:p>
          </table:table-cell>
          <table:table-cell table:style-name="ce6"/>
          <table:table-cell office:value-type="float" office:value="1520251" calcext:value-type="float">
            <text:p>1520251</text:p>
          </table:table-cell>
          <table:table-cell office:value-type="float" office:value="552024" calcext:value-type="float">
            <text:p>552024</text:p>
          </table:table-cell>
          <table:table-cell office:value-type="float" office:value="2009112" calcext:value-type="float">
            <text:p>2009112</text:p>
          </table:table-cell>
          <table:table-cell table:formula="of:=MONTH([.A34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5" calcext:value-type="date">
            <text:p>15/12/22</text:p>
          </table:table-cell>
          <table:table-cell table:style-name="ce6"/>
          <table:table-cell office:value-type="float" office:value="1762920" calcext:value-type="float">
            <text:p>1762920</text:p>
          </table:table-cell>
          <table:table-cell office:value-type="float" office:value="641966" calcext:value-type="float">
            <text:p>641966</text:p>
          </table:table-cell>
          <table:table-cell office:value-type="float" office:value="2234374" calcext:value-type="float">
            <text:p>2234374</text:p>
          </table:table-cell>
          <table:table-cell table:formula="of:=MONTH([.A349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6" calcext:value-type="date">
            <text:p>16/12/22</text:p>
          </table:table-cell>
          <table:table-cell table:style-name="ce6"/>
          <table:table-cell office:value-type="float" office:value="2062579" calcext:value-type="float">
            <text:p>2062579</text:p>
          </table:table-cell>
          <table:table-cell office:value-type="float" office:value="846934" calcext:value-type="float">
            <text:p>846934</text:p>
          </table:table-cell>
          <table:table-cell office:value-type="float" office:value="2471408" calcext:value-type="float">
            <text:p>2471408</text:p>
          </table:table-cell>
          <table:table-cell table:formula="of:=MONTH([.A350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7" calcext:value-type="date">
            <text:p>17/12/22</text:p>
          </table:table-cell>
          <table:table-cell table:style-name="ce6"/>
          <table:table-cell office:value-type="float" office:value="2233754" calcext:value-type="float">
            <text:p>2233754</text:p>
          </table:table-cell>
          <table:table-cell office:value-type="float" office:value="1066747" calcext:value-type="float">
            <text:p>1066747</text:p>
          </table:table-cell>
          <table:table-cell office:value-type="float" office:value="2608088" calcext:value-type="float">
            <text:p>2608088</text:p>
          </table:table-cell>
          <table:table-cell table:formula="of:=MONTH([.A351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8" calcext:value-type="date">
            <text:p>18/12/22</text:p>
          </table:table-cell>
          <table:table-cell table:style-name="ce6"/>
          <table:table-cell office:value-type="float" office:value="2035273" calcext:value-type="float">
            <text:p>2035273</text:p>
          </table:table-cell>
          <table:table-cell office:value-type="float" office:value="1073563" calcext:value-type="float">
            <text:p>1073563</text:p>
          </table:table-cell>
          <table:table-cell office:value-type="float" office:value="2487987" calcext:value-type="float">
            <text:p>2487987</text:p>
          </table:table-cell>
          <table:table-cell table:formula="of:=MONTH([.A35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19" calcext:value-type="date">
            <text:p>19/12/22</text:p>
          </table:table-cell>
          <table:table-cell table:style-name="ce6"/>
          <table:table-cell office:value-type="float" office:value="2118528" calcext:value-type="float">
            <text:p>2118528</text:p>
          </table:table-cell>
          <table:table-cell office:value-type="float" office:value="1064619" calcext:value-type="float">
            <text:p>1064619</text:p>
          </table:table-cell>
          <table:table-cell office:value-type="float" office:value="2519399" calcext:value-type="float">
            <text:p>2519399</text:p>
          </table:table-cell>
          <table:table-cell table:formula="of:=MONTH([.A35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0" calcext:value-type="date">
            <text:p>20/12/22</text:p>
          </table:table-cell>
          <table:table-cell table:style-name="ce6"/>
          <table:table-cell office:value-type="float" office:value="2098540" calcext:value-type="float">
            <text:p>2098540</text:p>
          </table:table-cell>
          <table:table-cell office:value-type="float" office:value="954782" calcext:value-type="float">
            <text:p>954782</text:p>
          </table:table-cell>
          <table:table-cell office:value-type="float" office:value="2490503" calcext:value-type="float">
            <text:p>2490503</text:p>
          </table:table-cell>
          <table:table-cell table:formula="of:=MONTH([.A354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1" calcext:value-type="date">
            <text:p>21/12/22</text:p>
          </table:table-cell>
          <table:table-cell table:style-name="ce6"/>
          <table:table-cell office:value-type="float" office:value="1979089" calcext:value-type="float">
            <text:p>1979089</text:p>
          </table:table-cell>
          <table:table-cell office:value-type="float" office:value="992167" calcext:value-type="float">
            <text:p>992167</text:p>
          </table:table-cell>
          <table:table-cell office:value-type="float" office:value="1981433" calcext:value-type="float">
            <text:p>1981433</text:p>
          </table:table-cell>
          <table:table-cell table:formula="of:=MONTH([.A355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2" calcext:value-type="date">
            <text:p>22/12/22</text:p>
          </table:table-cell>
          <table:table-cell table:style-name="ce6"/>
          <table:table-cell office:value-type="float" office:value="2081297" calcext:value-type="float">
            <text:p>2081297</text:p>
          </table:table-cell>
          <table:table-cell office:value-type="float" office:value="1191123" calcext:value-type="float">
            <text:p>1191123</text:p>
          </table:table-cell>
          <table:table-cell office:value-type="float" office:value="1937235" calcext:value-type="float">
            <text:p>1937235</text:p>
          </table:table-cell>
          <table:table-cell table:formula="of:=MONTH([.A35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3" calcext:value-type="date">
            <text:p>23/12/22</text:p>
          </table:table-cell>
          <table:table-cell table:style-name="ce6"/>
          <table:table-cell office:value-type="float" office:value="2187792" calcext:value-type="float">
            <text:p>2187792</text:p>
          </table:table-cell>
          <table:table-cell office:value-type="float" office:value="846520" calcext:value-type="float">
            <text:p>846520</text:p>
          </table:table-cell>
          <table:table-cell office:value-type="float" office:value="2552194" calcext:value-type="float">
            <text:p>2552194</text:p>
          </table:table-cell>
          <table:table-cell table:formula="of:=MONTH([.A357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4" calcext:value-type="date">
            <text:p>24/12/22</text:p>
          </table:table-cell>
          <table:table-cell table:style-name="ce6"/>
          <table:table-cell office:value-type="float" office:value="1709601" calcext:value-type="float">
            <text:p>1709601</text:p>
          </table:table-cell>
          <table:table-cell office:value-type="float" office:value="616469" calcext:value-type="float">
            <text:p>616469</text:p>
          </table:table-cell>
          <table:table-cell office:value-type="float" office:value="2582580" calcext:value-type="float">
            <text:p>2582580</text:p>
          </table:table-cell>
          <table:table-cell table:formula="of:=MONTH([.A35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5" calcext:value-type="date">
            <text:p>25/12/22</text:p>
          </table:table-cell>
          <table:table-cell table:style-name="ce6"/>
          <table:table-cell office:value-type="float" office:value="1533398" calcext:value-type="float">
            <text:p>1533398</text:p>
          </table:table-cell>
          <table:table-cell office:value-type="float" office:value="1128773" calcext:value-type="float">
            <text:p>1128773</text:p>
          </table:table-cell>
          <table:table-cell office:value-type="float" office:value="2470786" calcext:value-type="float">
            <text:p>2470786</text:p>
          </table:table-cell>
          <table:table-cell table:formula="of:=MONTH([.A359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6" calcext:value-type="date">
            <text:p>26/12/22</text:p>
          </table:table-cell>
          <table:table-cell table:style-name="ce6"/>
          <table:table-cell office:value-type="float" office:value="2070554" calcext:value-type="float">
            <text:p>2070554</text:p>
          </table:table-cell>
          <table:table-cell office:value-type="float" office:value="1284599" calcext:value-type="float">
            <text:p>1284599</text:p>
          </table:table-cell>
          <table:table-cell office:value-type="float" office:value="2575985" calcext:value-type="float">
            <text:p>2575985</text:p>
          </table:table-cell>
          <table:table-cell table:formula="of:=MONTH([.A360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7" calcext:value-type="date">
            <text:p>27/12/22</text:p>
          </table:table-cell>
          <table:table-cell table:style-name="ce6"/>
          <table:table-cell office:value-type="float" office:value="2089186" calcext:value-type="float">
            <text:p>2089186</text:p>
          </table:table-cell>
          <table:table-cell office:value-type="float" office:value="1111751" calcext:value-type="float">
            <text:p>1111751</text:p>
          </table:table-cell>
          <table:table-cell office:value-type="float" office:value="2500396" calcext:value-type="float">
            <text:p>2500396</text:p>
          </table:table-cell>
          <table:table-cell table:formula="of:=MONTH([.A361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8" calcext:value-type="date">
            <text:p>28/12/22</text:p>
          </table:table-cell>
          <table:table-cell table:style-name="ce6"/>
          <table:table-cell office:value-type="float" office:value="1995747" calcext:value-type="float">
            <text:p>1995747</text:p>
          </table:table-cell>
          <table:table-cell office:value-type="float" office:value="1019347" calcext:value-type="float">
            <text:p>1019347</text:p>
          </table:table-cell>
          <table:table-cell office:value-type="float" office:value="2009880" calcext:value-type="float">
            <text:p>2009880</text:p>
          </table:table-cell>
          <table:table-cell table:formula="of:=MONTH([.A36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29" calcext:value-type="date">
            <text:p>29/12/22</text:p>
          </table:table-cell>
          <table:table-cell table:style-name="ce6"/>
          <table:table-cell office:value-type="float" office:value="2017937" calcext:value-type="float">
            <text:p>2017937</text:p>
          </table:table-cell>
          <table:table-cell office:value-type="float" office:value="1163696" calcext:value-type="float">
            <text:p>1163696</text:p>
          </table:table-cell>
          <table:table-cell office:value-type="float" office:value="2133253" calcext:value-type="float">
            <text:p>2133253</text:p>
          </table:table-cell>
          <table:table-cell table:formula="of:=MONTH([.A363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30" calcext:value-type="date">
            <text:p>30/12/22</text:p>
          </table:table-cell>
          <table:table-cell table:style-name="ce6"/>
          <table:table-cell office:value-type="float" office:value="2049604" calcext:value-type="float">
            <text:p>2049604</text:p>
          </table:table-cell>
          <table:table-cell office:value-type="float" office:value="874406" calcext:value-type="float">
            <text:p>874406</text:p>
          </table:table-cell>
          <table:table-cell office:value-type="float" office:value="2392331" calcext:value-type="float">
            <text:p>2392331</text:p>
          </table:table-cell>
          <table:table-cell table:formula="of:=MONTH([.A364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2-12-31" calcext:value-type="date">
            <text:p>31/12/22</text:p>
          </table:table-cell>
          <table:table-cell table:style-name="ce6"/>
          <table:table-cell office:value-type="float" office:value="1650795" calcext:value-type="float">
            <text:p>1650795</text:p>
          </table:table-cell>
          <table:table-cell office:value-type="float" office:value="805990" calcext:value-type="float">
            <text:p>805990</text:p>
          </table:table-cell>
          <table:table-cell office:value-type="float" office:value="2311732" calcext:value-type="float">
            <text:p>2311732</text:p>
          </table:table-cell>
          <table:table-cell table:formula="of:=MONTH([.A365])" office:value-type="float" office:value="12" calcext:value-type="float">
            <text:p>12</text:p>
          </table:table-cell>
        </table:table-row>
      </table:table>
      <table:table table:name="Pivot Table_Sheet1_1" table:style-name="ta1">
        <table:table-column table:style-name="co1" table:default-cell-style-name="ce1"/>
        <table:table-column table:style-name="co1" table:default-cell-style-name="ce23"/>
        <table:table-column table:style-name="co1" table:number-columns-repeated="3" table:default-cell-style-name="Default"/>
        <table:table-row table:style-name="ro1">
          <table:table-cell table:style-name="ce7"/>
          <table:table-cell table:style-name="ce12" office:value-type="string" calcext:value-type="string">
            <text:p>Data</text:p>
          </table:table-cell>
          <table:table-cell table:style-name="ce25" table:number-columns-repeated="2"/>
          <table:table-cell table:style-name="ce28"/>
        </table:table-row>
        <table:table-row table:style-name="ro1">
          <table:table-cell table:style-name="ce8" office:value-type="string" calcext:value-type="string">
            <text:p>month</text:p>
          </table:table-cell>
          <table:table-cell table:style-name="ce13" office:value-type="string" calcext:value-type="string">
            <text:p>Sum - 2022</text:p>
          </table:table-cell>
          <table:table-cell table:style-name="ce26" office:value-type="string" calcext:value-type="string">
            <text:p>Sum - 2021</text:p>
          </table:table-cell>
          <table:table-cell table:style-name="ce26" office:value-type="string" calcext:value-type="string">
            <text:p>Sum - 2020</text:p>
          </table:table-cell>
          <table:table-cell table:style-name="ce29" office:value-type="string" calcext:value-type="string">
            <text:p>Sum - 2019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4" office:value-type="float" office:value="46000046" calcext:value-type="float">
            <text:p>46000046</text:p>
          </table:table-cell>
          <table:table-cell table:style-name="ce22" office:value-type="float" office:value="23421229" calcext:value-type="float">
            <text:p>23421229</text:p>
          </table:table-cell>
          <table:table-cell table:style-name="ce22" office:value-type="float" office:value="61673279" calcext:value-type="float">
            <text:p>61673279</text:p>
          </table:table-cell>
          <table:table-cell table:style-name="ce19" office:value-type="float" office:value="59357493" calcext:value-type="float">
            <text:p>59357493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5" office:value-type="float" office:value="48528013" calcext:value-type="float">
            <text:p>48528013</text:p>
          </table:table-cell>
          <table:table-cell table:style-name="ce23" office:value-type="float" office:value="24867048" calcext:value-type="float">
            <text:p>24867048</text:p>
          </table:table-cell>
          <table:table-cell table:style-name="ce23" office:value-type="float" office:value="60463775" calcext:value-type="float">
            <text:p>60463775</text:p>
          </table:table-cell>
          <table:table-cell table:style-name="ce20" office:value-type="float" office:value="57525435" calcext:value-type="float">
            <text:p>57525435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5" office:value-type="float" office:value="63643054" calcext:value-type="float">
            <text:p>63643054</text:p>
          </table:table-cell>
          <table:table-cell table:style-name="ce23" office:value-type="float" office:value="38562607" calcext:value-type="float">
            <text:p>38562607</text:p>
          </table:table-cell>
          <table:table-cell table:style-name="ce23" office:value-type="float" office:value="31029383" calcext:value-type="float">
            <text:p>31029383</text:p>
          </table:table-cell>
          <table:table-cell table:style-name="ce20" office:value-type="float" office:value="72683832" calcext:value-type="float">
            <text:p>72683832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5" office:value-type="float" office:value="63436314" calcext:value-type="float">
            <text:p>63436314</text:p>
          </table:table-cell>
          <table:table-cell table:style-name="ce23" office:value-type="float" office:value="41599455" calcext:value-type="float">
            <text:p>41599455</text:p>
          </table:table-cell>
          <table:table-cell table:style-name="ce23" office:value-type="float" office:value="3332788" calcext:value-type="float">
            <text:p>3332788</text:p>
          </table:table-cell>
          <table:table-cell table:style-name="ce20" office:value-type="float" office:value="70075772" calcext:value-type="float">
            <text:p>70075772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5" office:value-type="float" office:value="67182736" calcext:value-type="float">
            <text:p>67182736</text:p>
          </table:table-cell>
          <table:table-cell table:style-name="ce23" office:value-type="float" office:value="50231199" calcext:value-type="float">
            <text:p>50231199</text:p>
          </table:table-cell>
          <table:table-cell table:style-name="ce23" office:value-type="float" office:value="7481008" calcext:value-type="float">
            <text:p>7481008</text:p>
          </table:table-cell>
          <table:table-cell table:style-name="ce20" office:value-type="float" office:value="74731369" calcext:value-type="float">
            <text:p>74731369</text:p>
          </table:table-cell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5" office:value-type="float" office:value="68163881" calcext:value-type="float">
            <text:p>68163881</text:p>
          </table:table-cell>
          <table:table-cell table:style-name="ce23" office:value-type="float" office:value="57177210" calcext:value-type="float">
            <text:p>57177210</text:p>
          </table:table-cell>
          <table:table-cell table:style-name="ce23" office:value-type="float" office:value="15252076" calcext:value-type="float">
            <text:p>15252076</text:p>
          </table:table-cell>
          <table:table-cell table:style-name="ce20" office:value-type="float" office:value="76510126" calcext:value-type="float">
            <text:p>76510126</text:p>
          </table:table-cell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5" office:value-type="float" office:value="31137825" calcext:value-type="float">
            <text:p>31137825</text:p>
          </table:table-cell>
          <table:table-cell table:style-name="ce23" office:value-type="float" office:value="61040927" calcext:value-type="float">
            <text:p>61040927</text:p>
          </table:table-cell>
          <table:table-cell table:style-name="ce23" office:value-type="float" office:value="20058537" calcext:value-type="float">
            <text:p>20058537</text:p>
          </table:table-cell>
          <table:table-cell table:style-name="ce20" office:value-type="float" office:value="77243286" calcext:value-type="float">
            <text:p>77243286</text:p>
          </table:table-cell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6"/>
          <table:table-cell table:style-name="ce23" office:value-type="float" office:value="57484123" calcext:value-type="float">
            <text:p>57484123</text:p>
          </table:table-cell>
          <table:table-cell table:style-name="ce23" office:value-type="float" office:value="21515106" calcext:value-type="float">
            <text:p>21515106</text:p>
          </table:table-cell>
          <table:table-cell table:style-name="ce20" office:value-type="float" office:value="74445793" calcext:value-type="float">
            <text:p>74445793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6"/>
          <table:table-cell table:style-name="ce23" office:value-type="float" office:value="51089715" calcext:value-type="float">
            <text:p>51089715</text:p>
          </table:table-cell>
          <table:table-cell table:style-name="ce23" office:value-type="float" office:value="21828103" calcext:value-type="float">
            <text:p>21828103</text:p>
          </table:table-cell>
          <table:table-cell table:style-name="ce20" office:value-type="float" office:value="66941195" calcext:value-type="float">
            <text:p>66941195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6"/>
          <table:table-cell table:style-name="ce23" office:value-type="float" office:value="57162404" calcext:value-type="float">
            <text:p>57162404</text:p>
          </table:table-cell>
          <table:table-cell table:style-name="ce23" office:value-type="float" office:value="25716680" calcext:value-type="float">
            <text:p>25716680</text:p>
          </table:table-cell>
          <table:table-cell table:style-name="ce20" office:value-type="float" office:value="72108333" calcext:value-type="float">
            <text:p>72108333</text:p>
          </table:table-cell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6"/>
          <table:table-cell table:style-name="ce23" office:value-type="float" office:value="57644161" calcext:value-type="float">
            <text:p>57644161</text:p>
          </table:table-cell>
          <table:table-cell table:style-name="ce23" office:value-type="float" office:value="25357178" calcext:value-type="float">
            <text:p>25357178</text:p>
          </table:table-cell>
          <table:table-cell table:style-name="ce20" office:value-type="float" office:value="68608532" calcext:value-type="float">
            <text:p>68608532</text:p>
          </table:table-cell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7"/>
          <table:table-cell table:style-name="ce24" office:value-type="float" office:value="58863955" calcext:value-type="float">
            <text:p>58863955</text:p>
          </table:table-cell>
          <table:table-cell table:style-name="ce24" office:value-type="float" office:value="26417472" calcext:value-type="float">
            <text:p>26417472</text:p>
          </table:table-cell>
          <table:table-cell table:style-name="ce21" office:value-type="float" office:value="70250692" calcext:value-type="float">
            <text:p>70250692</text:p>
          </table:table-cell>
        </table:table-row>
        <table:table-row table:style-name="ro1">
          <table:table-cell table:style-name="ce11" office:value-type="string" calcext:value-type="string">
            <text:p>Total Result</text:p>
          </table:table-cell>
          <table:table-cell table:style-name="ce18" office:value-type="float" office:value="388091869" calcext:value-type="float">
            <text:p>388091869</text:p>
          </table:table-cell>
          <table:table-cell table:style-name="ce27" office:value-type="float" office:value="579144033" calcext:value-type="float">
            <text:p>579144033</text:p>
          </table:table-cell>
          <table:table-cell table:style-name="ce27" office:value-type="float" office:value="320125385" calcext:value-type="float">
            <text:p>320125385</text:p>
          </table:table-cell>
          <table:table-cell table:style-name="ce30" office:value-type="float" office:value="840481858" calcext:value-type="float">
            <text:p>840481858</text:p>
          </table:table-cell>
        </table:table-row>
        <table:table-row table:style-name="ro1" table:number-rows-repeated="6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date" office:date-value="2019-01-01" calcext:value-type="date">
            <text:p>01/01/19</text:p>
          </table:table-cell>
          <table:table-cell table:style-name="ce19" office:value-type="float" office:value="59357493" calcext:value-type="float">
            <text:p>59357493</text:p>
          </table:table-cell>
          <table:table-cell table:number-columns-repeated="3"/>
        </table:table-row>
        <table:table-row table:style-name="ro1">
          <table:table-cell office:value-type="date" office:date-value="2019-02-01" calcext:value-type="date">
            <text:p>01/02/19</text:p>
          </table:table-cell>
          <table:table-cell table:style-name="ce20" office:value-type="float" office:value="57525435" calcext:value-type="float">
            <text:p>57525435</text:p>
          </table:table-cell>
          <table:table-cell table:number-columns-repeated="3"/>
        </table:table-row>
        <table:table-row table:style-name="ro1">
          <table:table-cell office:value-type="date" office:date-value="2019-03-01" calcext:value-type="date">
            <text:p>01/03/19</text:p>
          </table:table-cell>
          <table:table-cell table:style-name="ce20" office:value-type="float" office:value="72683832" calcext:value-type="float">
            <text:p>72683832</text:p>
          </table:table-cell>
          <table:table-cell table:number-columns-repeated="3"/>
        </table:table-row>
        <table:table-row table:style-name="ro1">
          <table:table-cell office:value-type="date" office:date-value="2019-04-01" calcext:value-type="date">
            <text:p>01/04/19</text:p>
          </table:table-cell>
          <table:table-cell table:style-name="ce20" office:value-type="float" office:value="70075772" calcext:value-type="float">
            <text:p>70075772</text:p>
          </table:table-cell>
          <table:table-cell table:number-columns-repeated="3"/>
        </table:table-row>
        <table:table-row table:style-name="ro1">
          <table:table-cell office:value-type="date" office:date-value="2019-05-01" calcext:value-type="date">
            <text:p>01/05/19</text:p>
          </table:table-cell>
          <table:table-cell table:style-name="ce20" office:value-type="float" office:value="74731369" calcext:value-type="float">
            <text:p>74731369</text:p>
          </table:table-cell>
          <table:table-cell table:number-columns-repeated="3"/>
        </table:table-row>
        <table:table-row table:style-name="ro1">
          <table:table-cell office:value-type="date" office:date-value="2019-06-01" calcext:value-type="date">
            <text:p>01/06/19</text:p>
          </table:table-cell>
          <table:table-cell table:style-name="ce20" office:value-type="float" office:value="76510126" calcext:value-type="float">
            <text:p>76510126</text:p>
          </table:table-cell>
          <table:table-cell table:number-columns-repeated="3"/>
        </table:table-row>
        <table:table-row table:style-name="ro1">
          <table:table-cell office:value-type="date" office:date-value="2019-07-01" calcext:value-type="date">
            <text:p>01/07/19</text:p>
          </table:table-cell>
          <table:table-cell table:style-name="ce20" office:value-type="float" office:value="77243286" calcext:value-type="float">
            <text:p>77243286</text:p>
          </table:table-cell>
          <table:table-cell table:number-columns-repeated="3"/>
        </table:table-row>
        <table:table-row table:style-name="ro1">
          <table:table-cell office:value-type="date" office:date-value="2019-08-01" calcext:value-type="date">
            <text:p>01/08/19</text:p>
          </table:table-cell>
          <table:table-cell table:style-name="ce20" office:value-type="float" office:value="74445793" calcext:value-type="float">
            <text:p>74445793</text:p>
          </table:table-cell>
          <table:table-cell table:number-columns-repeated="3"/>
        </table:table-row>
        <table:table-row table:style-name="ro1">
          <table:table-cell office:value-type="date" office:date-value="2019-09-01" calcext:value-type="date">
            <text:p>01/09/19</text:p>
          </table:table-cell>
          <table:table-cell table:style-name="ce20" office:value-type="float" office:value="66941195" calcext:value-type="float">
            <text:p>66941195</text:p>
          </table:table-cell>
          <table:table-cell table:number-columns-repeated="3"/>
        </table:table-row>
        <table:table-row table:style-name="ro1">
          <table:table-cell office:value-type="date" office:date-value="2019-10-01" calcext:value-type="date">
            <text:p>01/10/19</text:p>
          </table:table-cell>
          <table:table-cell table:style-name="ce20" office:value-type="float" office:value="72108333" calcext:value-type="float">
            <text:p>72108333</text:p>
          </table:table-cell>
          <table:table-cell table:number-columns-repeated="3"/>
        </table:table-row>
        <table:table-row table:style-name="ro1">
          <table:table-cell office:value-type="date" office:date-value="2019-11-01" calcext:value-type="date">
            <text:p>01/11/19</text:p>
          </table:table-cell>
          <table:table-cell table:style-name="ce20" office:value-type="float" office:value="68608532" calcext:value-type="float">
            <text:p>68608532</text:p>
          </table:table-cell>
          <table:table-cell table:number-columns-repeated="3"/>
        </table:table-row>
        <table:table-row table:style-name="ro1">
          <table:table-cell office:value-type="date" office:date-value="2019-12-01" calcext:value-type="date">
            <text:p>01/12/19</text:p>
          </table:table-cell>
          <table:table-cell table:style-name="ce21" office:value-type="float" office:value="70250692" calcext:value-type="float">
            <text:p>70250692</text:p>
          </table:table-cell>
          <table:table-cell table:number-columns-repeated="3"/>
        </table:table-row>
        <table:table-row table:style-name="ro1">
          <table:table-cell office:value-type="date" office:date-value="2020-01-01" calcext:value-type="date">
            <text:p>01/01/20</text:p>
          </table:table-cell>
          <table:table-cell table:style-name="ce22" office:value-type="float" office:value="61673279" calcext:value-type="float">
            <text:p>61673279</text:p>
          </table:table-cell>
          <table:table-cell table:number-columns-repeated="3"/>
        </table:table-row>
        <table:table-row table:style-name="ro1">
          <table:table-cell office:value-type="date" office:date-value="2020-02-01" calcext:value-type="date">
            <text:p>01/02/20</text:p>
          </table:table-cell>
          <table:table-cell office:value-type="float" office:value="60463775" calcext:value-type="float">
            <text:p>60463775</text:p>
          </table:table-cell>
          <table:table-cell table:number-columns-repeated="3"/>
        </table:table-row>
        <table:table-row table:style-name="ro1">
          <table:table-cell office:value-type="date" office:date-value="2020-03-01" calcext:value-type="date">
            <text:p>01/03/20</text:p>
          </table:table-cell>
          <table:table-cell office:value-type="float" office:value="31029383" calcext:value-type="float">
            <text:p>31029383</text:p>
          </table:table-cell>
          <table:table-cell table:number-columns-repeated="3"/>
        </table:table-row>
        <table:table-row table:style-name="ro1">
          <table:table-cell office:value-type="date" office:date-value="2020-04-01" calcext:value-type="date">
            <text:p>01/04/20</text:p>
          </table:table-cell>
          <table:table-cell office:value-type="float" office:value="3332788" calcext:value-type="float">
            <text:p>3332788</text:p>
          </table:table-cell>
          <table:table-cell table:number-columns-repeated="3"/>
        </table:table-row>
        <table:table-row table:style-name="ro1">
          <table:table-cell office:value-type="date" office:date-value="2020-05-01" calcext:value-type="date">
            <text:p>01/05/20</text:p>
          </table:table-cell>
          <table:table-cell office:value-type="float" office:value="7481008" calcext:value-type="float">
            <text:p>7481008</text:p>
          </table:table-cell>
          <table:table-cell table:number-columns-repeated="3"/>
        </table:table-row>
        <table:table-row table:style-name="ro1">
          <table:table-cell office:value-type="date" office:date-value="2020-06-01" calcext:value-type="date">
            <text:p>01/06/20</text:p>
          </table:table-cell>
          <table:table-cell office:value-type="float" office:value="15252076" calcext:value-type="float">
            <text:p>15252076</text:p>
          </table:table-cell>
          <table:table-cell table:number-columns-repeated="3"/>
        </table:table-row>
        <table:table-row table:style-name="ro1">
          <table:table-cell office:value-type="date" office:date-value="2020-07-01" calcext:value-type="date">
            <text:p>01/07/20</text:p>
          </table:table-cell>
          <table:table-cell office:value-type="float" office:value="20058537" calcext:value-type="float">
            <text:p>20058537</text:p>
          </table:table-cell>
          <table:table-cell table:number-columns-repeated="3"/>
        </table:table-row>
        <table:table-row table:style-name="ro1">
          <table:table-cell office:value-type="date" office:date-value="2020-08-01" calcext:value-type="date">
            <text:p>01/08/20</text:p>
          </table:table-cell>
          <table:table-cell office:value-type="float" office:value="21515106" calcext:value-type="float">
            <text:p>21515106</text:p>
          </table:table-cell>
          <table:table-cell table:number-columns-repeated="3"/>
        </table:table-row>
        <table:table-row table:style-name="ro1">
          <table:table-cell office:value-type="date" office:date-value="2020-09-01" calcext:value-type="date">
            <text:p>01/09/20</text:p>
          </table:table-cell>
          <table:table-cell office:value-type="float" office:value="21828103" calcext:value-type="float">
            <text:p>21828103</text:p>
          </table:table-cell>
          <table:table-cell table:number-columns-repeated="3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25716680" calcext:value-type="float">
            <text:p>25716680</text:p>
          </table:table-cell>
          <table:table-cell table:number-columns-repeated="3"/>
        </table:table-row>
        <table:table-row table:style-name="ro1">
          <table:table-cell office:value-type="date" office:date-value="2020-11-01" calcext:value-type="date">
            <text:p>01/11/20</text:p>
          </table:table-cell>
          <table:table-cell office:value-type="float" office:value="25357178" calcext:value-type="float">
            <text:p>25357178</text:p>
          </table:table-cell>
          <table:table-cell table:number-columns-repeated="3"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table:style-name="ce24" office:value-type="float" office:value="26417472" calcext:value-type="float">
            <text:p>26417472</text:p>
          </table:table-cell>
          <table:table-cell table:number-columns-repeated="3"/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table:style-name="ce22" office:value-type="float" office:value="23421229" calcext:value-type="float">
            <text:p>23421229</text:p>
          </table:table-cell>
          <table:table-cell table:number-columns-repeated="3"/>
        </table:table-row>
        <table:table-row table:style-name="ro1">
          <table:table-cell office:value-type="date" office:date-value="2021-02-01" calcext:value-type="date">
            <text:p>01/02/21</text:p>
          </table:table-cell>
          <table:table-cell office:value-type="float" office:value="24867048" calcext:value-type="float">
            <text:p>24867048</text:p>
          </table:table-cell>
          <table:table-cell table:number-columns-repeated="3"/>
        </table:table-row>
        <table:table-row table:style-name="ro1">
          <table:table-cell office:value-type="date" office:date-value="2021-03-01" calcext:value-type="date">
            <text:p>01/03/21</text:p>
          </table:table-cell>
          <table:table-cell office:value-type="float" office:value="38562607" calcext:value-type="float">
            <text:p>38562607</text:p>
          </table:table-cell>
          <table:table-cell table:number-columns-repeated="3"/>
        </table:table-row>
        <table:table-row table:style-name="ro1">
          <table:table-cell office:value-type="date" office:date-value="2021-04-01" calcext:value-type="date">
            <text:p>01/04/21</text:p>
          </table:table-cell>
          <table:table-cell office:value-type="float" office:value="41599455" calcext:value-type="float">
            <text:p>41599455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1/05/21</text:p>
          </table:table-cell>
          <table:table-cell office:value-type="float" office:value="50231199" calcext:value-type="float">
            <text:p>50231199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1/06/21</text:p>
          </table:table-cell>
          <table:table-cell office:value-type="float" office:value="57177210" calcext:value-type="float">
            <text:p>57177210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1/07/21</text:p>
          </table:table-cell>
          <table:table-cell office:value-type="float" office:value="61040927" calcext:value-type="float">
            <text:p>61040927</text:p>
          </table:table-cell>
          <table:table-cell table:number-columns-repeated="3"/>
        </table:table-row>
        <table:table-row table:style-name="ro1">
          <table:table-cell office:value-type="date" office:date-value="2021-08-01" calcext:value-type="date">
            <text:p>01/08/21</text:p>
          </table:table-cell>
          <table:table-cell office:value-type="float" office:value="57484123" calcext:value-type="float">
            <text:p>57484123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1/09/21</text:p>
          </table:table-cell>
          <table:table-cell office:value-type="float" office:value="51089715" calcext:value-type="float">
            <text:p>51089715</text:p>
          </table:table-cell>
          <table:table-cell table:number-columns-repeated="3"/>
        </table:table-row>
        <table:table-row table:style-name="ro1">
          <table:table-cell office:value-type="date" office:date-value="2021-10-01" calcext:value-type="date">
            <text:p>01/10/21</text:p>
          </table:table-cell>
          <table:table-cell office:value-type="float" office:value="57162404" calcext:value-type="float">
            <text:p>57162404</text:p>
          </table:table-cell>
          <table:table-cell table:number-columns-repeated="3"/>
        </table:table-row>
        <table:table-row table:style-name="ro1">
          <table:table-cell office:value-type="date" office:date-value="2021-11-01" calcext:value-type="date">
            <text:p>01/11/21</text:p>
          </table:table-cell>
          <table:table-cell office:value-type="float" office:value="57644161" calcext:value-type="float">
            <text:p>57644161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01/12/21</text:p>
          </table:table-cell>
          <table:table-cell table:style-name="ce24" office:value-type="float" office:value="58863955" calcext:value-type="float">
            <text:p>58863955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table:style-name="ce14" office:value-type="float" office:value="46000046" calcext:value-type="float">
            <text:p>46000046</text:p>
          </table:table-cell>
          <table:table-cell table:number-columns-repeated="3"/>
        </table:table-row>
        <table:table-row table:style-name="ro1">
          <table:table-cell office:value-type="date" office:date-value="2022-02-01" calcext:value-type="date">
            <text:p>01/02/22</text:p>
          </table:table-cell>
          <table:table-cell table:style-name="ce15" office:value-type="float" office:value="48528013" calcext:value-type="float">
            <text:p>48528013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1/03/22</text:p>
          </table:table-cell>
          <table:table-cell table:style-name="ce15" office:value-type="float" office:value="63643054" calcext:value-type="float">
            <text:p>63643054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1/04/22</text:p>
          </table:table-cell>
          <table:table-cell table:style-name="ce15" office:value-type="float" office:value="63436314" calcext:value-type="float">
            <text:p>63436314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table:style-name="ce15" office:value-type="float" office:value="67182736" calcext:value-type="float">
            <text:p>6718273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1/06/22</text:p>
          </table:table-cell>
          <table:table-cell table:style-name="ce15" office:value-type="float" office:value="68163881" calcext:value-type="float">
            <text:p>6816388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1/07/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2-08-01" calcext:value-type="date">
            <text:p>01/08/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2-09-01" calcext:value-type="date">
            <text:p>01/09/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2-10-01" calcext:value-type="date">
            <text:p>01/10/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2-11-01" calcext:value-type="date">
            <text:p>01/11/22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date" office:date-value="2022-12-01" calcext:value-type="date">
            <text:p>01/12/22</text:p>
          </table:table-cell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1" table:target-range-address="Sheet1.A1:Sheet1.F365" table:display-filter-buttons="true"/>
      </table:database-ranges>
      <table:data-pilot-tables>
        <table:data-pilot-table table:name="DataPilot1" table:application-data="" table:target-range-address="'Pivot Table_Sheet1_1'.A1:'Pivot Table_Sheet1_1'.E15" table:buttons="'Pivot Table_Sheet1_1'.A2 'Pivot Table_Sheet1_1'.B1" table:show-filter-button="false" table:drill-down-on-double-click="false">
          <table:source-cell-range table:cell-range-address="Sheet1.A1:Sheet1.F36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22" table:orientation="data" table:used-hierarchy="0" table:function="sum">
            <table:data-pilot-level table:show-empty="false" calcext:repeat-item-labels="false">
              <table:data-pilot-members>
                <table:data-pilot-member table:name="1059741" table:display="true" table:show-details="true"/>
                <table:data-pilot-member table:name="1070691" table:display="true" table:show-details="true"/>
                <table:data-pilot-member table:name="1125952" table:display="true" table:show-details="true"/>
                <table:data-pilot-member table:name="1192973" table:display="true" table:show-details="true"/>
                <table:data-pilot-member table:name="1198339" table:display="true" table:show-details="true"/>
                <table:data-pilot-member table:name="1200580" table:display="true" table:show-details="true"/>
                <table:data-pilot-member table:name="1201583" table:display="true" table:show-details="true"/>
                <table:data-pilot-member table:name="1231419" table:display="true" table:show-details="true"/>
                <table:data-pilot-member table:name="1232591" table:display="true" table:show-details="true"/>
                <table:data-pilot-member table:name="1241792" table:display="true" table:show-details="true"/>
                <table:data-pilot-member table:name="1301462" table:display="true" table:show-details="true"/>
                <table:data-pilot-member table:name="1339533" table:display="true" table:show-details="true"/>
                <table:data-pilot-member table:name="1379403" table:display="true" table:show-details="true"/>
                <table:data-pilot-member table:name="1386325" table:display="true" table:show-details="true"/>
                <table:data-pilot-member table:name="1397281" table:display="true" table:show-details="true"/>
                <table:data-pilot-member table:name="1399444" table:display="true" table:show-details="true"/>
                <table:data-pilot-member table:name="1403734" table:display="true" table:show-details="true"/>
                <table:data-pilot-member table:name="1449550" table:display="true" table:show-details="true"/>
                <table:data-pilot-member table:name="1449698" table:display="true" table:show-details="true"/>
                <table:data-pilot-member table:name="1471161" table:display="true" table:show-details="true"/>
                <table:data-pilot-member table:name="1479653" table:display="true" table:show-details="true"/>
                <table:data-pilot-member table:name="1493235" table:display="true" table:show-details="true"/>
                <table:data-pilot-member table:name="1502714" table:display="true" table:show-details="true"/>
                <table:data-pilot-member table:name="1514369" table:display="true" table:show-details="true"/>
                <table:data-pilot-member table:name="1533544" table:display="true" table:show-details="true"/>
                <table:data-pilot-member table:name="1534080" table:display="true" table:show-details="true"/>
                <table:data-pilot-member table:name="1537573" table:display="true" table:show-details="true"/>
                <table:data-pilot-member table:name="1541835" table:display="true" table:show-details="true"/>
                <table:data-pilot-member table:name="1555773" table:display="true" table:show-details="true"/>
                <table:data-pilot-member table:name="1577790" table:display="true" table:show-details="true"/>
                <table:data-pilot-member table:name="1591438" table:display="true" table:show-details="true"/>
                <table:data-pilot-member table:name="1616316" table:display="true" table:show-details="true"/>
                <table:data-pilot-member table:name="1632406" table:display="true" table:show-details="true"/>
                <table:data-pilot-member table:name="1635546" table:display="true" table:show-details="true"/>
                <table:data-pilot-member table:name="1644052" table:display="true" table:show-details="true"/>
                <table:data-pilot-member table:name="1648529" table:display="true" table:show-details="true"/>
                <table:data-pilot-member table:name="1656217" table:display="true" table:show-details="true"/>
                <table:data-pilot-member table:name="1666715" table:display="true" table:show-details="true"/>
                <table:data-pilot-member table:name="1693518" table:display="true" table:show-details="true"/>
                <table:data-pilot-member table:name="1699242" table:display="true" table:show-details="true"/>
                <table:data-pilot-member table:name="1714280" table:display="true" table:show-details="true"/>
                <table:data-pilot-member table:name="1728383" table:display="true" table:show-details="true"/>
                <table:data-pilot-member table:name="1731473" table:display="true" table:show-details="true"/>
                <table:data-pilot-member table:name="1736292" table:display="true" table:show-details="true"/>
                <table:data-pilot-member table:name="1738406" table:display="true" table:show-details="true"/>
                <table:data-pilot-member table:name="1752841" table:display="true" table:show-details="true"/>
                <table:data-pilot-member table:name="1764745" table:display="true" table:show-details="true"/>
                <table:data-pilot-member table:name="1780987" table:display="true" table:show-details="true"/>
                <table:data-pilot-member table:name="1782705" table:display="true" table:show-details="true"/>
                <table:data-pilot-member table:name="1785846" table:display="true" table:show-details="true"/>
                <table:data-pilot-member table:name="1815824" table:display="true" table:show-details="true"/>
                <table:data-pilot-member table:name="1826392" table:display="true" table:show-details="true"/>
                <table:data-pilot-member table:name="1826772" table:display="true" table:show-details="true"/>
                <table:data-pilot-member table:name="1830246" table:display="true" table:show-details="true"/>
                <table:data-pilot-member table:name="1840996" table:display="true" table:show-details="true"/>
                <table:data-pilot-member table:name="1844208" table:display="true" table:show-details="true"/>
                <table:data-pilot-member table:name="1848862" table:display="true" table:show-details="true"/>
                <table:data-pilot-member table:name="1856872" table:display="true" table:show-details="true"/>
                <table:data-pilot-member table:name="1858773" table:display="true" table:show-details="true"/>
                <table:data-pilot-member table:name="1863020" table:display="true" table:show-details="true"/>
                <table:data-pilot-member table:name="1869222" table:display="true" table:show-details="true"/>
                <table:data-pilot-member table:name="1877559" table:display="true" table:show-details="true"/>
                <table:data-pilot-member table:name="1883294" table:display="true" table:show-details="true"/>
                <table:data-pilot-member table:name="1887350" table:display="true" table:show-details="true"/>
                <table:data-pilot-member table:name="1894331" table:display="true" table:show-details="true"/>
                <table:data-pilot-member table:name="1900738" table:display="true" table:show-details="true"/>
                <table:data-pilot-member table:name="1913117" table:display="true" table:show-details="true"/>
                <table:data-pilot-member table:name="1914374" table:display="true" table:show-details="true"/>
                <table:data-pilot-member table:name="1916499" table:display="true" table:show-details="true"/>
                <table:data-pilot-member table:name="1946502" table:display="true" table:show-details="true"/>
                <table:data-pilot-member table:name="1953128" table:display="true" table:show-details="true"/>
                <table:data-pilot-member table:name="1962056" table:display="true" table:show-details="true"/>
                <table:data-pilot-member table:name="1977756" table:display="true" table:show-details="true"/>
                <table:data-pilot-member table:name="1978691" table:display="true" table:show-details="true"/>
                <table:data-pilot-member table:name="1979422" table:display="true" table:show-details="true"/>
                <table:data-pilot-member table:name="1979713" table:display="true" table:show-details="true"/>
                <table:data-pilot-member table:name="1979882" table:display="true" table:show-details="true"/>
                <table:data-pilot-member table:name="1980803" table:display="true" table:show-details="true"/>
                <table:data-pilot-member table:name="1981408" table:display="true" table:show-details="true"/>
                <table:data-pilot-member table:name="1988843" table:display="true" table:show-details="true"/>
                <table:data-pilot-member table:name="1990954" table:display="true" table:show-details="true"/>
                <table:data-pilot-member table:name="1993734" table:display="true" table:show-details="true"/>
                <table:data-pilot-member table:name="1994151" table:display="true" table:show-details="true"/>
                <table:data-pilot-member table:name="1996601" table:display="true" table:show-details="true"/>
                <table:data-pilot-member table:name="1999087" table:display="true" table:show-details="true"/>
                <table:data-pilot-member table:name="2009500" table:display="true" table:show-details="true"/>
                <table:data-pilot-member table:name="2017973" table:display="true" table:show-details="true"/>
                <table:data-pilot-member table:name="2020742" table:display="true" table:show-details="true"/>
                <table:data-pilot-member table:name="2023309" table:display="true" table:show-details="true"/>
                <table:data-pilot-member table:name="2025161" table:display="true" table:show-details="true"/>
                <table:data-pilot-member table:name="2027836" table:display="true" table:show-details="true"/>
                <table:data-pilot-member table:name="2036479" table:display="true" table:show-details="true"/>
                <table:data-pilot-member table:name="2038115" table:display="true" table:show-details="true"/>
                <table:data-pilot-member table:name="2040285" table:display="true" table:show-details="true"/>
                <table:data-pilot-member table:name="2052377" table:display="true" table:show-details="true"/>
                <table:data-pilot-member table:name="2062952" table:display="true" table:show-details="true"/>
                <table:data-pilot-member table:name="2067788" table:display="true" table:show-details="true"/>
                <table:data-pilot-member table:name="2081119" table:display="true" table:show-details="true"/>
                <table:data-pilot-member table:name="2085927" table:display="true" table:show-details="true"/>
                <table:data-pilot-member table:name="2094381" table:display="true" table:show-details="true"/>
                <table:data-pilot-member table:name="2096466" table:display="true" table:show-details="true"/>
                <table:data-pilot-member table:name="2097515" table:display="true" table:show-details="true"/>
                <table:data-pilot-member table:name="2098325" table:display="true" table:show-details="true"/>
                <table:data-pilot-member table:name="2099056" table:display="true" table:show-details="true"/>
                <table:data-pilot-member table:name="2108054" table:display="true" table:show-details="true"/>
                <table:data-pilot-member table:name="2117726" table:display="true" table:show-details="true"/>
                <table:data-pilot-member table:name="2124230" table:display="true" table:show-details="true"/>
                <table:data-pilot-member table:name="2129423" table:display="true" table:show-details="true"/>
                <table:data-pilot-member table:name="2131678" table:display="true" table:show-details="true"/>
                <table:data-pilot-member table:name="2132467" table:display="true" table:show-details="true"/>
                <table:data-pilot-member table:name="2132807" table:display="true" table:show-details="true"/>
                <table:data-pilot-member table:name="2136427" table:display="true" table:show-details="true"/>
                <table:data-pilot-member table:name="2139084" table:display="true" table:show-details="true"/>
                <table:data-pilot-member table:name="2144185" table:display="true" table:show-details="true"/>
                <table:data-pilot-member table:name="2145281" table:display="true" table:show-details="true"/>
                <table:data-pilot-member table:name="2147736" table:display="true" table:show-details="true"/>
                <table:data-pilot-member table:name="2155747" table:display="true" table:show-details="true"/>
                <table:data-pilot-member table:name="2158280" table:display="true" table:show-details="true"/>
                <table:data-pilot-member table:name="2160542" table:display="true" table:show-details="true"/>
                <table:data-pilot-member table:name="2166953" table:display="true" table:show-details="true"/>
                <table:data-pilot-member table:name="2173292" table:display="true" table:show-details="true"/>
                <table:data-pilot-member table:name="2180940" table:display="true" table:show-details="true"/>
                <table:data-pilot-member table:name="2181446" table:display="true" table:show-details="true"/>
                <table:data-pilot-member table:name="2182717" table:display="true" table:show-details="true"/>
                <table:data-pilot-member table:name="2184044" table:display="true" table:show-details="true"/>
                <table:data-pilot-member table:name="2186631" table:display="true" table:show-details="true"/>
                <table:data-pilot-member table:name="2190008" table:display="true" table:show-details="true"/>
                <table:data-pilot-member table:name="2194459" table:display="true" table:show-details="true"/>
                <table:data-pilot-member table:name="2196867" table:display="true" table:show-details="true"/>
                <table:data-pilot-member table:name="2200172" table:display="true" table:show-details="true"/>
                <table:data-pilot-member table:name="2204115" table:display="true" table:show-details="true"/>
                <table:data-pilot-member table:name="2213168" table:display="true" table:show-details="true"/>
                <table:data-pilot-member table:name="2214519" table:display="true" table:show-details="true"/>
                <table:data-pilot-member table:name="2215453" table:display="true" table:show-details="true"/>
                <table:data-pilot-member table:name="2216218" table:display="true" table:show-details="true"/>
                <table:data-pilot-member table:name="2221946" table:display="true" table:show-details="true"/>
                <table:data-pilot-member table:name="2227863" table:display="true" table:show-details="true"/>
                <table:data-pilot-member table:name="2229941" table:display="true" table:show-details="true"/>
                <table:data-pilot-member table:name="2231804" table:display="true" table:show-details="true"/>
                <table:data-pilot-member table:name="2234353" table:display="true" table:show-details="true"/>
                <table:data-pilot-member table:name="2234701" table:display="true" table:show-details="true"/>
                <table:data-pilot-member table:name="2238917" table:display="true" table:show-details="true"/>
                <table:data-pilot-member table:name="2241123" table:display="true" table:show-details="true"/>
                <table:data-pilot-member table:name="2248861" table:display="true" table:show-details="true"/>
                <table:data-pilot-member table:name="2258077" table:display="true" table:show-details="true"/>
                <table:data-pilot-member table:name="2263646" table:display="true" table:show-details="true"/>
                <table:data-pilot-member table:name="2271659" table:display="true" table:show-details="true"/>
                <table:data-pilot-member table:name="2273221" table:display="true" table:show-details="true"/>
                <table:data-pilot-member table:name="2275133" table:display="true" table:show-details="true"/>
                <table:data-pilot-member table:name="2278197" table:display="true" table:show-details="true"/>
                <table:data-pilot-member table:name="2279258" table:display="true" table:show-details="true"/>
                <table:data-pilot-member table:name="2279743" table:display="true" table:show-details="true"/>
                <table:data-pilot-member table:name="2279905" table:display="true" table:show-details="true"/>
                <table:data-pilot-member table:name="2288800" table:display="true" table:show-details="true"/>
                <table:data-pilot-member table:name="2288902" table:display="true" table:show-details="true"/>
                <table:data-pilot-member table:name="2290587" table:display="true" table:show-details="true"/>
                <table:data-pilot-member table:name="2292793" table:display="true" table:show-details="true"/>
                <table:data-pilot-member table:name="2293242" table:display="true" table:show-details="true"/>
                <table:data-pilot-member table:name="2293427" table:display="true" table:show-details="true"/>
                <table:data-pilot-member table:name="2293548" table:display="true" table:show-details="true"/>
                <table:data-pilot-member table:name="2297374" table:display="true" table:show-details="true"/>
                <table:data-pilot-member table:name="2307110" table:display="true" table:show-details="true"/>
                <table:data-pilot-member table:name="2308212" table:display="true" table:show-details="true"/>
                <table:data-pilot-member table:name="2311092" table:display="true" table:show-details="true"/>
                <table:data-pilot-member table:name="2312179" table:display="true" table:show-details="true"/>
                <table:data-pilot-member table:name="2318977" table:display="true" table:show-details="true"/>
                <table:data-pilot-member table:name="2327671" table:display="true" table:show-details="true"/>
                <table:data-pilot-member table:name="2329044" table:display="true" table:show-details="true"/>
                <table:data-pilot-member table:name="2332592" table:display="true" table:show-details="true"/>
                <table:data-pilot-member table:name="2337501" table:display="true" table:show-details="true"/>
                <table:data-pilot-member table:name="2346625" table:display="true" table:show-details="true"/>
                <table:data-pilot-member table:name="2348193" table:display="true" table:show-details="true"/>
                <table:data-pilot-member table:name="2350927" table:display="true" table:show-details="true"/>
                <table:data-pilot-member table:name="2352035" table:display="true" table:show-details="true"/>
                <table:data-pilot-member table:name="2364754" table:display="true" table:show-details="true"/>
                <table:data-pilot-member table:name="2366751" table:display="true" table:show-details="true"/>
                <table:data-pilot-member table:name="2367232" table:display="true" table:show-details="true"/>
                <table:data-pilot-member table:name="2371014" table:display="true" table:show-details="true"/>
                <table:data-pilot-member table:name="2371860" table:display="true" table:show-details="true"/>
                <table:data-pilot-member table:name="2378868" table:display="true" table:show-details="true"/>
                <table:data-pilot-member table:name="2379860" table:display="true" table:show-details="true"/>
                <table:data-pilot-member table:name="2380725" table:display="true" table:show-details="true"/>
                <table:data-pilot-member table:name="2384449" table:display="true" table:show-details="true"/>
                <table:data-pilot-member table:name="2384721" table:display="true" table:show-details="true"/>
                <table:data-pilot-member table:name="2387196" table:display="true" table:show-details="true"/>
                <table:data-pilot-member table:name="2387231" table:display="true" table:show-details="true"/>
                <table:data-pilot-member table:name="2395894" table:display="true" table:show-details="true"/>
                <table:data-pilot-member table:name="2426408" table:display="true" table:show-details="true"/>
                <table:data-pilot-member table:name="2432124" table:display="true" table:show-details="true"/>
                <table:data-pilot-member table:name="2438070" table:display="true" table:show-details="true"/>
                <table:data-pilot-member table:name="2438784" table:display="true" table:show-details="true"/>
                <table:data-pilot-member table:name="2444471" table:display="true" table:show-details="true"/>
                <table:data-pilot-member table:name="2454781" table:display="true" table:show-details="true"/>
                <table:data-pilot-member table:name="2462097" table:display="true" table:show-details="true"/>
                <table:data-pilot-member table:name="249049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21" table:orientation="data" table:used-hierarchy="0" table:function="sum">
            <table:data-pilot-level table:show-empty="false" calcext:repeat-item-labels="false">
              <table:data-pilot-members>
                <table:data-pilot-member table:name="468933" table:display="true" table:show-details="true"/>
                <table:data-pilot-member table:name="493338" table:display="true" table:show-details="true"/>
                <table:data-pilot-member table:name="520117" table:display="true" table:show-details="true"/>
                <table:data-pilot-member table:name="536935" table:display="true" table:show-details="true"/>
                <table:data-pilot-member table:name="542338" table:display="true" table:show-details="true"/>
                <table:data-pilot-member table:name="560190" table:display="true" table:show-details="true"/>
                <table:data-pilot-member table:name="567401" table:display="true" table:show-details="true"/>
                <table:data-pilot-member table:name="603527" table:display="true" table:show-details="true"/>
                <table:data-pilot-member table:name="617489" table:display="true" table:show-details="true"/>
                <table:data-pilot-member table:name="617619" table:display="true" table:show-details="true"/>
                <table:data-pilot-member table:name="618615" table:display="true" table:show-details="true"/>
                <table:data-pilot-member table:name="628989" table:display="true" table:show-details="true"/>
                <table:data-pilot-member table:name="665855" table:display="true" table:show-details="true"/>
                <table:data-pilot-member table:name="690438" table:display="true" table:show-details="true"/>
                <table:data-pilot-member table:name="701709" table:display="true" table:show-details="true"/>
                <table:data-pilot-member table:name="705951" table:display="true" table:show-details="true"/>
                <table:data-pilot-member table:name="708177" table:display="true" table:show-details="true"/>
                <table:data-pilot-member table:name="709444" table:display="true" table:show-details="true"/>
                <table:data-pilot-member table:name="714725" table:display="true" table:show-details="true"/>
                <table:data-pilot-member table:name="728978" table:display="true" table:show-details="true"/>
                <table:data-pilot-member table:name="735009" table:display="true" table:show-details="true"/>
                <table:data-pilot-member table:name="738825" table:display="true" table:show-details="true"/>
                <table:data-pilot-member table:name="744812" table:display="true" table:show-details="true"/>
                <table:data-pilot-member table:name="750558" table:display="true" table:show-details="true"/>
                <table:data-pilot-member table:name="755028" table:display="true" table:show-details="true"/>
                <table:data-pilot-member table:name="766594" table:display="true" table:show-details="true"/>
                <table:data-pilot-member table:name="771734" table:display="true" table:show-details="true"/>
                <table:data-pilot-member table:name="772471" table:display="true" table:show-details="true"/>
                <table:data-pilot-member table:name="773422" table:display="true" table:show-details="true"/>
                <table:data-pilot-member table:name="774688" table:display="true" table:show-details="true"/>
                <table:data-pilot-member table:name="778065" table:display="true" table:show-details="true"/>
                <table:data-pilot-member table:name="802230" table:display="true" table:show-details="true"/>
                <table:data-pilot-member table:name="803688" table:display="true" table:show-details="true"/>
                <table:data-pilot-member table:name="810654" table:display="true" table:show-details="true"/>
                <table:data-pilot-member table:name="825745" table:display="true" table:show-details="true"/>
                <table:data-pilot-member table:name="826924" table:display="true" table:show-details="true"/>
                <table:data-pilot-member table:name="838116" table:display="true" table:show-details="true"/>
                <table:data-pilot-member table:name="854636" table:display="true" table:show-details="true"/>
                <table:data-pilot-member table:name="859039" table:display="true" table:show-details="true"/>
                <table:data-pilot-member table:name="864783" table:display="true" table:show-details="true"/>
                <table:data-pilot-member table:name="868624" table:display="true" table:show-details="true"/>
                <table:data-pilot-member table:name="878048" table:display="true" table:show-details="true"/>
                <table:data-pilot-member table:name="886536" table:display="true" table:show-details="true"/>
                <table:data-pilot-member table:name="900696" table:display="true" table:show-details="true"/>
                <table:data-pilot-member table:name="903039" table:display="true" table:show-details="true"/>
                <table:data-pilot-member table:name="914823" table:display="true" table:show-details="true"/>
                <table:data-pilot-member table:name="917282" table:display="true" table:show-details="true"/>
                <table:data-pilot-member table:name="942238" table:display="true" table:show-details="true"/>
                <table:data-pilot-member table:name="946458" table:display="true" table:show-details="true"/>
                <table:data-pilot-member table:name="963280" table:display="true" table:show-details="true"/>
                <table:data-pilot-member table:name="967693" table:display="true" table:show-details="true"/>
                <table:data-pilot-member table:name="974221" table:display="true" table:show-details="true"/>
                <table:data-pilot-member table:name="992406" table:display="true" table:show-details="true"/>
                <table:data-pilot-member table:name="1034514" table:display="true" table:show-details="true"/>
                <table:data-pilot-member table:name="1049692" table:display="true" table:show-details="true"/>
                <table:data-pilot-member table:name="1051149" table:display="true" table:show-details="true"/>
                <table:data-pilot-member table:name="1059452" table:display="true" table:show-details="true"/>
                <table:data-pilot-member table:name="1076453" table:display="true" table:show-details="true"/>
                <table:data-pilot-member table:name="1077199" table:display="true" table:show-details="true"/>
                <table:data-pilot-member table:name="1080346" table:display="true" table:show-details="true"/>
                <table:data-pilot-member table:name="1082443" table:display="true" table:show-details="true"/>
                <table:data-pilot-member table:name="1085034" table:display="true" table:show-details="true"/>
                <table:data-pilot-member table:name="1092548" table:display="true" table:show-details="true"/>
                <table:data-pilot-member table:name="1096348" table:display="true" table:show-details="true"/>
                <table:data-pilot-member table:name="1107534" table:display="true" table:show-details="true"/>
                <table:data-pilot-member table:name="1115479" table:display="true" table:show-details="true"/>
                <table:data-pilot-member table:name="1119303" table:display="true" table:show-details="true"/>
                <table:data-pilot-member table:name="1130520" table:display="true" table:show-details="true"/>
                <table:data-pilot-member table:name="1134103" table:display="true" table:show-details="true"/>
                <table:data-pilot-member table:name="1146539" table:display="true" table:show-details="true"/>
                <table:data-pilot-member table:name="1151420" table:display="true" table:show-details="true"/>
                <table:data-pilot-member table:name="1152703" table:display="true" table:show-details="true"/>
                <table:data-pilot-member table:name="1164099" table:display="true" table:show-details="true"/>
                <table:data-pilot-member table:name="1164954" table:display="true" table:show-details="true"/>
                <table:data-pilot-member table:name="1168734" table:display="true" table:show-details="true"/>
                <table:data-pilot-member table:name="1184326" table:display="true" table:show-details="true"/>
                <table:data-pilot-member table:name="1190682" table:display="true" table:show-details="true"/>
                <table:data-pilot-member table:name="1192881" table:display="true" table:show-details="true"/>
                <table:data-pilot-member table:name="1195306" table:display="true" table:show-details="true"/>
                <table:data-pilot-member table:name="1227484" table:display="true" table:show-details="true"/>
                <table:data-pilot-member table:name="1230939" table:display="true" table:show-details="true"/>
                <table:data-pilot-member table:name="1259724" table:display="true" table:show-details="true"/>
                <table:data-pilot-member table:name="1267345" table:display="true" table:show-details="true"/>
                <table:data-pilot-member table:name="1268938" table:display="true" table:show-details="true"/>
                <table:data-pilot-member table:name="1271516" table:display="true" table:show-details="true"/>
                <table:data-pilot-member table:name="1277815" table:display="true" table:show-details="true"/>
                <table:data-pilot-member table:name="1278113" table:display="true" table:show-details="true"/>
                <table:data-pilot-member table:name="1278557" table:display="true" table:show-details="true"/>
                <table:data-pilot-member table:name="1286894" table:display="true" table:show-details="true"/>
                <table:data-pilot-member table:name="1315493" table:display="true" table:show-details="true"/>
                <table:data-pilot-member table:name="1327289" table:display="true" table:show-details="true"/>
                <table:data-pilot-member table:name="1334997" table:display="true" table:show-details="true"/>
                <table:data-pilot-member table:name="1335535" table:display="true" table:show-details="true"/>
                <table:data-pilot-member table:name="1338166" table:display="true" table:show-details="true"/>
                <table:data-pilot-member table:name="1345064" table:display="true" table:show-details="true"/>
                <table:data-pilot-member table:name="1345284" table:display="true" table:show-details="true"/>
                <table:data-pilot-member table:name="1360290" table:display="true" table:show-details="true"/>
                <table:data-pilot-member table:name="1363653" table:display="true" table:show-details="true"/>
                <table:data-pilot-member table:name="1369410" table:display="true" table:show-details="true"/>
                <table:data-pilot-member table:name="1373259" table:display="true" table:show-details="true"/>
                <table:data-pilot-member table:name="1378237" table:display="true" table:show-details="true"/>
                <table:data-pilot-member table:name="1382230" table:display="true" table:show-details="true"/>
                <table:data-pilot-member table:name="1390201" table:display="true" table:show-details="true"/>
                <table:data-pilot-member table:name="1397958" table:display="true" table:show-details="true"/>
                <table:data-pilot-member table:name="1406234" table:display="true" table:show-details="true"/>
                <table:data-pilot-member table:name="1408017" table:display="true" table:show-details="true"/>
                <table:data-pilot-member table:name="1408198" table:display="true" table:show-details="true"/>
                <table:data-pilot-member table:name="1409771" table:display="true" table:show-details="true"/>
                <table:data-pilot-member table:name="1412500" table:display="true" table:show-details="true"/>
                <table:data-pilot-member table:name="1413141" table:display="true" table:show-details="true"/>
                <table:data-pilot-member table:name="1424664" table:display="true" table:show-details="true"/>
                <table:data-pilot-member table:name="1429657" table:display="true" table:show-details="true"/>
                <table:data-pilot-member table:name="1439804" table:display="true" table:show-details="true"/>
                <table:data-pilot-member table:name="1444744" table:display="true" table:show-details="true"/>
                <table:data-pilot-member table:name="1446353" table:display="true" table:show-details="true"/>
                <table:data-pilot-member table:name="1448369" table:display="true" table:show-details="true"/>
                <table:data-pilot-member table:name="1453267" table:display="true" table:show-details="true"/>
                <table:data-pilot-member table:name="1455913" table:display="true" table:show-details="true"/>
                <table:data-pilot-member table:name="1456657" table:display="true" table:show-details="true"/>
                <table:data-pilot-member table:name="1459054" table:display="true" table:show-details="true"/>
                <table:data-pilot-member table:name="1460478" table:display="true" table:show-details="true"/>
                <table:data-pilot-member table:name="1463672" table:display="true" table:show-details="true"/>
                <table:data-pilot-member table:name="1465197" table:display="true" table:show-details="true"/>
                <table:data-pilot-member table:name="1468218" table:display="true" table:show-details="true"/>
                <table:data-pilot-member table:name="1468219" table:display="true" table:show-details="true"/>
                <table:data-pilot-member table:name="1468972" table:display="true" table:show-details="true"/>
                <table:data-pilot-member table:name="1470840" table:display="true" table:show-details="true"/>
                <table:data-pilot-member table:name="1476269" table:display="true" table:show-details="true"/>
                <table:data-pilot-member table:name="1477841" table:display="true" table:show-details="true"/>
                <table:data-pilot-member table:name="1487874" table:display="true" table:show-details="true"/>
                <table:data-pilot-member table:name="1491435" table:display="true" table:show-details="true"/>
                <table:data-pilot-member table:name="1491890" table:display="true" table:show-details="true"/>
                <table:data-pilot-member table:name="1496089" table:display="true" table:show-details="true"/>
                <table:data-pilot-member table:name="1503587" table:display="true" table:show-details="true"/>
                <table:data-pilot-member table:name="1509649" table:display="true" table:show-details="true"/>
                <table:data-pilot-member table:name="1510829" table:display="true" table:show-details="true"/>
                <table:data-pilot-member table:name="1511294" table:display="true" table:show-details="true"/>
                <table:data-pilot-member table:name="1518020" table:display="true" table:show-details="true"/>
                <table:data-pilot-member table:name="1520251" table:display="true" table:show-details="true"/>
                <table:data-pilot-member table:name="1521393" table:display="true" table:show-details="true"/>
                <table:data-pilot-member table:name="1525438" table:display="true" table:show-details="true"/>
                <table:data-pilot-member table:name="1525948" table:display="true" table:show-details="true"/>
                <table:data-pilot-member table:name="1526681" table:display="true" table:show-details="true"/>
                <table:data-pilot-member table:name="1527465" table:display="true" table:show-details="true"/>
                <table:data-pilot-member table:name="1533398" table:display="true" table:show-details="true"/>
                <table:data-pilot-member table:name="1534114" table:display="true" table:show-details="true"/>
                <table:data-pilot-member table:name="1535156" table:display="true" table:show-details="true"/>
                <table:data-pilot-member table:name="1539707" table:display="true" table:show-details="true"/>
                <table:data-pilot-member table:name="1543136" table:display="true" table:show-details="true"/>
                <table:data-pilot-member table:name="1543474" table:display="true" table:show-details="true"/>
                <table:data-pilot-member table:name="1545955" table:display="true" table:show-details="true"/>
                <table:data-pilot-member table:name="1547075" table:display="true" table:show-details="true"/>
                <table:data-pilot-member table:name="1549181" table:display="true" table:show-details="true"/>
                <table:data-pilot-member table:name="1550044" table:display="true" table:show-details="true"/>
                <table:data-pilot-member table:name="1558553" table:display="true" table:show-details="true"/>
                <table:data-pilot-member table:name="1559772" table:display="true" table:show-details="true"/>
                <table:data-pilot-member table:name="1560561" table:display="true" table:show-details="true"/>
                <table:data-pilot-member table:name="1561495" table:display="true" table:show-details="true"/>
                <table:data-pilot-member table:name="1561959" table:display="true" table:show-details="true"/>
                <table:data-pilot-member table:name="1562239" table:display="true" table:show-details="true"/>
                <table:data-pilot-member table:name="1563565" table:display="true" table:show-details="true"/>
                <table:data-pilot-member table:name="1566729" table:display="true" table:show-details="true"/>
                <table:data-pilot-member table:name="1571220" table:display="true" table:show-details="true"/>
                <table:data-pilot-member table:name="1572383" table:display="true" table:show-details="true"/>
                <table:data-pilot-member table:name="1574228" table:display="true" table:show-details="true"/>
                <table:data-pilot-member table:name="1580785" table:display="true" table:show-details="true"/>
                <table:data-pilot-member table:name="1587910" table:display="true" table:show-details="true"/>
                <table:data-pilot-member table:name="1605810" table:display="true" table:show-details="true"/>
                <table:data-pilot-member table:name="1607238" table:display="true" table:show-details="true"/>
                <table:data-pilot-member table:name="1610785" table:display="true" table:show-details="true"/>
                <table:data-pilot-member table:name="1618169" table:display="true" table:show-details="true"/>
                <table:data-pilot-member table:name="1624511" table:display="true" table:show-details="true"/>
                <table:data-pilot-member table:name="1626185" table:display="true" table:show-details="true"/>
                <table:data-pilot-member table:name="1626962" table:display="true" table:show-details="true"/>
                <table:data-pilot-member table:name="1629475" table:display="true" table:show-details="true"/>
                <table:data-pilot-member table:name="1630786" table:display="true" table:show-details="true"/>
                <table:data-pilot-member table:name="1641419" table:display="true" table:show-details="true"/>
                <table:data-pilot-member table:name="1644050" table:display="true" table:show-details="true"/>
                <table:data-pilot-member table:name="1645563" table:display="true" table:show-details="true"/>
                <table:data-pilot-member table:name="1647089" table:display="true" table:show-details="true"/>
                <table:data-pilot-member table:name="1650454" table:display="true" table:show-details="true"/>
                <table:data-pilot-member table:name="1650795" table:display="true" table:show-details="true"/>
                <table:data-pilot-member table:name="1657722" table:display="true" table:show-details="true"/>
                <table:data-pilot-member table:name="1660506" table:display="true" table:show-details="true"/>
                <table:data-pilot-member table:name="1662932" table:display="true" table:show-details="true"/>
                <table:data-pilot-member table:name="1669537" table:display="true" table:show-details="true"/>
                <table:data-pilot-member table:name="1669737" table:display="true" table:show-details="true"/>
                <table:data-pilot-member table:name="1672895" table:display="true" table:show-details="true"/>
                <table:data-pilot-member table:name="1678231" table:display="true" table:show-details="true"/>
                <table:data-pilot-member table:name="1678688" table:display="true" table:show-details="true"/>
                <table:data-pilot-member table:name="1681192" table:display="true" table:show-details="true"/>
                <table:data-pilot-member table:name="1681896" table:display="true" table:show-details="true"/>
                <table:data-pilot-member table:name="1682752" table:display="true" table:show-details="true"/>
                <table:data-pilot-member table:name="1685462" table:display="true" table:show-details="true"/>
                <table:data-pilot-member table:name="1685668" table:display="true" table:show-details="true"/>
                <table:data-pilot-member table:name="1691526" table:display="true" table:show-details="true"/>
                <table:data-pilot-member table:name="1695970" table:display="true" table:show-details="true"/>
                <table:data-pilot-member table:name="1703267" table:display="true" table:show-details="true"/>
                <table:data-pilot-member table:name="1704466" table:display="true" table:show-details="true"/>
                <table:data-pilot-member table:name="1707805" table:display="true" table:show-details="true"/>
                <table:data-pilot-member table:name="1709601" table:display="true" table:show-details="true"/>
                <table:data-pilot-member table:name="1716561" table:display="true" table:show-details="true"/>
                <table:data-pilot-member table:name="1727075" table:display="true" table:show-details="true"/>
                <table:data-pilot-member table:name="1728496" table:display="true" table:show-details="true"/>
                <table:data-pilot-member table:name="1734541" table:display="true" table:show-details="true"/>
                <table:data-pilot-member table:name="1743515" table:display="true" table:show-details="true"/>
                <table:data-pilot-member table:name="1747353" table:display="true" table:show-details="true"/>
                <table:data-pilot-member table:name="1761348" table:display="true" table:show-details="true"/>
                <table:data-pilot-member table:name="1762920" table:display="true" table:show-details="true"/>
                <table:data-pilot-member table:name="1778983" table:display="true" table:show-details="true"/>
                <table:data-pilot-member table:name="1792370" table:display="true" table:show-details="true"/>
                <table:data-pilot-member table:name="1792979" table:display="true" table:show-details="true"/>
                <table:data-pilot-member table:name="1795141" table:display="true" table:show-details="true"/>
                <table:data-pilot-member table:name="1797120" table:display="true" table:show-details="true"/>
                <table:data-pilot-member table:name="1800954" table:display="true" table:show-details="true"/>
                <table:data-pilot-member table:name="1801329" table:display="true" table:show-details="true"/>
                <table:data-pilot-member table:name="1808306" table:display="true" table:show-details="true"/>
                <table:data-pilot-member table:name="1810460" table:display="true" table:show-details="true"/>
                <table:data-pilot-member table:name="1811767" table:display="true" table:show-details="true"/>
                <table:data-pilot-member table:name="1812797" table:display="true" table:show-details="true"/>
                <table:data-pilot-member table:name="1815931" table:display="true" table:show-details="true"/>
                <table:data-pilot-member table:name="1820152" table:display="true" table:show-details="true"/>
                <table:data-pilot-member table:name="1820355" table:display="true" table:show-details="true"/>
                <table:data-pilot-member table:name="1820433" table:display="true" table:show-details="true"/>
                <table:data-pilot-member table:name="1826310" table:display="true" table:show-details="true"/>
                <table:data-pilot-member table:name="1828396" table:display="true" table:show-details="true"/>
                <table:data-pilot-member table:name="1832878" table:display="true" table:show-details="true"/>
                <table:data-pilot-member table:name="1842054" table:display="true" table:show-details="true"/>
                <table:data-pilot-member table:name="1845965" table:display="true" table:show-details="true"/>
                <table:data-pilot-member table:name="1849171" table:display="true" table:show-details="true"/>
                <table:data-pilot-member table:name="1850531" table:display="true" table:show-details="true"/>
                <table:data-pilot-member table:name="1851345" table:display="true" table:show-details="true"/>
                <table:data-pilot-member table:name="1853622" table:display="true" table:show-details="true"/>
                <table:data-pilot-member table:name="1854048" table:display="true" table:show-details="true"/>
                <table:data-pilot-member table:name="1854534" table:display="true" table:show-details="true"/>
                <table:data-pilot-member table:name="1855299" table:display="true" table:show-details="true"/>
                <table:data-pilot-member table:name="1858328" table:display="true" table:show-details="true"/>
                <table:data-pilot-member table:name="1863697" table:display="true" table:show-details="true"/>
                <table:data-pilot-member table:name="1866275" table:display="true" table:show-details="true"/>
                <table:data-pilot-member table:name="1871986" table:display="true" table:show-details="true"/>
                <table:data-pilot-member table:name="1879885" table:display="true" table:show-details="true"/>
                <table:data-pilot-member table:name="1880160" table:display="true" table:show-details="true"/>
                <table:data-pilot-member table:name="1882381" table:display="true" table:show-details="true"/>
                <table:data-pilot-member table:name="1889911" table:display="true" table:show-details="true"/>
                <table:data-pilot-member table:name="1896846" table:display="true" table:show-details="true"/>
                <table:data-pilot-member table:name="1900170" table:display="true" table:show-details="true"/>
                <table:data-pilot-member table:name="1900658" table:display="true" table:show-details="true"/>
                <table:data-pilot-member table:name="1900945" table:display="true" table:show-details="true"/>
                <table:data-pilot-member table:name="1904732" table:display="true" table:show-details="true"/>
                <table:data-pilot-member table:name="1912915" table:display="true" table:show-details="true"/>
                <table:data-pilot-member table:name="1915017" table:display="true" table:show-details="true"/>
                <table:data-pilot-member table:name="1918705" table:display="true" table:show-details="true"/>
                <table:data-pilot-member table:name="1920663" table:display="true" table:show-details="true"/>
                <table:data-pilot-member table:name="1923980" table:display="true" table:show-details="true"/>
                <table:data-pilot-member table:name="1925641" table:display="true" table:show-details="true"/>
                <table:data-pilot-member table:name="1927041" table:display="true" table:show-details="true"/>
                <table:data-pilot-member table:name="1934592" table:display="true" table:show-details="true"/>
                <table:data-pilot-member table:name="1934918" table:display="true" table:show-details="true"/>
                <table:data-pilot-member table:name="1940302" table:display="true" table:show-details="true"/>
                <table:data-pilot-member table:name="1942337" table:display="true" table:show-details="true"/>
                <table:data-pilot-member table:name="1942871" table:display="true" table:show-details="true"/>
                <table:data-pilot-member table:name="1945026" table:display="true" table:show-details="true"/>
                <table:data-pilot-member table:name="1952294" table:display="true" table:show-details="true"/>
                <table:data-pilot-member table:name="1955530" table:display="true" table:show-details="true"/>
                <table:data-pilot-member table:name="1959593" table:display="true" table:show-details="true"/>
                <table:data-pilot-member table:name="1959937" table:display="true" table:show-details="true"/>
                <table:data-pilot-member table:name="1965020" table:display="true" table:show-details="true"/>
                <table:data-pilot-member table:name="1966456" table:display="true" table:show-details="true"/>
                <table:data-pilot-member table:name="1975189" table:display="true" table:show-details="true"/>
                <table:data-pilot-member table:name="1979089" table:display="true" table:show-details="true"/>
                <table:data-pilot-member table:name="1979981" table:display="true" table:show-details="true"/>
                <table:data-pilot-member table:name="1980585" table:display="true" table:show-details="true"/>
                <table:data-pilot-member table:name="1982773" table:display="true" table:show-details="true"/>
                <table:data-pilot-member table:name="1984658" table:display="true" table:show-details="true"/>
                <table:data-pilot-member table:name="1987652" table:display="true" table:show-details="true"/>
                <table:data-pilot-member table:name="1989373" table:display="true" table:show-details="true"/>
                <table:data-pilot-member table:name="1990608" table:display="true" table:show-details="true"/>
                <table:data-pilot-member table:name="1992577" table:display="true" table:show-details="true"/>
                <table:data-pilot-member table:name="1995747" table:display="true" table:show-details="true"/>
                <table:data-pilot-member table:name="2001297" table:display="true" table:show-details="true"/>
                <table:data-pilot-member table:name="2001439" table:display="true" table:show-details="true"/>
                <table:data-pilot-member table:name="2004579" table:display="true" table:show-details="true"/>
                <table:data-pilot-member table:name="2007412" table:display="true" table:show-details="true"/>
                <table:data-pilot-member table:name="2010601" table:display="true" table:show-details="true"/>
                <table:data-pilot-member table:name="2011794" table:display="true" table:show-details="true"/>
                <table:data-pilot-member table:name="2017937" table:display="true" table:show-details="true"/>
                <table:data-pilot-member table:name="2019891" table:display="true" table:show-details="true"/>
                <table:data-pilot-member table:name="2022858" table:display="true" table:show-details="true"/>
                <table:data-pilot-member table:name="2025556" table:display="true" table:show-details="true"/>
                <table:data-pilot-member table:name="2027364" table:display="true" table:show-details="true"/>
                <table:data-pilot-member table:name="2028961" table:display="true" table:show-details="true"/>
                <table:data-pilot-member table:name="2030577" table:display="true" table:show-details="true"/>
                <table:data-pilot-member table:name="2031758" table:display="true" table:show-details="true"/>
                <table:data-pilot-member table:name="2035273" table:display="true" table:show-details="true"/>
                <table:data-pilot-member table:name="2035406" table:display="true" table:show-details="true"/>
                <table:data-pilot-member table:name="2039425" table:display="true" table:show-details="true"/>
                <table:data-pilot-member table:name="2040364" table:display="true" table:show-details="true"/>
                <table:data-pilot-member table:name="2044545" table:display="true" table:show-details="true"/>
                <table:data-pilot-member table:name="2045301" table:display="true" table:show-details="true"/>
                <table:data-pilot-member table:name="2045674" table:display="true" table:show-details="true"/>
                <table:data-pilot-member table:name="2046694" table:display="true" table:show-details="true"/>
                <table:data-pilot-member table:name="2048398" table:display="true" table:show-details="true"/>
                <table:data-pilot-member table:name="2049604" table:display="true" table:show-details="true"/>
                <table:data-pilot-member table:name="2062579" table:display="true" table:show-details="true"/>
                <table:data-pilot-member table:name="2063090" table:display="true" table:show-details="true"/>
                <table:data-pilot-member table:name="2063720" table:display="true" table:show-details="true"/>
                <table:data-pilot-member table:name="2064753" table:display="true" table:show-details="true"/>
                <table:data-pilot-member table:name="2065379" table:display="true" table:show-details="true"/>
                <table:data-pilot-member table:name="2066964" table:display="true" table:show-details="true"/>
                <table:data-pilot-member table:name="2068792" table:display="true" table:show-details="true"/>
                <table:data-pilot-member table:name="2070554" table:display="true" table:show-details="true"/>
                <table:data-pilot-member table:name="2070878" table:display="true" table:show-details="true"/>
                <table:data-pilot-member table:name="2075468" table:display="true" table:show-details="true"/>
                <table:data-pilot-member table:name="2081064" table:display="true" table:show-details="true"/>
                <table:data-pilot-member table:name="2081115" table:display="true" table:show-details="true"/>
                <table:data-pilot-member table:name="2081297" table:display="true" table:show-details="true"/>
                <table:data-pilot-member table:name="2083627" table:display="true" table:show-details="true"/>
                <table:data-pilot-member table:name="2085327" table:display="true" table:show-details="true"/>
                <table:data-pilot-member table:name="2086146" table:display="true" table:show-details="true"/>
                <table:data-pilot-member table:name="2089186" table:display="true" table:show-details="true"/>
                <table:data-pilot-member table:name="2093066" table:display="true" table:show-details="true"/>
                <table:data-pilot-member table:name="2097433" table:display="true" table:show-details="true"/>
                <table:data-pilot-member table:name="2098540" table:display="true" table:show-details="true"/>
                <table:data-pilot-member table:name="2100167" table:display="true" table:show-details="true"/>
                <table:data-pilot-member table:name="2100761" table:display="true" table:show-details="true"/>
                <table:data-pilot-member table:name="2101343" table:display="true" table:show-details="true"/>
                <table:data-pilot-member table:name="2102155" table:display="true" table:show-details="true"/>
                <table:data-pilot-member table:name="2107839" table:display="true" table:show-details="true"/>
                <table:data-pilot-member table:name="2108582" table:display="true" table:show-details="true"/>
                <table:data-pilot-member table:name="2109091" table:display="true" table:show-details="true"/>
                <table:data-pilot-member table:name="2114166" table:display="true" table:show-details="true"/>
                <table:data-pilot-member table:name="2118528" table:display="true" table:show-details="true"/>
                <table:data-pilot-member table:name="2124474" table:display="true" table:show-details="true"/>
                <table:data-pilot-member table:name="2127634" table:display="true" table:show-details="true"/>
                <table:data-pilot-member table:name="2129999" table:display="true" table:show-details="true"/>
                <table:data-pilot-member table:name="2137584" table:display="true" table:show-details="true"/>
                <table:data-pilot-member table:name="2141429" table:display="true" table:show-details="true"/>
                <table:data-pilot-member table:name="2147090" table:display="true" table:show-details="true"/>
                <table:data-pilot-member table:name="2147903" table:display="true" table:show-details="true"/>
                <table:data-pilot-member table:name="2150150" table:display="true" table:show-details="true"/>
                <table:data-pilot-member table:name="2152053" table:display="true" table:show-details="true"/>
                <table:data-pilot-member table:name="2152721" table:display="true" table:show-details="true"/>
                <table:data-pilot-member table:name="2159300" table:display="true" table:show-details="true"/>
                <table:data-pilot-member table:name="2160147" table:display="true" table:show-details="true"/>
                <table:data-pilot-member table:name="2167380" table:display="true" table:show-details="true"/>
                <table:data-pilot-member table:name="2168264" table:display="true" table:show-details="true"/>
                <table:data-pilot-member table:name="2169783" table:display="true" table:show-details="true"/>
                <table:data-pilot-member table:name="2177129" table:display="true" table:show-details="true"/>
                <table:data-pilot-member table:name="2187792" table:display="true" table:show-details="true"/>
                <table:data-pilot-member table:name="2196411" table:display="true" table:show-details="true"/>
                <table:data-pilot-member table:name="2198585" table:display="true" table:show-details="true"/>
                <table:data-pilot-member table:name="2198635" table:display="true" table:show-details="true"/>
                <table:data-pilot-member table:name="2199815" table:display="true" table:show-details="true"/>
                <table:data-pilot-member table:name="2207949" table:display="true" table:show-details="true"/>
                <table:data-pilot-member table:name="2208192" table:display="true" table:show-details="true"/>
                <table:data-pilot-member table:name="2213296" table:display="true" table:show-details="true"/>
                <table:data-pilot-member table:name="2213716" table:display="true" table:show-details="true"/>
                <table:data-pilot-member table:name="2227704" table:display="true" table:show-details="true"/>
                <table:data-pilot-member table:name="2233754" table:display="true" table:show-details="true"/>
                <table:data-pilot-member table:name="2237087" table:display="true" table:show-details="true"/>
                <table:data-pilot-member table:name="2238462" table:display="true" table:show-details="true"/>
                <table:data-pilot-member table:name="2242956" table:display="true" table:show-details="true"/>
                <table:data-pilot-member table:name="2311978" table:display="true" table:show-details="true"/>
                <table:data-pilot-member table:name="2451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20" table:orientation="data" table:used-hierarchy="0" table:function="sum">
            <table:data-pilot-level table:show-empty="false" calcext:repeat-item-labels="false">
              <table:data-pilot-members>
                <table:data-pilot-member table:name="87534" table:display="true" table:show-details="true"/>
                <table:data-pilot-member table:name="90510" table:display="true" table:show-details="true"/>
                <table:data-pilot-member table:name="90784" table:display="true" table:show-details="true"/>
                <table:data-pilot-member table:name="92859" table:display="true" table:show-details="true"/>
                <table:data-pilot-member table:name="93645" table:display="true" table:show-details="true"/>
                <table:data-pilot-member table:name="94931" table:display="true" table:show-details="true"/>
                <table:data-pilot-member table:name="95085" table:display="true" table:show-details="true"/>
                <table:data-pilot-member table:name="97130" table:display="true" table:show-details="true"/>
                <table:data-pilot-member table:name="97236" table:display="true" table:show-details="true"/>
                <table:data-pilot-member table:name="98968" table:display="true" table:show-details="true"/>
                <table:data-pilot-member table:name="99344" table:display="true" table:show-details="true"/>
                <table:data-pilot-member table:name="102184" table:display="true" table:show-details="true"/>
                <table:data-pilot-member table:name="104090" table:display="true" table:show-details="true"/>
                <table:data-pilot-member table:name="105382" table:display="true" table:show-details="true"/>
                <table:data-pilot-member table:name="106385" table:display="true" table:show-details="true"/>
                <table:data-pilot-member table:name="108310" table:display="true" table:show-details="true"/>
                <table:data-pilot-member table:name="108977" table:display="true" table:show-details="true"/>
                <table:data-pilot-member table:name="110913" table:display="true" table:show-details="true"/>
                <table:data-pilot-member table:name="111627" table:display="true" table:show-details="true"/>
                <table:data-pilot-member table:name="114459" table:display="true" table:show-details="true"/>
                <table:data-pilot-member table:name="118302" table:display="true" table:show-details="true"/>
                <table:data-pilot-member table:name="119629" table:display="true" table:show-details="true"/>
                <table:data-pilot-member table:name="119854" table:display="true" table:show-details="true"/>
                <table:data-pilot-member table:name="122029" table:display="true" table:show-details="true"/>
                <table:data-pilot-member table:name="123464" table:display="true" table:show-details="true"/>
                <table:data-pilot-member table:name="124021" table:display="true" table:show-details="true"/>
                <table:data-pilot-member table:name="128875" table:display="true" table:show-details="true"/>
                <table:data-pilot-member table:name="129763" table:display="true" table:show-details="true"/>
                <table:data-pilot-member table:name="130601" table:display="true" table:show-details="true"/>
                <table:data-pilot-member table:name="134261" table:display="true" table:show-details="true"/>
                <table:data-pilot-member table:name="136023" table:display="true" table:show-details="true"/>
                <table:data-pilot-member table:name="140409" table:display="true" table:show-details="true"/>
                <table:data-pilot-member table:name="146348" table:display="true" table:show-details="true"/>
                <table:data-pilot-member table:name="154080" table:display="true" table:show-details="true"/>
                <table:data-pilot-member table:name="154695" table:display="true" table:show-details="true"/>
                <table:data-pilot-member table:name="163205" table:display="true" table:show-details="true"/>
                <table:data-pilot-member table:name="163692" table:display="true" table:show-details="true"/>
                <table:data-pilot-member table:name="169580" table:display="true" table:show-details="true"/>
                <table:data-pilot-member table:name="170254" table:display="true" table:show-details="true"/>
                <table:data-pilot-member table:name="171563" table:display="true" table:show-details="true"/>
                <table:data-pilot-member table:name="176667" table:display="true" table:show-details="true"/>
                <table:data-pilot-member table:name="180002" table:display="true" table:show-details="true"/>
                <table:data-pilot-member table:name="184027" table:display="true" table:show-details="true"/>
                <table:data-pilot-member table:name="190477" table:display="true" table:show-details="true"/>
                <table:data-pilot-member table:name="190863" table:display="true" table:show-details="true"/>
                <table:data-pilot-member table:name="193340" table:display="true" table:show-details="true"/>
                <table:data-pilot-member table:name="199644" table:display="true" table:show-details="true"/>
                <table:data-pilot-member table:name="200815" table:display="true" table:show-details="true"/>
                <table:data-pilot-member table:name="203858" table:display="true" table:show-details="true"/>
                <table:data-pilot-member table:name="215444" table:display="true" table:show-details="true"/>
                <table:data-pilot-member table:name="215645" table:display="true" table:show-details="true"/>
                <table:data-pilot-member table:name="230367" table:display="true" table:show-details="true"/>
                <table:data-pilot-member table:name="234928" table:display="true" table:show-details="true"/>
                <table:data-pilot-member table:name="239234" table:display="true" table:show-details="true"/>
                <table:data-pilot-member table:name="244176" table:display="true" table:show-details="true"/>
                <table:data-pilot-member table:name="250467" table:display="true" table:show-details="true"/>
                <table:data-pilot-member table:name="253190" table:display="true" table:show-details="true"/>
                <table:data-pilot-member table:name="253807" table:display="true" table:show-details="true"/>
                <table:data-pilot-member table:name="261170" table:display="true" table:show-details="true"/>
                <table:data-pilot-member table:name="264843" table:display="true" table:show-details="true"/>
                <table:data-pilot-member table:name="267451" table:display="true" table:show-details="true"/>
                <table:data-pilot-member table:name="267742" table:display="true" table:show-details="true"/>
                <table:data-pilot-member table:name="268867" table:display="true" table:show-details="true"/>
                <table:data-pilot-member table:name="279018" table:display="true" table:show-details="true"/>
                <table:data-pilot-member table:name="304436" table:display="true" table:show-details="true"/>
                <table:data-pilot-member table:name="318449" table:display="true" table:show-details="true"/>
                <table:data-pilot-member table:name="321776" table:display="true" table:show-details="true"/>
                <table:data-pilot-member table:name="327133" table:display="true" table:show-details="true"/>
                <table:data-pilot-member table:name="331431" table:display="true" table:show-details="true"/>
                <table:data-pilot-member table:name="338382" table:display="true" table:show-details="true"/>
                <table:data-pilot-member table:name="340769" table:display="true" table:show-details="true"/>
                <table:data-pilot-member table:name="348673" table:display="true" table:show-details="true"/>
                <table:data-pilot-member table:name="352947" table:display="true" table:show-details="true"/>
                <table:data-pilot-member table:name="353016" table:display="true" table:show-details="true"/>
                <table:data-pilot-member table:name="353261" table:display="true" table:show-details="true"/>
                <table:data-pilot-member table:name="386969" table:display="true" table:show-details="true"/>
                <table:data-pilot-member table:name="391882" table:display="true" table:show-details="true"/>
                <table:data-pilot-member table:name="417924" table:display="true" table:show-details="true"/>
                <table:data-pilot-member table:name="419675" table:display="true" table:show-details="true"/>
                <table:data-pilot-member table:name="430414" table:display="true" table:show-details="true"/>
                <table:data-pilot-member table:name="437119" table:display="true" table:show-details="true"/>
                <table:data-pilot-member table:name="441255" table:display="true" table:show-details="true"/>
                <table:data-pilot-member table:name="441829" table:display="true" table:show-details="true"/>
                <table:data-pilot-member table:name="454516" table:display="true" table:show-details="true"/>
                <table:data-pilot-member table:name="466669" table:display="true" table:show-details="true"/>
                <table:data-pilot-member table:name="471421" table:display="true" table:show-details="true"/>
                <table:data-pilot-member table:name="494826" table:display="true" table:show-details="true"/>
                <table:data-pilot-member table:name="500054" table:display="true" table:show-details="true"/>
                <table:data-pilot-member table:name="501513" table:display="true" table:show-details="true"/>
                <table:data-pilot-member table:name="502209" table:display="true" table:show-details="true"/>
                <table:data-pilot-member table:name="507129" table:display="true" table:show-details="true"/>
                <table:data-pilot-member table:name="516068" table:display="true" table:show-details="true"/>
                <table:data-pilot-member table:name="519304" table:display="true" table:show-details="true"/>
                <table:data-pilot-member table:name="522383" table:display="true" table:show-details="true"/>
                <table:data-pilot-member table:name="523186" table:display="true" table:show-details="true"/>
                <table:data-pilot-member table:name="530421" table:display="true" table:show-details="true"/>
                <table:data-pilot-member table:name="534528" table:display="true" table:show-details="true"/>
                <table:data-pilot-member table:name="536756" table:display="true" table:show-details="true"/>
                <table:data-pilot-member table:name="540043" table:display="true" table:show-details="true"/>
                <table:data-pilot-member table:name="540268" table:display="true" table:show-details="true"/>
                <table:data-pilot-member table:name="543601" table:display="true" table:show-details="true"/>
                <table:data-pilot-member table:name="544046" table:display="true" table:show-details="true"/>
                <table:data-pilot-member table:name="546310" table:display="true" table:show-details="true"/>
                <table:data-pilot-member table:name="548132" table:display="true" table:show-details="true"/>
                <table:data-pilot-member table:name="549741" table:display="true" table:show-details="true"/>
                <table:data-pilot-member table:name="552024" table:display="true" table:show-details="true"/>
                <table:data-pilot-member table:name="559420" table:display="true" table:show-details="true"/>
                <table:data-pilot-member table:name="560902" table:display="true" table:show-details="true"/>
                <table:data-pilot-member table:name="564372" table:display="true" table:show-details="true"/>
                <table:data-pilot-member table:name="565946" table:display="true" table:show-details="true"/>
                <table:data-pilot-member table:name="568688" table:display="true" table:show-details="true"/>
                <table:data-pilot-member table:name="570951" table:display="true" table:show-details="true"/>
                <table:data-pilot-member table:name="573200" table:display="true" table:show-details="true"/>
                <table:data-pilot-member table:name="575829" table:display="true" table:show-details="true"/>
                <table:data-pilot-member table:name="576514" table:display="true" table:show-details="true"/>
                <table:data-pilot-member table:name="577847" table:display="true" table:show-details="true"/>
                <table:data-pilot-member table:name="578131" table:display="true" table:show-details="true"/>
                <table:data-pilot-member table:name="586718" table:display="true" table:show-details="true"/>
                <table:data-pilot-member table:name="587908" table:display="true" table:show-details="true"/>
                <table:data-pilot-member table:name="589285" table:display="true" table:show-details="true"/>
                <table:data-pilot-member table:name="590456" table:display="true" table:show-details="true"/>
                <table:data-pilot-member table:name="590749" table:display="true" table:show-details="true"/>
                <table:data-pilot-member table:name="590766" table:display="true" table:show-details="true"/>
                <table:data-pilot-member table:name="591734" table:display="true" table:show-details="true"/>
                <table:data-pilot-member table:name="593167" table:display="true" table:show-details="true"/>
                <table:data-pilot-member table:name="595739" table:display="true" table:show-details="true"/>
                <table:data-pilot-member table:name="596475" table:display="true" table:show-details="true"/>
                <table:data-pilot-member table:name="607540" table:display="true" table:show-details="true"/>
                <table:data-pilot-member table:name="608726" table:display="true" table:show-details="true"/>
                <table:data-pilot-member table:name="611497" table:display="true" table:show-details="true"/>
                <table:data-pilot-member table:name="613703" table:display="true" table:show-details="true"/>
                <table:data-pilot-member table:name="616469" table:display="true" table:show-details="true"/>
                <table:data-pilot-member table:name="616923" table:display="true" table:show-details="true"/>
                <table:data-pilot-member table:name="618476" table:display="true" table:show-details="true"/>
                <table:data-pilot-member table:name="620883" table:display="true" table:show-details="true"/>
                <table:data-pilot-member table:name="623624" table:display="true" table:show-details="true"/>
                <table:data-pilot-member table:name="625235" table:display="true" table:show-details="true"/>
                <table:data-pilot-member table:name="625822" table:display="true" table:show-details="true"/>
                <table:data-pilot-member table:name="626516" table:display="true" table:show-details="true"/>
                <table:data-pilot-member table:name="629430" table:display="true" table:show-details="true"/>
                <table:data-pilot-member table:name="632356" table:display="true" table:show-details="true"/>
                <table:data-pilot-member table:name="632498" table:display="true" table:show-details="true"/>
                <table:data-pilot-member table:name="632984" table:display="true" table:show-details="true"/>
                <table:data-pilot-member table:name="633810" table:display="true" table:show-details="true"/>
                <table:data-pilot-member table:name="634046" table:display="true" table:show-details="true"/>
                <table:data-pilot-member table:name="636533" table:display="true" table:show-details="true"/>
                <table:data-pilot-member table:name="638575" table:display="true" table:show-details="true"/>
                <table:data-pilot-member table:name="641761" table:display="true" table:show-details="true"/>
                <table:data-pilot-member table:name="641966" table:display="true" table:show-details="true"/>
                <table:data-pilot-member table:name="646654" table:display="true" table:show-details="true"/>
                <table:data-pilot-member table:name="648517" table:display="true" table:show-details="true"/>
                <table:data-pilot-member table:name="649027" table:display="true" table:show-details="true"/>
                <table:data-pilot-member table:name="656284" table:display="true" table:show-details="true"/>
                <table:data-pilot-member table:name="659350" table:display="true" table:show-details="true"/>
                <table:data-pilot-member table:name="662380" table:display="true" table:show-details="true"/>
                <table:data-pilot-member table:name="662484" table:display="true" table:show-details="true"/>
                <table:data-pilot-member table:name="664640" table:display="true" table:show-details="true"/>
                <table:data-pilot-member table:name="666957" table:display="true" table:show-details="true"/>
                <table:data-pilot-member table:name="668519" table:display="true" table:show-details="true"/>
                <table:data-pilot-member table:name="674633" table:display="true" table:show-details="true"/>
                <table:data-pilot-member table:name="677661" table:display="true" table:show-details="true"/>
                <table:data-pilot-member table:name="680894" table:display="true" table:show-details="true"/>
                <table:data-pilot-member table:name="683212" table:display="true" table:show-details="true"/>
                <table:data-pilot-member table:name="689630" table:display="true" table:show-details="true"/>
                <table:data-pilot-member table:name="689895" table:display="true" table:show-details="true"/>
                <table:data-pilot-member table:name="689951" table:display="true" table:show-details="true"/>
                <table:data-pilot-member table:name="694150" table:display="true" table:show-details="true"/>
                <table:data-pilot-member table:name="695330" table:display="true" table:show-details="true"/>
                <table:data-pilot-member table:name="697360" table:display="true" table:show-details="true"/>
                <table:data-pilot-member table:name="697985" table:display="true" table:show-details="true"/>
                <table:data-pilot-member table:name="700043" table:display="true" table:show-details="true"/>
                <table:data-pilot-member table:name="703135" table:display="true" table:show-details="true"/>
                <table:data-pilot-member table:name="703546" table:display="true" table:show-details="true"/>
                <table:data-pilot-member table:name="704075" table:display="true" table:show-details="true"/>
                <table:data-pilot-member table:name="704815" table:display="true" table:show-details="true"/>
                <table:data-pilot-member table:name="706164" table:display="true" table:show-details="true"/>
                <table:data-pilot-member table:name="709033" table:display="true" table:show-details="true"/>
                <table:data-pilot-member table:name="709653" table:display="true" table:show-details="true"/>
                <table:data-pilot-member table:name="711124" table:display="true" table:show-details="true"/>
                <table:data-pilot-member table:name="711178" table:display="true" table:show-details="true"/>
                <table:data-pilot-member table:name="717940" table:display="true" table:show-details="true"/>
                <table:data-pilot-member table:name="718310" table:display="true" table:show-details="true"/>
                <table:data-pilot-member table:name="718988" table:display="true" table:show-details="true"/>
                <table:data-pilot-member table:name="720378" table:display="true" table:show-details="true"/>
                <table:data-pilot-member table:name="721060" table:display="true" table:show-details="true"/>
                <table:data-pilot-member table:name="724770" table:display="true" table:show-details="true"/>
                <table:data-pilot-member table:name="726788" table:display="true" table:show-details="true"/>
                <table:data-pilot-member table:name="729558" table:display="true" table:show-details="true"/>
                <table:data-pilot-member table:name="731353" table:display="true" table:show-details="true"/>
                <table:data-pilot-member table:name="732123" table:display="true" table:show-details="true"/>
                <table:data-pilot-member table:name="737235" table:display="true" table:show-details="true"/>
                <table:data-pilot-member table:name="738050" table:display="true" table:show-details="true"/>
                <table:data-pilot-member table:name="738873" table:display="true" table:show-details="true"/>
                <table:data-pilot-member table:name="743599" table:display="true" table:show-details="true"/>
                <table:data-pilot-member table:name="747422" table:display="true" table:show-details="true"/>
                <table:data-pilot-member table:name="751205" table:display="true" table:show-details="true"/>
                <table:data-pilot-member table:name="752451" table:display="true" table:show-details="true"/>
                <table:data-pilot-member table:name="753951" table:display="true" table:show-details="true"/>
                <table:data-pilot-member table:name="754307" table:display="true" table:show-details="true"/>
                <table:data-pilot-member table:name="754545" table:display="true" table:show-details="true"/>
                <table:data-pilot-member table:name="755051" table:display="true" table:show-details="true"/>
                <table:data-pilot-member table:name="755287" table:display="true" table:show-details="true"/>
                <table:data-pilot-member table:name="755555" table:display="true" table:show-details="true"/>
                <table:data-pilot-member table:name="761821" table:display="true" table:show-details="true"/>
                <table:data-pilot-member table:name="761861" table:display="true" table:show-details="true"/>
                <table:data-pilot-member table:name="762547" table:display="true" table:show-details="true"/>
                <table:data-pilot-member table:name="764468" table:display="true" table:show-details="true"/>
                <table:data-pilot-member table:name="764761" table:display="true" table:show-details="true"/>
                <table:data-pilot-member table:name="767320" table:display="true" table:show-details="true"/>
                <table:data-pilot-member table:name="769868" table:display="true" table:show-details="true"/>
                <table:data-pilot-member table:name="769936" table:display="true" table:show-details="true"/>
                <table:data-pilot-member table:name="772380" table:display="true" table:show-details="true"/>
                <table:data-pilot-member table:name="773319" table:display="true" table:show-details="true"/>
                <table:data-pilot-member table:name="779631" table:display="true" table:show-details="true"/>
                <table:data-pilot-member table:name="780283" table:display="true" table:show-details="true"/>
                <table:data-pilot-member table:name="783744" table:display="true" table:show-details="true"/>
                <table:data-pilot-member table:name="784746" table:display="true" table:show-details="true"/>
                <table:data-pilot-member table:name="787489" table:display="true" table:show-details="true"/>
                <table:data-pilot-member table:name="788743" table:display="true" table:show-details="true"/>
                <table:data-pilot-member table:name="797699" table:display="true" table:show-details="true"/>
                <table:data-pilot-member table:name="799861" table:display="true" table:show-details="true"/>
                <table:data-pilot-member table:name="805990" table:display="true" table:show-details="true"/>
                <table:data-pilot-member table:name="807695" table:display="true" table:show-details="true"/>
                <table:data-pilot-member table:name="809850" table:display="true" table:show-details="true"/>
                <table:data-pilot-member table:name="812214" table:display="true" table:show-details="true"/>
                <table:data-pilot-member table:name="816838" table:display="true" table:show-details="true"/>
                <table:data-pilot-member table:name="820399" table:display="true" table:show-details="true"/>
                <table:data-pilot-member table:name="826316" table:display="true" table:show-details="true"/>
                <table:data-pilot-member table:name="826329" table:display="true" table:show-details="true"/>
                <table:data-pilot-member table:name="831789" table:display="true" table:show-details="true"/>
                <table:data-pilot-member table:name="836600" table:display="true" table:show-details="true"/>
                <table:data-pilot-member table:name="837137" table:display="true" table:show-details="true"/>
                <table:data-pilot-member table:name="841806" table:display="true" table:show-details="true"/>
                <table:data-pilot-member table:name="846138" table:display="true" table:show-details="true"/>
                <table:data-pilot-member table:name="846520" table:display="true" table:show-details="true"/>
                <table:data-pilot-member table:name="846934" table:display="true" table:show-details="true"/>
                <table:data-pilot-member table:name="847968" table:display="true" table:show-details="true"/>
                <table:data-pilot-member table:name="855908" table:display="true" table:show-details="true"/>
                <table:data-pilot-member table:name="857186" table:display="true" table:show-details="true"/>
                <table:data-pilot-member table:name="862949" table:display="true" table:show-details="true"/>
                <table:data-pilot-member table:name="865014" table:display="true" table:show-details="true"/>
                <table:data-pilot-member table:name="866679" table:display="true" table:show-details="true"/>
                <table:data-pilot-member table:name="867105" table:display="true" table:show-details="true"/>
                <table:data-pilot-member table:name="873038" table:display="true" table:show-details="true"/>
                <table:data-pilot-member table:name="873636" table:display="true" table:show-details="true"/>
                <table:data-pilot-member table:name="874406" table:display="true" table:show-details="true"/>
                <table:data-pilot-member table:name="877698" table:display="true" table:show-details="true"/>
                <table:data-pilot-member table:name="881579" table:display="true" table:show-details="true"/>
                <table:data-pilot-member table:name="883157" table:display="true" table:show-details="true"/>
                <table:data-pilot-member table:name="892712" table:display="true" table:show-details="true"/>
                <table:data-pilot-member table:name="895091" table:display="true" table:show-details="true"/>
                <table:data-pilot-member table:name="898735" table:display="true" table:show-details="true"/>
                <table:data-pilot-member table:name="900911" table:display="true" table:show-details="true"/>
                <table:data-pilot-member table:name="907332" table:display="true" table:show-details="true"/>
                <table:data-pilot-member table:name="912090" table:display="true" table:show-details="true"/>
                <table:data-pilot-member table:name="917354" table:display="true" table:show-details="true"/>
                <table:data-pilot-member table:name="921031" table:display="true" table:show-details="true"/>
                <table:data-pilot-member table:name="934386" table:display="true" table:show-details="true"/>
                <table:data-pilot-member table:name="935308" table:display="true" table:show-details="true"/>
                <table:data-pilot-member table:name="936092" table:display="true" table:show-details="true"/>
                <table:data-pilot-member table:name="936915" table:display="true" table:show-details="true"/>
                <table:data-pilot-member table:name="950024" table:display="true" table:show-details="true"/>
                <table:data-pilot-member table:name="953699" table:display="true" table:show-details="true"/>
                <table:data-pilot-member table:name="954782" table:display="true" table:show-details="true"/>
                <table:data-pilot-member table:name="958437" table:display="true" table:show-details="true"/>
                <table:data-pilot-member table:name="958440" table:display="true" table:show-details="true"/>
                <table:data-pilot-member table:name="964630" table:display="true" table:show-details="true"/>
                <table:data-pilot-member table:name="968545" table:display="true" table:show-details="true"/>
                <table:data-pilot-member table:name="968673" table:display="true" table:show-details="true"/>
                <table:data-pilot-member table:name="973020" table:display="true" table:show-details="true"/>
                <table:data-pilot-member table:name="973046" table:display="true" table:show-details="true"/>
                <table:data-pilot-member table:name="978297" table:display="true" table:show-details="true"/>
                <table:data-pilot-member table:name="981912" table:display="true" table:show-details="true"/>
                <table:data-pilot-member table:name="983745" table:display="true" table:show-details="true"/>
                <table:data-pilot-member table:name="984234" table:display="true" table:show-details="true"/>
                <table:data-pilot-member table:name="984369" table:display="true" table:show-details="true"/>
                <table:data-pilot-member table:name="992167" table:display="true" table:show-details="true"/>
                <table:data-pilot-member table:name="1019347" table:display="true" table:show-details="true"/>
                <table:data-pilot-member table:name="1019836" table:display="true" table:show-details="true"/>
                <table:data-pilot-member table:name="1031505" table:display="true" table:show-details="true"/>
                <table:data-pilot-member table:name="1047934" table:display="true" table:show-details="true"/>
                <table:data-pilot-member table:name="1064619" table:display="true" table:show-details="true"/>
                <table:data-pilot-member table:name="1066747" table:display="true" table:show-details="true"/>
                <table:data-pilot-member table:name="1070967" table:display="true" table:show-details="true"/>
                <table:data-pilot-member table:name="1073563" table:display="true" table:show-details="true"/>
                <table:data-pilot-member table:name="1111751" table:display="true" table:show-details="true"/>
                <table:data-pilot-member table:name="1128773" table:display="true" table:show-details="true"/>
                <table:data-pilot-member table:name="1163696" table:display="true" table:show-details="true"/>
                <table:data-pilot-member table:name="1176091" table:display="true" table:show-details="true"/>
                <table:data-pilot-member table:name="1191123" table:display="true" table:show-details="true"/>
                <table:data-pilot-member table:name="1257823" table:display="true" table:show-details="true"/>
                <table:data-pilot-member table:name="1284599" table:display="true" table:show-details="true"/>
                <table:data-pilot-member table:name="1485553" table:display="true" table:show-details="true"/>
                <table:data-pilot-member table:name="1519192" table:display="true" table:show-details="true"/>
                <table:data-pilot-member table:name="1617220" table:display="true" table:show-details="true"/>
                <table:data-pilot-member table:name="1643435" table:display="true" table:show-details="true"/>
                <table:data-pilot-member table:name="1645196" table:display="true" table:show-details="true"/>
                <table:data-pilot-member table:name="1658886" table:display="true" table:show-details="true"/>
                <table:data-pilot-member table:name="1677798" table:display="true" table:show-details="true"/>
                <table:data-pilot-member table:name="1687974" table:display="true" table:show-details="true"/>
                <table:data-pilot-member table:name="1691205" table:display="true" table:show-details="true"/>
                <table:data-pilot-member table:name="1702686" table:display="true" table:show-details="true"/>
                <table:data-pilot-member table:name="1714372" table:display="true" table:show-details="true"/>
                <table:data-pilot-member table:name="1736393" table:display="true" table:show-details="true"/>
                <table:data-pilot-member table:name="1770241" table:display="true" table:show-details="true"/>
                <table:data-pilot-member table:name="1777171" table:display="true" table:show-details="true"/>
                <table:data-pilot-member table:name="1781893" table:display="true" table:show-details="true"/>
                <table:data-pilot-member table:name="1788456" table:display="true" table:show-details="true"/>
                <table:data-pilot-member table:name="1801444" table:display="true" table:show-details="true"/>
                <table:data-pilot-member table:name="1806480" table:display="true" table:show-details="true"/>
                <table:data-pilot-member table:name="1814047" table:display="true" table:show-details="true"/>
                <table:data-pilot-member table:name="1815040" table:display="true" table:show-details="true"/>
                <table:data-pilot-member table:name="1843877" table:display="true" table:show-details="true"/>
                <table:data-pilot-member table:name="1844811" table:display="true" table:show-details="true"/>
                <table:data-pilot-member table:name="1870459" table:display="true" table:show-details="true"/>
                <table:data-pilot-member table:name="1876782" table:display="true" table:show-details="true"/>
                <table:data-pilot-member table:name="1877401" table:display="true" table:show-details="true"/>
                <table:data-pilot-member table:name="1909363" table:display="true" table:show-details="true"/>
                <table:data-pilot-member table:name="1919803" table:display="true" table:show-details="true"/>
                <table:data-pilot-member table:name="1948138" table:display="true" table:show-details="true"/>
                <table:data-pilot-member table:name="1949696" table:display="true" table:show-details="true"/>
                <table:data-pilot-member table:name="1951535" table:display="true" table:show-details="true"/>
                <table:data-pilot-member table:name="1972248" table:display="true" table:show-details="true"/>
                <table:data-pilot-member table:name="1992453" table:display="true" table:show-details="true"/>
                <table:data-pilot-member table:name="2000260" table:display="true" table:show-details="true"/>
                <table:data-pilot-member table:name="2004609" table:display="true" table:show-details="true"/>
                <table:data-pilot-member table:name="2034472" table:display="true" table:show-details="true"/>
                <table:data-pilot-member table:name="2038375" table:display="true" table:show-details="true"/>
                <table:data-pilot-member table:name="2054725" table:display="true" table:show-details="true"/>
                <table:data-pilot-member table:name="2072543" table:display="true" table:show-details="true"/>
                <table:data-pilot-member table:name="2075554" table:display="true" table:show-details="true"/>
                <table:data-pilot-member table:name="2085468" table:display="true" table:show-details="true"/>
                <table:data-pilot-member table:name="2089641" table:display="true" table:show-details="true"/>
                <table:data-pilot-member table:name="2100401" table:display="true" table:show-details="true"/>
                <table:data-pilot-member table:name="2119867" table:display="true" table:show-details="true"/>
                <table:data-pilot-member table:name="2129862" table:display="true" table:show-details="true"/>
                <table:data-pilot-member table:name="2130015" table:display="true" table:show-details="true"/>
                <table:data-pilot-member table:name="2136584" table:display="true" table:show-details="true"/>
                <table:data-pilot-member table:name="2145063" table:display="true" table:show-details="true"/>
                <table:data-pilot-member table:name="2159047" table:display="true" table:show-details="true"/>
                <table:data-pilot-member table:name="2164951" table:display="true" table:show-details="true"/>
                <table:data-pilot-member table:name="2167857" table:display="true" table:show-details="true"/>
                <table:data-pilot-member table:name="2178656" table:display="true" table:show-details="true"/>
                <table:data-pilot-member table:name="2183734" table:display="true" table:show-details="true"/>
                <table:data-pilot-member table:name="2190300" table:display="true" table:show-details="true"/>
                <table:data-pilot-member table:name="2198517" table:display="true" table:show-details="true"/>
                <table:data-pilot-member table:name="2198657" table:display="true" table:show-details="true"/>
                <table:data-pilot-member table:name="2210542" table:display="true" table:show-details="true"/>
                <table:data-pilot-member table:name="2224826" table:display="true" table:show-details="true"/>
                <table:data-pilot-member table:name="2242656" table:display="true" table:show-details="true"/>
                <table:data-pilot-member table:name="2267382" table:display="true" table:show-details="true"/>
                <table:data-pilot-member table:name="2271551" table:display="true" table:show-details="true"/>
                <table:data-pilot-member table:name="2298616" table:display="true" table:show-details="true"/>
                <table:data-pilot-member table:name="2347075" table:display="true" table:show-details="true"/>
                <table:data-pilot-member table:name="2353150" table:display="true" table:show-details="true"/>
                <table:data-pilot-member table:name="2358511" table:display="true" table:show-details="true"/>
                <table:data-pilot-member table:name="2364727" table:display="true" table:show-details="true"/>
                <table:data-pilot-member table:name="2380359" table:display="true" table:show-details="true"/>
                <table:data-pilot-member table:name="2415185" table:display="true" table:show-details="true"/>
                <table:data-pilot-member table:name="2422272" table:display="true" table:show-details="true"/>
                <table:data-pilot-member table:name="2429489" table:display="true" table:show-details="true"/>
                <table:data-pilot-member table:name="2441643" table:display="true" table:show-details="true"/>
                <table:data-pilot-member table:name="2494922" table:display="true" table:show-details="true"/>
                <table:data-pilot-member table:name="25075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19" table:orientation="data" table:used-hierarchy="0" table:function="sum">
            <table:data-pilot-level table:show-empty="false" calcext:repeat-item-labels="false">
              <table:data-pilot-members>
                <table:data-pilot-member table:name="1534386" table:display="true" table:show-details="true"/>
                <table:data-pilot-member table:name="1571077" table:display="true" table:show-details="true"/>
                <table:data-pilot-member table:name="1591158" table:display="true" table:show-details="true"/>
                <table:data-pilot-member table:name="1591591" table:display="true" table:show-details="true"/>
                <table:data-pilot-member table:name="1593697" table:display="true" table:show-details="true"/>
                <table:data-pilot-member table:name="1600698" table:display="true" table:show-details="true"/>
                <table:data-pilot-member table:name="1604862" table:display="true" table:show-details="true"/>
                <table:data-pilot-member table:name="1605758" table:display="true" table:show-details="true"/>
                <table:data-pilot-member table:name="1620239" table:display="true" table:show-details="true"/>
                <table:data-pilot-member table:name="1648328" table:display="true" table:show-details="true"/>
                <table:data-pilot-member table:name="1655868" table:display="true" table:show-details="true"/>
                <table:data-pilot-member table:name="1733739" table:display="true" table:show-details="true"/>
                <table:data-pilot-member table:name="1739642" table:display="true" table:show-details="true"/>
                <table:data-pilot-member table:name="1755502" table:display="true" table:show-details="true"/>
                <table:data-pilot-member table:name="1755801" table:display="true" table:show-details="true"/>
                <table:data-pilot-member table:name="1756152" table:display="true" table:show-details="true"/>
                <table:data-pilot-member table:name="1763884" table:display="true" table:show-details="true"/>
                <table:data-pilot-member table:name="1776235" table:display="true" table:show-details="true"/>
                <table:data-pilot-member table:name="1786012" table:display="true" table:show-details="true"/>
                <table:data-pilot-member table:name="1792677" table:display="true" table:show-details="true"/>
                <table:data-pilot-member table:name="1804629" table:display="true" table:show-details="true"/>
                <table:data-pilot-member table:name="1807230" table:display="true" table:show-details="true"/>
                <table:data-pilot-member table:name="1836781" table:display="true" table:show-details="true"/>
                <table:data-pilot-member table:name="1861286" table:display="true" table:show-details="true"/>
                <table:data-pilot-member table:name="1862420" table:display="true" table:show-details="true"/>
                <table:data-pilot-member table:name="1879822" table:display="true" table:show-details="true"/>
                <table:data-pilot-member table:name="1886642" table:display="true" table:show-details="true"/>
                <table:data-pilot-member table:name="1887845" table:display="true" table:show-details="true"/>
                <table:data-pilot-member table:name="1889044" table:display="true" table:show-details="true"/>
                <table:data-pilot-member table:name="1893871" table:display="true" table:show-details="true"/>
                <table:data-pilot-member table:name="1897051" table:display="true" table:show-details="true"/>
                <table:data-pilot-member table:name="1900895" table:display="true" table:show-details="true"/>
                <table:data-pilot-member table:name="1908805" table:display="true" table:show-details="true"/>
                <table:data-pilot-member table:name="1910506" table:display="true" table:show-details="true"/>
                <table:data-pilot-member table:name="1921185" table:display="true" table:show-details="true"/>
                <table:data-pilot-member table:name="1922613" table:display="true" table:show-details="true"/>
                <table:data-pilot-member table:name="1931971" table:display="true" table:show-details="true"/>
                <table:data-pilot-member table:name="1937235" table:display="true" table:show-details="true"/>
                <table:data-pilot-member table:name="1938402" table:display="true" table:show-details="true"/>
                <table:data-pilot-member table:name="1938817" table:display="true" table:show-details="true"/>
                <table:data-pilot-member table:name="1943379" table:display="true" table:show-details="true"/>
                <table:data-pilot-member table:name="1950385" table:display="true" table:show-details="true"/>
                <table:data-pilot-member table:name="1954902" table:display="true" table:show-details="true"/>
                <table:data-pilot-member table:name="1955200" table:display="true" table:show-details="true"/>
                <table:data-pilot-member table:name="1959788" table:display="true" table:show-details="true"/>
                <table:data-pilot-member table:name="1966234" table:display="true" table:show-details="true"/>
                <table:data-pilot-member table:name="1968137" table:display="true" table:show-details="true"/>
                <table:data-pilot-member table:name="1968278" table:display="true" table:show-details="true"/>
                <table:data-pilot-member table:name="1970450" table:display="true" table:show-details="true"/>
                <table:data-pilot-member table:name="1975947" table:display="true" table:show-details="true"/>
                <table:data-pilot-member table:name="1979558" table:display="true" table:show-details="true"/>
                <table:data-pilot-member table:name="1981433" table:display="true" table:show-details="true"/>
                <table:data-pilot-member table:name="1985942" table:display="true" table:show-details="true"/>
                <table:data-pilot-member table:name="1988205" table:display="true" table:show-details="true"/>
                <table:data-pilot-member table:name="1990464" table:display="true" table:show-details="true"/>
                <table:data-pilot-member table:name="1991328" table:display="true" table:show-details="true"/>
                <table:data-pilot-member table:name="1998980" table:display="true" table:show-details="true"/>
                <table:data-pilot-member table:name="2001482" table:display="true" table:show-details="true"/>
                <table:data-pilot-member table:name="2005101" table:display="true" table:show-details="true"/>
                <table:data-pilot-member table:name="2005867" table:display="true" table:show-details="true"/>
                <table:data-pilot-member table:name="2009112" table:display="true" table:show-details="true"/>
                <table:data-pilot-member table:name="2009880" table:display="true" table:show-details="true"/>
                <table:data-pilot-member table:name="2010374" table:display="true" table:show-details="true"/>
                <table:data-pilot-member table:name="2011715" table:display="true" table:show-details="true"/>
                <table:data-pilot-member table:name="2013050" table:display="true" table:show-details="true"/>
                <table:data-pilot-member table:name="2015079" table:display="true" table:show-details="true"/>
                <table:data-pilot-member table:name="2015088" table:display="true" table:show-details="true"/>
                <table:data-pilot-member table:name="2020488" table:display="true" table:show-details="true"/>
                <table:data-pilot-member table:name="2022861" table:display="true" table:show-details="true"/>
                <table:data-pilot-member table:name="2026256" table:display="true" table:show-details="true"/>
                <table:data-pilot-member table:name="2033490" table:display="true" table:show-details="true"/>
                <table:data-pilot-member table:name="2035628" table:display="true" table:show-details="true"/>
                <table:data-pilot-member table:name="2037750" table:display="true" table:show-details="true"/>
                <table:data-pilot-member table:name="2039233" table:display="true" table:show-details="true"/>
                <table:data-pilot-member table:name="2044043" table:display="true" table:show-details="true"/>
                <table:data-pilot-member table:name="2047910" table:display="true" table:show-details="true"/>
                <table:data-pilot-member table:name="2049855" table:display="true" table:show-details="true"/>
                <table:data-pilot-member table:name="2052814" table:display="true" table:show-details="true"/>
                <table:data-pilot-member table:name="2054380" table:display="true" table:show-details="true"/>
                <table:data-pilot-member table:name="2055827" table:display="true" table:show-details="true"/>
                <table:data-pilot-member table:name="2059142" table:display="true" table:show-details="true"/>
                <table:data-pilot-member table:name="2064640" table:display="true" table:show-details="true"/>
                <table:data-pilot-member table:name="2066516" table:display="true" table:show-details="true"/>
                <table:data-pilot-member table:name="2070716" table:display="true" table:show-details="true"/>
                <table:data-pilot-member table:name="2071631" table:display="true" table:show-details="true"/>
                <table:data-pilot-member table:name="2072207" table:display="true" table:show-details="true"/>
                <table:data-pilot-member table:name="2074718" table:display="true" table:show-details="true"/>
                <table:data-pilot-member table:name="2078169" table:display="true" table:show-details="true"/>
                <table:data-pilot-member table:name="2082179" table:display="true" table:show-details="true"/>
                <table:data-pilot-member table:name="2088760" table:display="true" table:show-details="true"/>
                <table:data-pilot-member table:name="2091056" table:display="true" table:show-details="true"/>
                <table:data-pilot-member table:name="2091116" table:display="true" table:show-details="true"/>
                <table:data-pilot-member table:name="2102068" table:display="true" table:show-details="true"/>
                <table:data-pilot-member table:name="2105696" table:display="true" table:show-details="true"/>
                <table:data-pilot-member table:name="2106597" table:display="true" table:show-details="true"/>
                <table:data-pilot-member table:name="2109858" table:display="true" table:show-details="true"/>
                <table:data-pilot-member table:name="2117180" table:display="true" table:show-details="true"/>
                <table:data-pilot-member table:name="2122898" table:display="true" table:show-details="true"/>
                <table:data-pilot-member table:name="2124825" table:display="true" table:show-details="true"/>
                <table:data-pilot-member table:name="2126637" table:display="true" table:show-details="true"/>
                <table:data-pilot-member table:name="2133253" table:display="true" table:show-details="true"/>
                <table:data-pilot-member table:name="2134744" table:display="true" table:show-details="true"/>
                <table:data-pilot-member table:name="2139242" table:display="true" table:show-details="true"/>
                <table:data-pilot-member table:name="2143619" table:display="true" table:show-details="true"/>
                <table:data-pilot-member table:name="2146857" table:display="true" table:show-details="true"/>
                <table:data-pilot-member table:name="2147045" table:display="true" table:show-details="true"/>
                <table:data-pilot-member table:name="2147882" table:display="true" table:show-details="true"/>
                <table:data-pilot-member table:name="2150003" table:display="true" table:show-details="true"/>
                <table:data-pilot-member table:name="2150571" table:display="true" table:show-details="true"/>
                <table:data-pilot-member table:name="2151626" table:display="true" table:show-details="true"/>
                <table:data-pilot-member table:name="2151913" table:display="true" table:show-details="true"/>
                <table:data-pilot-member table:name="2156262" table:display="true" table:show-details="true"/>
                <table:data-pilot-member table:name="2160322" table:display="true" table:show-details="true"/>
                <table:data-pilot-member table:name="2171962" table:display="true" table:show-details="true"/>
                <table:data-pilot-member table:name="2172920" table:display="true" table:show-details="true"/>
                <table:data-pilot-member table:name="2177690" table:display="true" table:show-details="true"/>
                <table:data-pilot-member table:name="2177929" table:display="true" table:show-details="true"/>
                <table:data-pilot-member table:name="2179066" table:display="true" table:show-details="true"/>
                <table:data-pilot-member table:name="2184253" table:display="true" table:show-details="true"/>
                <table:data-pilot-member table:name="2187298" table:display="true" table:show-details="true"/>
                <table:data-pilot-member table:name="2188236" table:display="true" table:show-details="true"/>
                <table:data-pilot-member table:name="2188688" table:display="true" table:show-details="true"/>
                <table:data-pilot-member table:name="2191387" table:display="true" table:show-details="true"/>
                <table:data-pilot-member table:name="2194291" table:display="true" table:show-details="true"/>
                <table:data-pilot-member table:name="2197938" table:display="true" table:show-details="true"/>
                <table:data-pilot-member table:name="2198828" table:display="true" table:show-details="true"/>
                <table:data-pilot-member table:name="2202111" table:display="true" table:show-details="true"/>
                <table:data-pilot-member table:name="2208688" table:display="true" table:show-details="true"/>
                <table:data-pilot-member table:name="2215233" table:display="true" table:show-details="true"/>
                <table:data-pilot-member table:name="2225952" table:display="true" table:show-details="true"/>
                <table:data-pilot-member table:name="2226290" table:display="true" table:show-details="true"/>
                <table:data-pilot-member table:name="2227181" table:display="true" table:show-details="true"/>
                <table:data-pilot-member table:name="2227475" table:display="true" table:show-details="true"/>
                <table:data-pilot-member table:name="2227730" table:display="true" table:show-details="true"/>
                <table:data-pilot-member table:name="2229276" table:display="true" table:show-details="true"/>
                <table:data-pilot-member table:name="2229391" table:display="true" table:show-details="true"/>
                <table:data-pilot-member table:name="2234374" table:display="true" table:show-details="true"/>
                <table:data-pilot-member table:name="2245199" table:display="true" table:show-details="true"/>
                <table:data-pilot-member table:name="2247421" table:display="true" table:show-details="true"/>
                <table:data-pilot-member table:name="2247446" table:display="true" table:show-details="true"/>
                <table:data-pilot-member table:name="2250386" table:display="true" table:show-details="true"/>
                <table:data-pilot-member table:name="2254188" table:display="true" table:show-details="true"/>
                <table:data-pilot-member table:name="2254209" table:display="true" table:show-details="true"/>
                <table:data-pilot-member table:name="2256442" table:display="true" table:show-details="true"/>
                <table:data-pilot-member table:name="2257920" table:display="true" table:show-details="true"/>
                <table:data-pilot-member table:name="2262878" table:display="true" table:show-details="true"/>
                <table:data-pilot-member table:name="2269035" table:display="true" table:show-details="true"/>
                <table:data-pilot-member table:name="2270662" table:display="true" table:show-details="true"/>
                <table:data-pilot-member table:name="2271398" table:display="true" table:show-details="true"/>
                <table:data-pilot-member table:name="2273811" table:display="true" table:show-details="true"/>
                <table:data-pilot-member table:name="2274217" table:display="true" table:show-details="true"/>
                <table:data-pilot-member table:name="2274658" table:display="true" table:show-details="true"/>
                <table:data-pilot-member table:name="2278159" table:display="true" table:show-details="true"/>
                <table:data-pilot-member table:name="2278205" table:display="true" table:show-details="true"/>
                <table:data-pilot-member table:name="2280403" table:display="true" table:show-details="true"/>
                <table:data-pilot-member table:name="2290340" table:display="true" table:show-details="true"/>
                <table:data-pilot-member table:name="2292079" table:display="true" table:show-details="true"/>
                <table:data-pilot-member table:name="2292985" table:display="true" table:show-details="true"/>
                <table:data-pilot-member table:name="2298856" table:display="true" table:show-details="true"/>
                <table:data-pilot-member table:name="2300248" table:display="true" table:show-details="true"/>
                <table:data-pilot-member table:name="2306829" table:display="true" table:show-details="true"/>
                <table:data-pilot-member table:name="2306838" table:display="true" table:show-details="true"/>
                <table:data-pilot-member table:name="2307393" table:display="true" table:show-details="true"/>
                <table:data-pilot-member table:name="2311732" table:display="true" table:show-details="true"/>
                <table:data-pilot-member table:name="2312178" table:display="true" table:show-details="true"/>
                <table:data-pilot-member table:name="2312727" table:display="true" table:show-details="true"/>
                <table:data-pilot-member table:name="2313632" table:display="true" table:show-details="true"/>
                <table:data-pilot-member table:name="2317381" table:display="true" table:show-details="true"/>
                <table:data-pilot-member table:name="2317763" table:display="true" table:show-details="true"/>
                <table:data-pilot-member table:name="2318946" table:display="true" table:show-details="true"/>
                <table:data-pilot-member table:name="2319906" table:display="true" table:show-details="true"/>
                <table:data-pilot-member table:name="2320885" table:display="true" table:show-details="true"/>
                <table:data-pilot-member table:name="2321546" table:display="true" table:show-details="true"/>
                <table:data-pilot-member table:name="2331841" table:display="true" table:show-details="true"/>
                <table:data-pilot-member table:name="2343675" table:display="true" table:show-details="true"/>
                <table:data-pilot-member table:name="2345103" table:display="true" table:show-details="true"/>
                <table:data-pilot-member table:name="2345846" table:display="true" table:show-details="true"/>
                <table:data-pilot-member table:name="2347017" table:display="true" table:show-details="true"/>
                <table:data-pilot-member table:name="2347767" table:display="true" table:show-details="true"/>
                <table:data-pilot-member table:name="2351856" table:display="true" table:show-details="true"/>
                <table:data-pilot-member table:name="2356349" table:display="true" table:show-details="true"/>
                <table:data-pilot-member table:name="2356802" table:display="true" table:show-details="true"/>
                <table:data-pilot-member table:name="2358007" table:display="true" table:show-details="true"/>
                <table:data-pilot-member table:name="2360053" table:display="true" table:show-details="true"/>
                <table:data-pilot-member table:name="2362310" table:display="true" table:show-details="true"/>
                <table:data-pilot-member table:name="2364920" table:display="true" table:show-details="true"/>
                <table:data-pilot-member table:name="2364925" table:display="true" table:show-details="true"/>
                <table:data-pilot-member table:name="2367967" table:display="true" table:show-details="true"/>
                <table:data-pilot-member table:name="2368818" table:display="true" table:show-details="true"/>
                <table:data-pilot-member table:name="2368846" table:display="true" table:show-details="true"/>
                <table:data-pilot-member table:name="2370003" table:display="true" table:show-details="true"/>
                <table:data-pilot-member table:name="2370152" table:display="true" table:show-details="true"/>
                <table:data-pilot-member table:name="2378559" table:display="true" table:show-details="true"/>
                <table:data-pilot-member table:name="2378673" table:display="true" table:show-details="true"/>
                <table:data-pilot-member table:name="2384091" table:display="true" table:show-details="true"/>
                <table:data-pilot-member table:name="2387115" table:display="true" table:show-details="true"/>
                <table:data-pilot-member table:name="2388029" table:display="true" table:show-details="true"/>
                <table:data-pilot-member table:name="2391906" table:display="true" table:show-details="true"/>
                <table:data-pilot-member table:name="2392331" table:display="true" table:show-details="true"/>
                <table:data-pilot-member table:name="2396462" table:display="true" table:show-details="true"/>
                <table:data-pilot-member table:name="2396681" table:display="true" table:show-details="true"/>
                <table:data-pilot-member table:name="2400153" table:display="true" table:show-details="true"/>
                <table:data-pilot-member table:name="2402692" table:display="true" table:show-details="true"/>
                <table:data-pilot-member table:name="2403304" table:display="true" table:show-details="true"/>
                <table:data-pilot-member table:name="2405832" table:display="true" table:show-details="true"/>
                <table:data-pilot-member table:name="2411500" table:display="true" table:show-details="true"/>
                <table:data-pilot-member table:name="2412770" table:display="true" table:show-details="true"/>
                <table:data-pilot-member table:name="2415570" table:display="true" table:show-details="true"/>
                <table:data-pilot-member table:name="2419114" table:display="true" table:show-details="true"/>
                <table:data-pilot-member table:name="2428095" table:display="true" table:show-details="true"/>
                <table:data-pilot-member table:name="2430094" table:display="true" table:show-details="true"/>
                <table:data-pilot-member table:name="2431388" table:display="true" table:show-details="true"/>
                <table:data-pilot-member table:name="2433189" table:display="true" table:show-details="true"/>
                <table:data-pilot-member table:name="2434370" table:display="true" table:show-details="true"/>
                <table:data-pilot-member table:name="2435170" table:display="true" table:show-details="true"/>
                <table:data-pilot-member table:name="2437211" table:display="true" table:show-details="true"/>
                <table:data-pilot-member table:name="2438967" table:display="true" table:show-details="true"/>
                <table:data-pilot-member table:name="2446801" table:display="true" table:show-details="true"/>
                <table:data-pilot-member table:name="2447177" table:display="true" table:show-details="true"/>
                <table:data-pilot-member table:name="2447687" table:display="true" table:show-details="true"/>
                <table:data-pilot-member table:name="2449302" table:display="true" table:show-details="true"/>
                <table:data-pilot-member table:name="2452596" table:display="true" table:show-details="true"/>
                <table:data-pilot-member table:name="2453649" table:display="true" table:show-details="true"/>
                <table:data-pilot-member table:name="2455410" table:display="true" table:show-details="true"/>
                <table:data-pilot-member table:name="2455536" table:display="true" table:show-details="true"/>
                <table:data-pilot-member table:name="2457133" table:display="true" table:show-details="true"/>
                <table:data-pilot-member table:name="2459525" table:display="true" table:show-details="true"/>
                <table:data-pilot-member table:name="2462929" table:display="true" table:show-details="true"/>
                <table:data-pilot-member table:name="2465392" table:display="true" table:show-details="true"/>
                <table:data-pilot-member table:name="2465709" table:display="true" table:show-details="true"/>
                <table:data-pilot-member table:name="2466574" table:display="true" table:show-details="true"/>
                <table:data-pilot-member table:name="2470786" table:display="true" table:show-details="true"/>
                <table:data-pilot-member table:name="2470969" table:display="true" table:show-details="true"/>
                <table:data-pilot-member table:name="2471408" table:display="true" table:show-details="true"/>
                <table:data-pilot-member table:name="2472123" table:display="true" table:show-details="true"/>
                <table:data-pilot-member table:name="2476445" table:display="true" table:show-details="true"/>
                <table:data-pilot-member table:name="2476884" table:display="true" table:show-details="true"/>
                <table:data-pilot-member table:name="2478287" table:display="true" table:show-details="true"/>
                <table:data-pilot-member table:name="2484025" table:display="true" table:show-details="true"/>
                <table:data-pilot-member table:name="2484580" table:display="true" table:show-details="true"/>
                <table:data-pilot-member table:name="2485134" table:display="true" table:show-details="true"/>
                <table:data-pilot-member table:name="2485430" table:display="true" table:show-details="true"/>
                <table:data-pilot-member table:name="2485770" table:display="true" table:show-details="true"/>
                <table:data-pilot-member table:name="2487162" table:display="true" table:show-details="true"/>
                <table:data-pilot-member table:name="2487398" table:display="true" table:show-details="true"/>
                <table:data-pilot-member table:name="2487987" table:display="true" table:show-details="true"/>
                <table:data-pilot-member table:name="2490503" table:display="true" table:show-details="true"/>
                <table:data-pilot-member table:name="2493162" table:display="true" table:show-details="true"/>
                <table:data-pilot-member table:name="2499002" table:display="true" table:show-details="true"/>
                <table:data-pilot-member table:name="2499460" table:display="true" table:show-details="true"/>
                <table:data-pilot-member table:name="2499461" table:display="true" table:show-details="true"/>
                <table:data-pilot-member table:name="2500396" table:display="true" table:show-details="true"/>
                <table:data-pilot-member table:name="2503924" table:display="true" table:show-details="true"/>
                <table:data-pilot-member table:name="2506510" table:display="true" table:show-details="true"/>
                <table:data-pilot-member table:name="2506809" table:display="true" table:show-details="true"/>
                <table:data-pilot-member table:name="2506859" table:display="true" table:show-details="true"/>
                <table:data-pilot-member table:name="2507365" table:display="true" table:show-details="true"/>
                <table:data-pilot-member table:name="2509058" table:display="true" table:show-details="true"/>
                <table:data-pilot-member table:name="2510294" table:display="true" table:show-details="true"/>
                <table:data-pilot-member table:name="2510926" table:display="true" table:show-details="true"/>
                <table:data-pilot-member table:name="2512237" table:display="true" table:show-details="true"/>
                <table:data-pilot-member table:name="2512315" table:display="true" table:show-details="true"/>
                <table:data-pilot-member table:name="2512598" table:display="true" table:show-details="true"/>
                <table:data-pilot-member table:name="2513231" table:display="true" table:show-details="true"/>
                <table:data-pilot-member table:name="2514673" table:display="true" table:show-details="true"/>
                <table:data-pilot-member table:name="2515902" table:display="true" table:show-details="true"/>
                <table:data-pilot-member table:name="2517826" table:display="true" table:show-details="true"/>
                <table:data-pilot-member table:name="2519399" table:display="true" table:show-details="true"/>
                <table:data-pilot-member table:name="2521897" table:display="true" table:show-details="true"/>
                <table:data-pilot-member table:name="2522563" table:display="true" table:show-details="true"/>
                <table:data-pilot-member table:name="2526835" table:display="true" table:show-details="true"/>
                <table:data-pilot-member table:name="2526961" table:display="true" table:show-details="true"/>
                <table:data-pilot-member table:name="2533184" table:display="true" table:show-details="true"/>
                <table:data-pilot-member table:name="2538384" table:display="true" table:show-details="true"/>
                <table:data-pilot-member table:name="2541581" table:display="true" table:show-details="true"/>
                <table:data-pilot-member table:name="2542118" table:display="true" table:show-details="true"/>
                <table:data-pilot-member table:name="2542365" table:display="true" table:show-details="true"/>
                <table:data-pilot-member table:name="2542643" table:display="true" table:show-details="true"/>
                <table:data-pilot-member table:name="2543689" table:display="true" table:show-details="true"/>
                <table:data-pilot-member table:name="2544350" table:display="true" table:show-details="true"/>
                <table:data-pilot-member table:name="2545742" table:display="true" table:show-details="true"/>
                <table:data-pilot-member table:name="2546029" table:display="true" table:show-details="true"/>
                <table:data-pilot-member table:name="2547611" table:display="true" table:show-details="true"/>
                <table:data-pilot-member table:name="2547889" table:display="true" table:show-details="true"/>
                <table:data-pilot-member table:name="2550459" table:display="true" table:show-details="true"/>
                <table:data-pilot-member table:name="2552194" table:display="true" table:show-details="true"/>
                <table:data-pilot-member table:name="2552395" table:display="true" table:show-details="true"/>
                <table:data-pilot-member table:name="2555333" table:display="true" table:show-details="true"/>
                <table:data-pilot-member table:name="2555342" table:display="true" table:show-details="true"/>
                <table:data-pilot-member table:name="2555578" table:display="true" table:show-details="true"/>
                <table:data-pilot-member table:name="2559244" table:display="true" table:show-details="true"/>
                <table:data-pilot-member table:name="2559307" table:display="true" table:show-details="true"/>
                <table:data-pilot-member table:name="2561109" table:display="true" table:show-details="true"/>
                <table:data-pilot-member table:name="2561911" table:display="true" table:show-details="true"/>
                <table:data-pilot-member table:name="2567986" table:display="true" table:show-details="true"/>
                <table:data-pilot-member table:name="2570613" table:display="true" table:show-details="true"/>
                <table:data-pilot-member table:name="2571924" table:display="true" table:show-details="true"/>
                <table:data-pilot-member table:name="2575985" table:display="true" table:show-details="true"/>
                <table:data-pilot-member table:name="2576965" table:display="true" table:show-details="true"/>
                <table:data-pilot-member table:name="2581007" table:display="true" table:show-details="true"/>
                <table:data-pilot-member table:name="2582580" table:display="true" table:show-details="true"/>
                <table:data-pilot-member table:name="2584444" table:display="true" table:show-details="true"/>
                <table:data-pilot-member table:name="2590499" table:display="true" table:show-details="true"/>
                <table:data-pilot-member table:name="2591470" table:display="true" table:show-details="true"/>
                <table:data-pilot-member table:name="2594171" table:display="true" table:show-details="true"/>
                <table:data-pilot-member table:name="2594337" table:display="true" table:show-details="true"/>
                <table:data-pilot-member table:name="2594661" table:display="true" table:show-details="true"/>
                <table:data-pilot-member table:name="2602446" table:display="true" table:show-details="true"/>
                <table:data-pilot-member table:name="2602631" table:display="true" table:show-details="true"/>
                <table:data-pilot-member table:name="2605291" table:display="true" table:show-details="true"/>
                <table:data-pilot-member table:name="2606266" table:display="true" table:show-details="true"/>
                <table:data-pilot-member table:name="2608088" table:display="true" table:show-details="true"/>
                <table:data-pilot-member table:name="2608209" table:display="true" table:show-details="true"/>
                <table:data-pilot-member table:name="2611324" table:display="true" table:show-details="true"/>
                <table:data-pilot-member table:name="2613346" table:display="true" table:show-details="true"/>
                <table:data-pilot-member table:name="2615115" table:display="true" table:show-details="true"/>
                <table:data-pilot-member table:name="2615691" table:display="true" table:show-details="true"/>
                <table:data-pilot-member table:name="2616158" table:display="true" table:show-details="true"/>
                <table:data-pilot-member table:name="2616771" table:display="true" table:show-details="true"/>
                <table:data-pilot-member table:name="2619406" table:display="true" table:show-details="true"/>
                <table:data-pilot-member table:name="2620276" table:display="true" table:show-details="true"/>
                <table:data-pilot-member table:name="2623947" table:display="true" table:show-details="true"/>
                <table:data-pilot-member table:name="2624250" table:display="true" table:show-details="true"/>
                <table:data-pilot-member table:name="2627564" table:display="true" table:show-details="true"/>
                <table:data-pilot-member table:name="2632030" table:display="true" table:show-details="true"/>
                <table:data-pilot-member table:name="2634215" table:display="true" table:show-details="true"/>
                <table:data-pilot-member table:name="2635312" table:display="true" table:show-details="true"/>
                <table:data-pilot-member table:name="2637667" table:display="true" table:show-details="true"/>
                <table:data-pilot-member table:name="2642083" table:display="true" table:show-details="true"/>
                <table:data-pilot-member table:name="2644981" table:display="true" table:show-details="true"/>
                <table:data-pilot-member table:name="2647897" table:display="true" table:show-details="true"/>
                <table:data-pilot-member table:name="2648268" table:display="true" table:show-details="true"/>
                <table:data-pilot-member table:name="2649808" table:display="true" table:show-details="true"/>
                <table:data-pilot-member table:name="2658558" table:display="true" table:show-details="true"/>
                <table:data-pilot-member table:name="2664549" table:display="true" table:show-details="true"/>
                <table:data-pilot-member table:name="2669717" table:display="true" table:show-details="true"/>
                <table:data-pilot-member table:name="2669860" table:display="true" table:show-details="true"/>
                <table:data-pilot-member table:name="2673635" table:display="true" table:show-details="true"/>
                <table:data-pilot-member table:name="2675686" table:display="true" table:show-details="true"/>
                <table:data-pilot-member table:name="2688032" table:display="true" table:show-details="true"/>
                <table:data-pilot-member table:name="2688640" table:display="true" table:show-details="true"/>
                <table:data-pilot-member table:name="2699580" table:display="true" table:show-details="true"/>
                <table:data-pilot-member table:name="2700723" table:display="true" table:show-details="true"/>
                <table:data-pilot-member table:name="2705399" table:display="true" table:show-details="true"/>
                <table:data-pilot-member table:name="2707986" table:display="true" table:show-details="true"/>
                <table:data-pilot-member table:name="2711222" table:display="true" table:show-details="true"/>
                <table:data-pilot-member table:name="2716428" table:display="true" table:show-details="true"/>
                <table:data-pilot-member table:name="2716812" table:display="true" table:show-details="true"/>
                <table:data-pilot-member table:name="2716828" table:display="true" table:show-details="true"/>
                <table:data-pilot-member table:name="2719643" table:display="true" table:show-details="true"/>
                <table:data-pilot-member table:name="2725000" table:display="true" table:show-details="true"/>
                <table:data-pilot-member table:name="2727355" table:display="true" table:show-details="true"/>
                <table:data-pilot-member table:name="2727860" table:display="true" table:show-details="true"/>
                <table:data-pilot-member table:name="2728786" table:display="true" table:show-details="true"/>
                <table:data-pilot-member table:name="2730515" table:display="true" table:show-details="true"/>
                <table:data-pilot-member table:name="2730936" table:display="true" table:show-details="true"/>
                <table:data-pilot-member table:name="2732770" table:display="true" table:show-details="true"/>
                <table:data-pilot-member table:name="2742882" table:display="true" table:show-details="true"/>
                <table:data-pilot-member table:name="2748718" table:display="true" table:show-details="true"/>
                <table:data-pilot-member table:name="2772903" table:display="true" table:show-details="true"/>
                <table:data-pilot-member table:name="2776960" table:display="true" table:show-details="true"/>
                <table:data-pilot-member table:name="2792670" table:display="true" table:show-details="true"/>
                <table:data-pilot-member table:name="2795369" table:display="true" table:show-details="true"/>
                <table:data-pilot-member table:name="28829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5T21:42:57.260000000</meta:creation-date>
    <dc:date>2022-07-15T21:58:08.585000000</dc:date>
    <meta:editing-duration>PT14M34S</meta:editing-duration>
    <meta:editing-cycles>6</meta:editing-cycles>
    <meta:generator>LibreOffice/7.1.3.2$Windows_X86_64 LibreOffice_project/47f78053abe362b9384784d31a6e56f8511eb1c1</meta:generator>
    <meta:document-statistic meta:table-count="3" meta:cell-count="2269" meta:object-count="0"/>
  </office:meta>
</office:document-meta>
</file>